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centration_trials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3" table:number-columns-repeated="16363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S1+</text:p>
          </table:table-cell>
          <table:table-cell office:value-type="string" table:style-name="ce1">
            <text:p>S3+</text:p>
          </table:table-cell>
          <table:table-cell office:value-type="string" table:style-name="ce1">
            <text:p>S9+</text:p>
          </table:table-cell>
          <table:table-cell office:value-type="string" table:style-name="ce1">
            <text:p>S27+</text:p>
          </table:table-cell>
          <table:table-cell office:value-type="string" table:style-name="ce1">
            <text:p>S81+</text:p>
          </table:table-cell>
          <table:table-cell office:value-type="string" table:style-name="ce1">
            <text:p>S1-</text:p>
          </table:table-cell>
          <table:table-cell office:value-type="string" table:style-name="ce1">
            <text:p>S3-</text:p>
          </table:table-cell>
          <table:table-cell office:value-type="string" table:style-name="ce1">
            <text:p>S9-</text:p>
          </table:table-cell>
          <table:table-cell office:value-type="string" table:style-name="ce1">
            <text:p>S27-</text:p>
          </table:table-cell>
          <table:table-cell office:value-type="string" table:style-name="ce1">
            <text:p>S81-</text:p>
          </table:table-cell>
          <table:table-cell office:value-type="string" table:style-name="ce1">
            <text:p>A1+</text:p>
          </table:table-cell>
          <table:table-cell office:value-type="string" table:style-name="ce1">
            <text:p>A3+</text:p>
          </table:table-cell>
          <table:table-cell office:value-type="string" table:style-name="ce1">
            <text:p>A9+</text:p>
          </table:table-cell>
          <table:table-cell office:value-type="string" table:style-name="ce1">
            <text:p>A27+</text:p>
          </table:table-cell>
          <table:table-cell office:value-type="string" table:style-name="ce1">
            <text:p>A81+</text:p>
          </table:table-cell>
          <table:table-cell office:value-type="string" table:style-name="ce1">
            <text:p>A1-</text:p>
          </table:table-cell>
          <table:table-cell office:value-type="string" table:style-name="ce1">
            <text:p>A3-</text:p>
          </table:table-cell>
          <table:table-cell office:value-type="string" table:style-name="ce1">
            <text:p>A9-</text:p>
          </table:table-cell>
          <table:table-cell office:value-type="string" table:style-name="ce1">
            <text:p>A27-</text:p>
          </table:table-cell>
          <table:table-cell office:value-type="string" table:style-name="ce1">
            <text:p>A81-</text:p>
          </table:table-cell>
          <table:table-cell table:number-columns-repeated="1636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516613750000001" table:style-name="ce1">
            <text:p>1,251661375</text:p>
          </table:table-cell>
          <table:table-cell office:value-type="float" office:value="0.89243852099999998" table:style-name="ce1">
            <text:p>0,892438521</text:p>
          </table:table-cell>
          <table:table-cell office:value-type="float" office:value="0.90831769399999995" table:style-name="ce1">
            <text:p>0,908317694</text:p>
          </table:table-cell>
          <table:table-cell office:value-type="float" office:value="0.93304570200000003" table:style-name="ce1">
            <text:p>0,933045702</text:p>
          </table:table-cell>
          <table:table-cell office:value-type="float" office:value="0.94392656200000002" table:style-name="ce1">
            <text:p>0,943926562</text:p>
          </table:table-cell>
          <table:table-cell office:value-type="float" office:value="1.1516823839999999" table:style-name="ce1">
            <text:p>1,151682384</text:p>
          </table:table-cell>
          <table:table-cell office:value-type="float" office:value="0.85530450800000002" table:style-name="ce1">
            <text:p>0,855304508</text:p>
          </table:table-cell>
          <table:table-cell office:value-type="float" office:value="0.83176549" table:style-name="ce1">
            <text:p>0,83176549</text:p>
          </table:table-cell>
          <table:table-cell office:value-type="float" office:value="0.76259896400000005" table:style-name="ce1">
            <text:p>0,762598964</text:p>
          </table:table-cell>
          <table:table-cell office:value-type="float" office:value="0.722243788" table:style-name="ce1">
            <text:p>0,722243788</text:p>
          </table:table-cell>
          <table:table-cell office:value-type="float" office:value="1.2283832750000001" table:style-name="ce1">
            <text:p>1,228383275</text:p>
          </table:table-cell>
          <table:table-cell office:value-type="float" office:value="1.190237617" table:style-name="ce1">
            <text:p>1,190237617</text:p>
          </table:table-cell>
          <table:table-cell office:value-type="float" office:value="0.93688467799999997" table:style-name="ce1">
            <text:p>0,936884678</text:p>
          </table:table-cell>
          <table:table-cell office:value-type="float" office:value="0.80404481500000002" table:style-name="ce1">
            <text:p>0,804044815</text:p>
          </table:table-cell>
          <table:table-cell office:value-type="float" office:value="0.721581005" table:style-name="ce1">
            <text:p>0,721581005</text:p>
          </table:table-cell>
          <table:table-cell office:value-type="float" office:value="1.152529218" table:style-name="ce1">
            <text:p>1,152529218</text:p>
          </table:table-cell>
          <table:table-cell office:value-type="float" office:value="1.0136009070000001" table:style-name="ce1">
            <text:p>1,013600907</text:p>
          </table:table-cell>
          <table:table-cell office:value-type="float" office:value="0.88077066199999998" table:style-name="ce1">
            <text:p>0,880770662</text:p>
          </table:table-cell>
          <table:table-cell office:value-type="float" office:value="0.79160829700000002" table:style-name="ce1">
            <text:p>0,791608297</text:p>
          </table:table-cell>
          <table:table-cell office:value-type="float" office:value="0.79361446300000005" table:style-name="ce1">
            <text:p>0,793614463</text:p>
          </table:table-cell>
          <table:table-cell table:number-columns-repeated="1636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3124157569999999" table:style-name="ce1">
            <text:p>1,312415757</text:p>
          </table:table-cell>
          <table:table-cell office:value-type="float" office:value="0.90148307800000005" table:style-name="ce1">
            <text:p>0,901483078</text:p>
          </table:table-cell>
          <table:table-cell office:value-type="float" office:value="0.91521499500000003" table:style-name="ce1">
            <text:p>0,915214995</text:p>
          </table:table-cell>
          <table:table-cell office:value-type="float" office:value="0.93748469000000001" table:style-name="ce1">
            <text:p>0,93748469</text:p>
          </table:table-cell>
          <table:table-cell office:value-type="float" office:value="0.94448817900000004" table:style-name="ce1">
            <text:p>0,944488179</text:p>
          </table:table-cell>
          <table:table-cell office:value-type="float" office:value="1.2210184550000001" table:style-name="ce1">
            <text:p>1,221018455</text:p>
          </table:table-cell>
          <table:table-cell office:value-type="float" office:value="0.88777231599999995" table:style-name="ce1">
            <text:p>0,887772316</text:p>
          </table:table-cell>
          <table:table-cell office:value-type="float" office:value="0.85185653500000003" table:style-name="ce1">
            <text:p>0,851856535</text:p>
          </table:table-cell>
          <table:table-cell office:value-type="float" office:value="0.77261514200000003" table:style-name="ce1">
            <text:p>0,772615142</text:p>
          </table:table-cell>
          <table:table-cell office:value-type="float" office:value="0.73202893800000002" table:style-name="ce1">
            <text:p>0,732028938</text:p>
          </table:table-cell>
          <table:table-cell office:value-type="float" office:value="1.2947831400000001" table:style-name="ce1">
            <text:p>1,29478314</text:p>
          </table:table-cell>
          <table:table-cell office:value-type="float" office:value="1.2245899790000001" table:style-name="ce1">
            <text:p>1,224589979</text:p>
          </table:table-cell>
          <table:table-cell office:value-type="float" office:value="0.94501126300000005" table:style-name="ce1">
            <text:p>0,945011263</text:p>
          </table:table-cell>
          <table:table-cell office:value-type="float" office:value="0.807683504" table:style-name="ce1">
            <text:p>0,807683504</text:p>
          </table:table-cell>
          <table:table-cell office:value-type="float" office:value="0.72613381399999999" table:style-name="ce1">
            <text:p>0,726133814</text:p>
          </table:table-cell>
          <table:table-cell office:value-type="float" office:value="1.274034071" table:style-name="ce1">
            <text:p>1,274034071</text:p>
          </table:table-cell>
          <table:table-cell office:value-type="float" office:value="1.0709656999999999" table:style-name="ce1">
            <text:p>1,0709657</text:p>
          </table:table-cell>
          <table:table-cell office:value-type="float" office:value="0.91017540200000002" table:style-name="ce1">
            <text:p>0,910175402</text:p>
          </table:table-cell>
          <table:table-cell office:value-type="float" office:value="0.80052243499999998" table:style-name="ce1">
            <text:p>0,800522435</text:p>
          </table:table-cell>
          <table:table-cell office:value-type="float" office:value="0.80445787000000002" table:style-name="ce1">
            <text:p>0,80445787</text:p>
          </table:table-cell>
          <table:table-cell table:number-columns-repeated="1636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37317014" table:style-name="ce1">
            <text:p>1,37317014</text:p>
          </table:table-cell>
          <table:table-cell office:value-type="float" office:value="0.910527635" table:style-name="ce1">
            <text:p>0,910527635</text:p>
          </table:table-cell>
          <table:table-cell office:value-type="float" office:value="0.92211229699999997" table:style-name="ce1">
            <text:p>0,922112297</text:p>
          </table:table-cell>
          <table:table-cell office:value-type="float" office:value="0.94192367799999999" table:style-name="ce1">
            <text:p>0,941923678</text:p>
          </table:table-cell>
          <table:table-cell office:value-type="float" office:value="0.94504979600000005" table:style-name="ce1">
            <text:p>0,945049796</text:p>
          </table:table-cell>
          <table:table-cell office:value-type="float" office:value="1.290354526" table:style-name="ce1">
            <text:p>1,290354526</text:p>
          </table:table-cell>
          <table:table-cell office:value-type="float" office:value="0.92024012399999999" table:style-name="ce1">
            <text:p>0,920240124</text:p>
          </table:table-cell>
          <table:table-cell office:value-type="float" office:value="0.87194758100000003" table:style-name="ce1">
            <text:p>0,871947581</text:p>
          </table:table-cell>
          <table:table-cell office:value-type="float" office:value="0.78263132099999999" table:style-name="ce1">
            <text:p>0,782631321</text:p>
          </table:table-cell>
          <table:table-cell office:value-type="float" office:value="0.74181408900000001" table:style-name="ce1">
            <text:p>0,741814089</text:p>
          </table:table-cell>
          <table:table-cell office:value-type="float" office:value="1.361183005" table:style-name="ce1">
            <text:p>1,361183005</text:p>
          </table:table-cell>
          <table:table-cell office:value-type="float" office:value="1.258942341" table:style-name="ce1">
            <text:p>1,258942341</text:p>
          </table:table-cell>
          <table:table-cell office:value-type="float" office:value="0.95313784800000001" table:style-name="ce1">
            <text:p>0,953137848</text:p>
          </table:table-cell>
          <table:table-cell office:value-type="float" office:value="0.81132219400000005" table:style-name="ce1">
            <text:p>0,811322194</text:p>
          </table:table-cell>
          <table:table-cell office:value-type="float" office:value="0.73068662200000001" table:style-name="ce1">
            <text:p>0,730686622</text:p>
          </table:table-cell>
          <table:table-cell office:value-type="float" office:value="1.395538924" table:style-name="ce1">
            <text:p>1,395538924</text:p>
          </table:table-cell>
          <table:table-cell office:value-type="float" office:value="1.128330493" table:style-name="ce1">
            <text:p>1,128330493</text:p>
          </table:table-cell>
          <table:table-cell office:value-type="float" office:value="0.93958014199999995" table:style-name="ce1">
            <text:p>0,939580142</text:p>
          </table:table-cell>
          <table:table-cell office:value-type="float" office:value="0.80943657300000005" table:style-name="ce1">
            <text:p>0,809436573</text:p>
          </table:table-cell>
          <table:table-cell office:value-type="float" office:value="0.81530127799999996" table:style-name="ce1">
            <text:p>0,815301278</text:p>
          </table:table-cell>
          <table:table-cell table:number-columns-repeated="1636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443173348" table:style-name="ce1">
            <text:p>1,443173348</text:p>
          </table:table-cell>
          <table:table-cell office:value-type="float" office:value="0.92422721900000004" table:style-name="ce1">
            <text:p>0,924227219</text:p>
          </table:table-cell>
          <table:table-cell office:value-type="float" office:value="0.93103034699999998" table:style-name="ce1">
            <text:p>0,931030347</text:p>
          </table:table-cell>
          <table:table-cell office:value-type="float" office:value="0.94578081999999997" table:style-name="ce1">
            <text:p>0,94578082</text:p>
          </table:table-cell>
          <table:table-cell office:value-type="float" office:value="0.950390454" table:style-name="ce1">
            <text:p>0,950390454</text:p>
          </table:table-cell>
          <table:table-cell office:value-type="float" office:value="1.366039274" table:style-name="ce1">
            <text:p>1,366039274</text:p>
          </table:table-cell>
          <table:table-cell office:value-type="float" office:value="0.948386744" table:style-name="ce1">
            <text:p>0,948386744</text:p>
          </table:table-cell>
          <table:table-cell office:value-type="float" office:value="0.89410695299999998" table:style-name="ce1">
            <text:p>0,894106953</text:p>
          </table:table-cell>
          <table:table-cell office:value-type="float" office:value="0.794807712" table:style-name="ce1">
            <text:p>0,794807712</text:p>
          </table:table-cell>
          <table:table-cell office:value-type="float" office:value="0.75427888399999998" table:style-name="ce1">
            <text:p>0,754278884</text:p>
          </table:table-cell>
          <table:table-cell office:value-type="float" office:value="1.444168608" table:style-name="ce1">
            <text:p>1,444168608</text:p>
          </table:table-cell>
          <table:table-cell office:value-type="float" office:value="1.3035847620000001" table:style-name="ce1">
            <text:p>1,303584762</text:p>
          </table:table-cell>
          <table:table-cell office:value-type="float" office:value="0.97723245999999997" table:style-name="ce1">
            <text:p>0,97723246</text:p>
          </table:table-cell>
          <table:table-cell office:value-type="float" office:value="0.81330586699999996" table:style-name="ce1">
            <text:p>0,813305867</text:p>
          </table:table-cell>
          <table:table-cell office:value-type="float" office:value="0.73896170699999997" table:style-name="ce1">
            <text:p>0,738961707</text:p>
          </table:table-cell>
          <table:table-cell office:value-type="float" office:value="1.5375337010000001" table:style-name="ce1">
            <text:p>1,537533701</text:p>
          </table:table-cell>
          <table:table-cell office:value-type="float" office:value="1.197526734" table:style-name="ce1">
            <text:p>1,197526734</text:p>
          </table:table-cell>
          <table:table-cell office:value-type="float" office:value="0.96630038500000004" table:style-name="ce1">
            <text:p>0,966300385</text:p>
          </table:table-cell>
          <table:table-cell office:value-type="float" office:value="0.82106579700000004" table:style-name="ce1">
            <text:p>0,821065797</text:p>
          </table:table-cell>
          <table:table-cell office:value-type="float" office:value="0.82969627400000001" table:style-name="ce1">
            <text:p>0,829696274</text:p>
          </table:table-cell>
          <table:table-cell table:number-columns-repeated="1636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518260452" table:style-name="ce1">
            <text:p>1,518260452</text:p>
          </table:table-cell>
          <table:table-cell office:value-type="float" office:value="0.93495092000000002" table:style-name="ce1">
            <text:p>0,93495092</text:p>
          </table:table-cell>
          <table:table-cell office:value-type="float" office:value="0.94009328199999997" table:style-name="ce1">
            <text:p>0,940093282</text:p>
          </table:table-cell>
          <table:table-cell office:value-type="float" office:value="0.95565167399999995" table:style-name="ce1">
            <text:p>0,955651674</text:p>
          </table:table-cell>
          <table:table-cell office:value-type="float" office:value="0.95695260400000004" table:style-name="ce1">
            <text:p>0,956952604</text:p>
          </table:table-cell>
          <table:table-cell office:value-type="float" office:value="1.4471702609999999" table:style-name="ce1">
            <text:p>1,447170261</text:p>
          </table:table-cell>
          <table:table-cell office:value-type="float" office:value="0.97547150800000004" table:style-name="ce1">
            <text:p>0,975471508</text:p>
          </table:table-cell>
          <table:table-cell office:value-type="float" office:value="0.91363067600000003" table:style-name="ce1">
            <text:p>0,913630676</text:p>
          </table:table-cell>
          <table:table-cell office:value-type="float" office:value="0.805535267" table:style-name="ce1">
            <text:p>0,805535267</text:p>
          </table:table-cell>
          <table:table-cell office:value-type="float" office:value="0.765912072" table:style-name="ce1">
            <text:p>0,765912072</text:p>
          </table:table-cell>
          <table:table-cell office:value-type="float" office:value="1.546795312" table:style-name="ce1">
            <text:p>1,546795312</text:p>
          </table:table-cell>
          <table:table-cell office:value-type="float" office:value="1.3595397250000001" table:style-name="ce1">
            <text:p>1,359539725</text:p>
          </table:table-cell>
          <table:table-cell office:value-type="float" office:value="1.0057689510000001" table:style-name="ce1">
            <text:p>1,005768951</text:p>
          </table:table-cell>
          <table:table-cell office:value-type="float" office:value="0.81830684300000001" table:style-name="ce1">
            <text:p>0,818306843</text:p>
          </table:table-cell>
          <table:table-cell office:value-type="float" office:value="0.74912879899999996" table:style-name="ce1">
            <text:p>0,749128799</text:p>
          </table:table-cell>
          <table:table-cell office:value-type="float" office:value="1.707238152" table:style-name="ce1">
            <text:p>1,707238152</text:p>
          </table:table-cell>
          <table:table-cell office:value-type="float" office:value="1.2821164920000001" table:style-name="ce1">
            <text:p>1,282116492</text:p>
          </table:table-cell>
          <table:table-cell office:value-type="float" office:value="0.99969742800000005" table:style-name="ce1">
            <text:p>0,999697428</text:p>
          </table:table-cell>
          <table:table-cell office:value-type="float" office:value="0.82967904000000003" table:style-name="ce1">
            <text:p>0,82967904</text:p>
          </table:table-cell>
          <table:table-cell office:value-type="float" office:value="0.83947490300000005" table:style-name="ce1">
            <text:p>0,839474903</text:p>
          </table:table-cell>
          <table:table-cell table:number-columns-repeated="1636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6011733939999999" table:style-name="ce1">
            <text:p>1,601173394</text:p>
          </table:table-cell>
          <table:table-cell office:value-type="float" office:value="0.95117634699999998" table:style-name="ce1">
            <text:p>0,951176347</text:p>
          </table:table-cell>
          <table:table-cell office:value-type="float" office:value="0.94443134299999998" table:style-name="ce1">
            <text:p>0,944431343</text:p>
          </table:table-cell>
          <table:table-cell office:value-type="float" office:value="0.96707637800000001" table:style-name="ce1">
            <text:p>0,967076378</text:p>
          </table:table-cell>
          <table:table-cell office:value-type="float" office:value="0.97201664899999995" table:style-name="ce1">
            <text:p>0,972016649</text:p>
          </table:table-cell>
          <table:table-cell office:value-type="float" office:value="1.534331643" table:style-name="ce1">
            <text:p>1,534331643</text:p>
          </table:table-cell>
          <table:table-cell office:value-type="float" office:value="1.0039908799999999" table:style-name="ce1">
            <text:p>1,00399088</text:p>
          </table:table-cell>
          <table:table-cell office:value-type="float" office:value="0.93503569200000003" table:style-name="ce1">
            <text:p>0,935035692</text:p>
          </table:table-cell>
          <table:table-cell office:value-type="float" office:value="0.81562969600000002" table:style-name="ce1">
            <text:p>0,815629696</text:p>
          </table:table-cell>
          <table:table-cell office:value-type="float" office:value="0.78312085799999998" table:style-name="ce1">
            <text:p>0,783120858</text:p>
          </table:table-cell>
          <table:table-cell office:value-type="float" office:value="1.6667312240000001" table:style-name="ce1">
            <text:p>1,666731224</text:p>
          </table:table-cell>
          <table:table-cell office:value-type="float" office:value="1.432277657" table:style-name="ce1">
            <text:p>1,432277657</text:p>
          </table:table-cell>
          <table:table-cell office:value-type="float" office:value="1.0467394240000001" table:style-name="ce1">
            <text:p>1,046739424</text:p>
          </table:table-cell>
          <table:table-cell office:value-type="float" office:value="0.81927075699999996" table:style-name="ce1">
            <text:p>0,819270757</text:p>
          </table:table-cell>
          <table:table-cell office:value-type="float" office:value="0.75697883700000002" table:style-name="ce1">
            <text:p>0,756978837</text:p>
          </table:table-cell>
          <table:table-cell office:value-type="float" office:value="1.8979074549999999" table:style-name="ce1">
            <text:p>1,897907455</text:p>
          </table:table-cell>
          <table:table-cell office:value-type="float" office:value="1.3843943240000001" table:style-name="ce1">
            <text:p>1,384394324</text:p>
          </table:table-cell>
          <table:table-cell office:value-type="float" office:value="1.040935913" table:style-name="ce1">
            <text:p>1,040935913</text:p>
          </table:table-cell>
          <table:table-cell office:value-type="float" office:value="0.83663037200000001" table:style-name="ce1">
            <text:p>0,836630372</text:p>
          </table:table-cell>
          <table:table-cell office:value-type="float" office:value="0.84870856800000005" table:style-name="ce1">
            <text:p>0,848708568</text:p>
          </table:table-cell>
          <table:table-cell table:number-columns-repeated="1636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6844222069999999" table:style-name="ce1">
            <text:p>1,684422207</text:p>
          </table:table-cell>
          <table:table-cell office:value-type="float" office:value="0.96725700800000003" table:style-name="ce1">
            <text:p>0,967257008</text:p>
          </table:table-cell>
          <table:table-cell office:value-type="float" office:value="0.94989589900000004" table:style-name="ce1">
            <text:p>0,949895899</text:p>
          </table:table-cell>
          <table:table-cell office:value-type="float" office:value="0.97228987700000002" table:style-name="ce1">
            <text:p>0,972289877</text:p>
          </table:table-cell>
          <table:table-cell office:value-type="float" office:value="0.98511397599999995" table:style-name="ce1">
            <text:p>0,985113976</text:p>
          </table:table-cell>
          <table:table-cell office:value-type="float" office:value="1.616450613" table:style-name="ce1">
            <text:p>1,616450613</text:p>
          </table:table-cell>
          <table:table-cell office:value-type="float" office:value="1.0323356699999999" table:style-name="ce1">
            <text:p>1,03233567</text:p>
          </table:table-cell>
          <table:table-cell office:value-type="float" office:value="0.95703500500000005" table:style-name="ce1">
            <text:p>0,957035005</text:p>
          </table:table-cell>
          <table:table-cell office:value-type="float" office:value="0.82614146700000002" table:style-name="ce1">
            <text:p>0,826141467</text:p>
          </table:table-cell>
          <table:table-cell office:value-type="float" office:value="0.79134377499999997" table:style-name="ce1">
            <text:p>0,791343775</text:p>
          </table:table-cell>
          <table:table-cell office:value-type="float" office:value="1.7783764010000001" table:style-name="ce1">
            <text:p>1,778376401</text:p>
          </table:table-cell>
          <table:table-cell office:value-type="float" office:value="1.5104508000000001" table:style-name="ce1">
            <text:p>1,5104508</text:p>
          </table:table-cell>
          <table:table-cell office:value-type="float" office:value="1.0847405539999999" table:style-name="ce1">
            <text:p>1,084740554</text:p>
          </table:table-cell>
          <table:table-cell office:value-type="float" office:value="0.82662283199999997" table:style-name="ce1">
            <text:p>0,826622832</text:p>
          </table:table-cell>
          <table:table-cell office:value-type="float" office:value="0.76251512300000002" table:style-name="ce1">
            <text:p>0,762515123</text:p>
          </table:table-cell>
          <table:table-cell office:value-type="float" office:value="2.101975913" table:style-name="ce1">
            <text:p>2,101975913</text:p>
          </table:table-cell>
          <table:table-cell office:value-type="float" office:value="1.490284763" table:style-name="ce1">
            <text:p>1,490284763</text:p>
          </table:table-cell>
          <table:table-cell office:value-type="float" office:value="1.0908472600000001" table:style-name="ce1">
            <text:p>1,09084726</text:p>
          </table:table-cell>
          <table:table-cell office:value-type="float" office:value="0.84383602099999999" table:style-name="ce1">
            <text:p>0,843836021</text:p>
          </table:table-cell>
          <table:table-cell office:value-type="float" office:value="0.85536319699999996" table:style-name="ce1">
            <text:p>0,855363197</text:p>
          </table:table-cell>
          <table:table-cell table:number-columns-repeated="1636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7606335070000001" table:style-name="ce1">
            <text:p>1,760633507</text:p>
          </table:table-cell>
          <table:table-cell office:value-type="float" office:value="0.98528654400000004" table:style-name="ce1">
            <text:p>0,985286544</text:p>
          </table:table-cell>
          <table:table-cell office:value-type="float" office:value="0.95790303200000004" table:style-name="ce1">
            <text:p>0,957903032</text:p>
          </table:table-cell>
          <table:table-cell office:value-type="float" office:value="0.981135545" table:style-name="ce1">
            <text:p>0,981135545</text:p>
          </table:table-cell>
          <table:table-cell office:value-type="float" office:value="0.99494756799999995" table:style-name="ce1">
            <text:p>0,994947568</text:p>
          </table:table-cell>
          <table:table-cell office:value-type="float" office:value="1.6904832919999999" table:style-name="ce1">
            <text:p>1,690483292</text:p>
          </table:table-cell>
          <table:table-cell office:value-type="float" office:value="1.0637862090000001" table:style-name="ce1">
            <text:p>1,063786209</text:p>
          </table:table-cell>
          <table:table-cell office:value-type="float" office:value="0.977615122" table:style-name="ce1">
            <text:p>0,977615122</text:p>
          </table:table-cell>
          <table:table-cell office:value-type="float" office:value="0.83600203200000001" table:style-name="ce1">
            <text:p>0,836002032</text:p>
          </table:table-cell>
          <table:table-cell office:value-type="float" office:value="0.80056067099999995" table:style-name="ce1">
            <text:p>0,800560671</text:p>
          </table:table-cell>
          <table:table-cell office:value-type="float" office:value="1.9004518370000001" table:style-name="ce1">
            <text:p>1,900451837</text:p>
          </table:table-cell>
          <table:table-cell office:value-type="float" office:value="1.5984901389999999" table:style-name="ce1">
            <text:p>1,598490139</text:p>
          </table:table-cell>
          <table:table-cell office:value-type="float" office:value="1.119956127" table:style-name="ce1">
            <text:p>1,119956127</text:p>
          </table:table-cell>
          <table:table-cell office:value-type="float" office:value="0.83210754300000001" table:style-name="ce1">
            <text:p>0,832107543</text:p>
          </table:table-cell>
          <table:table-cell office:value-type="float" office:value="0.76932858299999995" table:style-name="ce1">
            <text:p>0,769328583</text:p>
          </table:table-cell>
          <table:table-cell office:value-type="float" office:value="2.326325921" table:style-name="ce1">
            <text:p>2,326325921</text:p>
          </table:table-cell>
          <table:table-cell office:value-type="float" office:value="1.601166989" table:style-name="ce1">
            <text:p>1,601166989</text:p>
          </table:table-cell>
          <table:table-cell office:value-type="float" office:value="1.136758006" table:style-name="ce1">
            <text:p>1,136758006</text:p>
          </table:table-cell>
          <table:table-cell office:value-type="float" office:value="0.85102955999999996" table:style-name="ce1">
            <text:p>0,85102956</text:p>
          </table:table-cell>
          <table:table-cell office:value-type="float" office:value="0.86846657900000002" table:style-name="ce1">
            <text:p>0,868466579</text:p>
          </table:table-cell>
          <table:table-cell table:number-columns-repeated="1636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8360857370000001" table:style-name="ce1">
            <text:p>1,836085737</text:p>
          </table:table-cell>
          <table:table-cell office:value-type="float" office:value="0.99855537299999997" table:style-name="ce1">
            <text:p>0,998555373</text:p>
          </table:table-cell>
          <table:table-cell office:value-type="float" office:value="0.96295513799999999" table:style-name="ce1">
            <text:p>0,962955138</text:p>
          </table:table-cell>
          <table:table-cell office:value-type="float" office:value="0.98571325200000004" table:style-name="ce1">
            <text:p>0,985713252</text:p>
          </table:table-cell>
          <table:table-cell office:value-type="float" office:value="1.0045946610000001" table:style-name="ce1">
            <text:p>1,004594661</text:p>
          </table:table-cell>
          <table:table-cell office:value-type="float" office:value="1.7604435949999999" table:style-name="ce1">
            <text:p>1,760443595</text:p>
          </table:table-cell>
          <table:table-cell office:value-type="float" office:value="1.0873363220000001" table:style-name="ce1">
            <text:p>1,087336322</text:p>
          </table:table-cell>
          <table:table-cell office:value-type="float" office:value="0.99681605699999998" table:style-name="ce1">
            <text:p>0,996816057</text:p>
          </table:table-cell>
          <table:table-cell office:value-type="float" office:value="0.84455988900000001" table:style-name="ce1">
            <text:p>0,844559889</text:p>
          </table:table-cell>
          <table:table-cell office:value-type="float" office:value="0.80779714700000005" table:style-name="ce1">
            <text:p>0,807797147</text:p>
          </table:table-cell>
          <table:table-cell office:value-type="float" office:value="2.0330331739999998" table:style-name="ce1">
            <text:p>2,033033174</text:p>
          </table:table-cell>
          <table:table-cell office:value-type="float" office:value="1.702421033" table:style-name="ce1">
            <text:p>1,702421033</text:p>
          </table:table-cell>
          <table:table-cell office:value-type="float" office:value="1.1580204510000001" table:style-name="ce1">
            <text:p>1,158020451</text:p>
          </table:table-cell>
          <table:table-cell office:value-type="float" office:value="0.83565873400000001" table:style-name="ce1">
            <text:p>0,835658734</text:p>
          </table:table-cell>
          <table:table-cell office:value-type="float" office:value="0.77893394199999999" table:style-name="ce1">
            <text:p>0,778933942</text:p>
          </table:table-cell>
          <table:table-cell office:value-type="float" office:value="2.5621201949999999" table:style-name="ce1">
            <text:p>2,562120195</text:p>
          </table:table-cell>
          <table:table-cell office:value-type="float" office:value="1.715436255" table:style-name="ce1">
            <text:p>1,715436255</text:p>
          </table:table-cell>
          <table:table-cell office:value-type="float" office:value="1.186956275" table:style-name="ce1">
            <text:p>1,186956275</text:p>
          </table:table-cell>
          <table:table-cell office:value-type="float" office:value="0.85412375100000004" table:style-name="ce1">
            <text:p>0,854123751</text:p>
          </table:table-cell>
          <table:table-cell office:value-type="float" office:value="0.87578308500000002" table:style-name="ce1">
            <text:p>0,875783085</text:p>
          </table:table-cell>
          <table:table-cell table:number-columns-repeated="1636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90410013" table:style-name="ce1">
            <text:p>1,90410013</text:p>
          </table:table-cell>
          <table:table-cell office:value-type="float" office:value="1.0105278360000001" table:style-name="ce1">
            <text:p>1,010527836</text:p>
          </table:table-cell>
          <table:table-cell office:value-type="float" office:value="0.96971321300000002" table:style-name="ce1">
            <text:p>0,969713213</text:p>
          </table:table-cell>
          <table:table-cell office:value-type="float" office:value="0.99233609099999998" table:style-name="ce1">
            <text:p>0,992336091</text:p>
          </table:table-cell>
          <table:table-cell office:value-type="float" office:value="1.014526067" table:style-name="ce1">
            <text:p>1,014526067</text:p>
          </table:table-cell>
          <table:table-cell office:value-type="float" office:value="1.823568715" table:style-name="ce1">
            <text:p>1,823568715</text:p>
          </table:table-cell>
          <table:table-cell office:value-type="float" office:value="1.113673548" table:style-name="ce1">
            <text:p>1,113673548</text:p>
          </table:table-cell>
          <table:table-cell office:value-type="float" office:value="1.0118296550000001" table:style-name="ce1">
            <text:p>1,011829655</text:p>
          </table:table-cell>
          <table:table-cell office:value-type="float" office:value="0.85439348100000001" table:style-name="ce1">
            <text:p>0,854393481</text:p>
          </table:table-cell>
          <table:table-cell office:value-type="float" office:value="0.81517234100000002" table:style-name="ce1">
            <text:p>0,815172341</text:p>
          </table:table-cell>
          <table:table-cell office:value-type="float" office:value="2.1854153150000002" table:style-name="ce1">
            <text:p>2,185415315</text:p>
          </table:table-cell>
          <table:table-cell office:value-type="float" office:value="1.8184785210000001" table:style-name="ce1">
            <text:p>1,818478521</text:p>
          </table:table-cell>
          <table:table-cell office:value-type="float" office:value="1.2006147" table:style-name="ce1">
            <text:p>1,2006147</text:p>
          </table:table-cell>
          <table:table-cell office:value-type="float" office:value="0.83864888500000001" table:style-name="ce1">
            <text:p>0,838648885</text:p>
          </table:table-cell>
          <table:table-cell office:value-type="float" office:value="0.78542880800000003" table:style-name="ce1">
            <text:p>0,785428808</text:p>
          </table:table-cell>
          <table:table-cell office:value-type="float" office:value="2.8056860440000002" table:style-name="ce1">
            <text:p>2,805686044</text:p>
          </table:table-cell>
          <table:table-cell office:value-type="float" office:value="1.832125387" table:style-name="ce1">
            <text:p>1,832125387</text:p>
          </table:table-cell>
          <table:table-cell office:value-type="float" office:value="1.2378392439999999" table:style-name="ce1">
            <text:p>1,237839244</text:p>
          </table:table-cell>
          <table:table-cell office:value-type="float" office:value="0.85900971999999998" table:style-name="ce1">
            <text:p>0,85900972</text:p>
          </table:table-cell>
          <table:table-cell office:value-type="float" office:value="0.88349084700000002" table:style-name="ce1">
            <text:p>0,883490847</text:p>
          </table:table-cell>
          <table:table-cell table:number-columns-repeated="1636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976005794" table:style-name="ce1">
            <text:p>1,976005794</text:p>
          </table:table-cell>
          <table:table-cell office:value-type="float" office:value="1.0213632829999999" table:style-name="ce1">
            <text:p>1,021363283</text:p>
          </table:table-cell>
          <table:table-cell office:value-type="float" office:value="0.97644935399999999" table:style-name="ce1">
            <text:p>0,976449354</text:p>
          </table:table-cell>
          <table:table-cell office:value-type="float" office:value="1.006332005" table:style-name="ce1">
            <text:p>1,006332005</text:p>
          </table:table-cell>
          <table:table-cell office:value-type="float" office:value="1.0267952339999999" table:style-name="ce1">
            <text:p>1,026795234</text:p>
          </table:table-cell>
          <table:table-cell office:value-type="float" office:value="1.883048625" table:style-name="ce1">
            <text:p>1,883048625</text:p>
          </table:table-cell>
          <table:table-cell office:value-type="float" office:value="1.133402384" table:style-name="ce1">
            <text:p>1,133402384</text:p>
          </table:table-cell>
          <table:table-cell office:value-type="float" office:value="1.024594413" table:style-name="ce1">
            <text:p>1,024594413</text:p>
          </table:table-cell>
          <table:table-cell office:value-type="float" office:value="0.86020038600000004" table:style-name="ce1">
            <text:p>0,860200386</text:p>
          </table:table-cell>
          <table:table-cell office:value-type="float" office:value="0.82558629699999997" table:style-name="ce1">
            <text:p>0,825586297</text:p>
          </table:table-cell>
          <table:table-cell office:value-type="float" office:value="2.3419397420000001" table:style-name="ce1">
            <text:p>2,341939742</text:p>
          </table:table-cell>
          <table:table-cell office:value-type="float" office:value="1.9372687959999999" table:style-name="ce1">
            <text:p>1,937268796</text:p>
          </table:table-cell>
          <table:table-cell office:value-type="float" office:value="1.2499913300000001" table:style-name="ce1">
            <text:p>1,24999133</text:p>
          </table:table-cell>
          <table:table-cell office:value-type="float" office:value="0.83999220100000005" table:style-name="ce1">
            <text:p>0,839992201</text:p>
          </table:table-cell>
          <table:table-cell office:value-type="float" office:value="0.79125853700000004" table:style-name="ce1">
            <text:p>0,791258537</text:p>
          </table:table-cell>
          <table:table-cell office:value-type="float" office:value="3.0560187760000002" table:style-name="ce1">
            <text:p>3,056018776</text:p>
          </table:table-cell>
          <table:table-cell office:value-type="float" office:value="1.951074027" table:style-name="ce1">
            <text:p>1,951074027</text:p>
          </table:table-cell>
          <table:table-cell office:value-type="float" office:value="1.295247821" table:style-name="ce1">
            <text:p>1,295247821</text:p>
          </table:table-cell>
          <table:table-cell office:value-type="float" office:value="0.86354504099999996" table:style-name="ce1">
            <text:p>0,863545041</text:p>
          </table:table-cell>
          <table:table-cell office:value-type="float" office:value="0.89179201600000002" table:style-name="ce1">
            <text:p>0,891792016</text:p>
          </table:table-cell>
          <table:table-cell table:number-columns-repeated="1636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032401573" table:style-name="ce1">
            <text:p>2,032401573</text:p>
          </table:table-cell>
          <table:table-cell office:value-type="float" office:value="1.0277882810000001" table:style-name="ce1">
            <text:p>1,027788281</text:p>
          </table:table-cell>
          <table:table-cell office:value-type="float" office:value="0.98348639000000004" table:style-name="ce1">
            <text:p>0,98348639</text:p>
          </table:table-cell>
          <table:table-cell office:value-type="float" office:value="1.0132643670000001" table:style-name="ce1">
            <text:p>1,013264367</text:p>
          </table:table-cell>
          <table:table-cell office:value-type="float" office:value="1.032135891" table:style-name="ce1">
            <text:p>1,032135891</text:p>
          </table:table-cell>
          <table:table-cell office:value-type="float" office:value="1.9248590050000001" table:style-name="ce1">
            <text:p>1,924859005</text:p>
          </table:table-cell>
          <table:table-cell office:value-type="float" office:value="1.1511690080000001" table:style-name="ce1">
            <text:p>1,151169008</text:p>
          </table:table-cell>
          <table:table-cell office:value-type="float" office:value="1.0410402480000001" table:style-name="ce1">
            <text:p>1,041040248</text:p>
          </table:table-cell>
          <table:table-cell office:value-type="float" office:value="0.86510176900000002" table:style-name="ce1">
            <text:p>0,865101769</text:p>
          </table:table-cell>
          <table:table-cell office:value-type="float" office:value="0.82694573699999996" table:style-name="ce1">
            <text:p>0,826945737</text:p>
          </table:table-cell>
          <table:table-cell office:value-type="float" office:value="2.492221545" table:style-name="ce1">
            <text:p>2,492221545</text:p>
          </table:table-cell>
          <table:table-cell office:value-type="float" office:value="2.0435733150000002" table:style-name="ce1">
            <text:p>2,043573315</text:p>
          </table:table-cell>
          <table:table-cell office:value-type="float" office:value="1.2940753199999999" table:style-name="ce1">
            <text:p>1,29407532</text:p>
          </table:table-cell>
          <table:table-cell office:value-type="float" office:value="0.84267622399999997" table:style-name="ce1">
            <text:p>0,842676224</text:p>
          </table:table-cell>
          <table:table-cell office:value-type="float" office:value="0.79392886600000001" table:style-name="ce1">
            <text:p>0,793928866</text:p>
          </table:table-cell>
          <table:table-cell office:value-type="float" office:value="3.2971597629999998" table:style-name="ce1">
            <text:p>3,297159763</text:p>
          </table:table-cell>
          <table:table-cell office:value-type="float" office:value="2.0581150749999999" table:style-name="ce1">
            <text:p>2,058115075</text:p>
          </table:table-cell>
          <table:table-cell office:value-type="float" office:value="1.344065512" table:style-name="ce1">
            <text:p>1,344065512</text:p>
          </table:table-cell>
          <table:table-cell office:value-type="float" office:value="0.87050793299999996" table:style-name="ce1">
            <text:p>0,870507933</text:p>
          </table:table-cell>
          <table:table-cell office:value-type="float" office:value="0.90028229199999998" table:style-name="ce1">
            <text:p>0,900282292</text:p>
          </table:table-cell>
          <table:table-cell table:number-columns-repeated="1636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0811489320000001" table:style-name="ce1">
            <text:p>2,081148932</text:p>
          </table:table-cell>
          <table:table-cell office:value-type="float" office:value="1.0296663150000001" table:style-name="ce1">
            <text:p>1,029666315</text:p>
          </table:table-cell>
          <table:table-cell office:value-type="float" office:value="0.98847254500000004" table:style-name="ce1">
            <text:p>0,988472545</text:p>
          </table:table-cell>
          <table:table-cell office:value-type="float" office:value="1.022112481" table:style-name="ce1">
            <text:p>1,022112481</text:p>
          </table:table-cell>
          <table:table-cell office:value-type="float" office:value="1.0351262130000001" table:style-name="ce1">
            <text:p>1,035126213</text:p>
          </table:table-cell>
          <table:table-cell office:value-type="float" office:value="1.9627825189999999" table:style-name="ce1">
            <text:p>1,962782519</text:p>
          </table:table-cell>
          <table:table-cell office:value-type="float" office:value="1.1620296489999999" table:style-name="ce1">
            <text:p>1,162029649</text:p>
          </table:table-cell>
          <table:table-cell office:value-type="float" office:value="1.054695116" table:style-name="ce1">
            <text:p>1,054695116</text:p>
          </table:table-cell>
          <table:table-cell office:value-type="float" office:value="0.87370616199999995" table:style-name="ce1">
            <text:p>0,873706162</text:p>
          </table:table-cell>
          <table:table-cell office:value-type="float" office:value="0.84031694400000001" table:style-name="ce1">
            <text:p>0,840316944</text:p>
          </table:table-cell>
          <table:table-cell office:value-type="float" office:value="2.649225854" table:style-name="ce1">
            <text:p>2,649225854</text:p>
          </table:table-cell>
          <table:table-cell office:value-type="float" office:value="2.1124238709999998" table:style-name="ce1">
            <text:p>2,112423871</text:p>
          </table:table-cell>
          <table:table-cell office:value-type="float" office:value="1.3332016099999999" table:style-name="ce1">
            <text:p>1,33320161</text:p>
          </table:table-cell>
          <table:table-cell office:value-type="float" office:value="0.84341495399999999" table:style-name="ce1">
            <text:p>0,843414954</text:p>
          </table:table-cell>
          <table:table-cell office:value-type="float" office:value="0.80335815899999996" table:style-name="ce1">
            <text:p>0,803358159</text:p>
          </table:table-cell>
          <table:table-cell office:value-type="float" office:value="3.50819539" table:style-name="ce1">
            <text:p>3,50819539</text:p>
          </table:table-cell>
          <table:table-cell office:value-type="float" office:value="2.1589876430000001" table:style-name="ce1">
            <text:p>2,158987643</text:p>
          </table:table-cell>
          <table:table-cell office:value-type="float" office:value="1.388910082" table:style-name="ce1">
            <text:p>1,388910082</text:p>
          </table:table-cell>
          <table:table-cell office:value-type="float" office:value="0.87153180699999999" table:style-name="ce1">
            <text:p>0,871531807</text:p>
          </table:table-cell>
          <table:table-cell office:value-type="float" office:value="0.91070039800000002" table:style-name="ce1">
            <text:p>0,910700398</text:p>
          </table:table-cell>
          <table:table-cell table:number-columns-repeated="1636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1144309269999999" table:style-name="ce1">
            <text:p>2,114430927</text:p>
          </table:table-cell>
          <table:table-cell office:value-type="float" office:value="1.0283664720000001" table:style-name="ce1">
            <text:p>1,028366472</text:p>
          </table:table-cell>
          <table:table-cell office:value-type="float" office:value="0.98385571299999997" table:style-name="ce1">
            <text:p>0,983855713</text:p>
          </table:table-cell>
          <table:table-cell office:value-type="float" office:value="1.0161699390000001" table:style-name="ce1">
            <text:p>1,016169939</text:p>
          </table:table-cell>
          <table:table-cell office:value-type="float" office:value="1.0299616199999999" table:style-name="ce1">
            <text:p>1,02996162</text:p>
          </table:table-cell>
          <table:table-cell office:value-type="float" office:value="1.9910540960000001" table:style-name="ce1">
            <text:p>1,991054096</text:p>
          </table:table-cell>
          <table:table-cell office:value-type="float" office:value="1.1710925830000001" table:style-name="ce1">
            <text:p>1,171092583</text:p>
          </table:table-cell>
          <table:table-cell office:value-type="float" office:value="1.067440312" table:style-name="ce1">
            <text:p>1,067440312</text:p>
          </table:table-cell>
          <table:table-cell office:value-type="float" office:value="0.88832939099999997" table:style-name="ce1">
            <text:p>0,888329391</text:p>
          </table:table-cell>
          <table:table-cell office:value-type="float" office:value="0.84143109500000002" table:style-name="ce1">
            <text:p>0,841431095</text:p>
          </table:table-cell>
          <table:table-cell office:value-type="float" office:value="2.8060167499999999" table:style-name="ce1">
            <text:p>2,80601675</text:p>
          </table:table-cell>
          <table:table-cell office:value-type="float" office:value="2.1852190939999998" table:style-name="ce1">
            <text:p>2,185219094</text:p>
          </table:table-cell>
          <table:table-cell office:value-type="float" office:value="1.3645189360000001" table:style-name="ce1">
            <text:p>1,364518936</text:p>
          </table:table-cell>
          <table:table-cell office:value-type="float" office:value="0.84259805700000001" table:style-name="ce1">
            <text:p>0,842598057</text:p>
          </table:table-cell>
          <table:table-cell office:value-type="float" office:value="0.80934439000000002" table:style-name="ce1">
            <text:p>0,80934439</text:p>
          </table:table-cell>
          <table:table-cell office:value-type="float" office:value="3.6985940739999998" table:style-name="ce1">
            <text:p>3,698594074</text:p>
          </table:table-cell>
          <table:table-cell office:value-type="float" office:value="2.242869877" table:style-name="ce1">
            <text:p>2,242869877</text:p>
          </table:table-cell>
          <table:table-cell office:value-type="float" office:value="1.4265926" table:style-name="ce1">
            <text:p>1,4265926</text:p>
          </table:table-cell>
          <table:table-cell office:value-type="float" office:value="0.87134299500000001" table:style-name="ce1">
            <text:p>0,871342995</text:p>
          </table:table-cell>
          <table:table-cell office:value-type="float" office:value="0.91304794" table:style-name="ce1">
            <text:p>0,91304794</text:p>
          </table:table-cell>
          <table:table-cell table:number-columns-repeated="1636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1421354770000001" table:style-name="ce1">
            <text:p>2,142135477</text:p>
          </table:table-cell>
          <table:table-cell office:value-type="float" office:value="1.03125339" table:style-name="ce1">
            <text:p>1,03125339</text:p>
          </table:table-cell>
          <table:table-cell office:value-type="float" office:value="0.97763320200000003" table:style-name="ce1">
            <text:p>0,977633202</text:p>
          </table:table-cell>
          <table:table-cell office:value-type="float" office:value="1.0130210319999999" table:style-name="ce1">
            <text:p>1,013021032</text:p>
          </table:table-cell>
          <table:table-cell office:value-type="float" office:value="1.022609546" table:style-name="ce1">
            <text:p>1,022609546</text:p>
          </table:table-cell>
          <table:table-cell office:value-type="float" office:value="2.0209203179999999" table:style-name="ce1">
            <text:p>2,020920318</text:p>
          </table:table-cell>
          <table:table-cell office:value-type="float" office:value="1.181154408" table:style-name="ce1">
            <text:p>1,181154408</text:p>
          </table:table-cell>
          <table:table-cell office:value-type="float" office:value="1.0769772010000001" table:style-name="ce1">
            <text:p>1,076977201</text:p>
          </table:table-cell>
          <table:table-cell office:value-type="float" office:value="0.90007036100000004" table:style-name="ce1">
            <text:p>0,900070361</text:p>
          </table:table-cell>
          <table:table-cell office:value-type="float" office:value="0.844983708" table:style-name="ce1">
            <text:p>0,844983708</text:p>
          </table:table-cell>
          <table:table-cell office:value-type="float" office:value="2.9835691629999999" table:style-name="ce1">
            <text:p>2,983569163</text:p>
          </table:table-cell>
          <table:table-cell office:value-type="float" office:value="2.2796130990000001" table:style-name="ce1">
            <text:p>2,279613099</text:p>
          </table:table-cell>
          <table:table-cell office:value-type="float" office:value="1.4128782980000001" table:style-name="ce1">
            <text:p>1,412878298</text:p>
          </table:table-cell>
          <table:table-cell office:value-type="float" office:value="0.83895225299999998" table:style-name="ce1">
            <text:p>0,838952253</text:p>
          </table:table-cell>
          <table:table-cell office:value-type="float" office:value="0.81215035499999999" table:style-name="ce1">
            <text:p>0,812150355</text:p>
          </table:table-cell>
          <table:table-cell office:value-type="float" office:value="3.9262441479999999" table:style-name="ce1">
            <text:p>3,926244148</text:p>
          </table:table-cell>
          <table:table-cell office:value-type="float" office:value="2.3393286940000002" table:style-name="ce1">
            <text:p>2,339328694</text:p>
          </table:table-cell>
          <table:table-cell office:value-type="float" office:value="1.4699185340000001" table:style-name="ce1">
            <text:p>1,469918534</text:p>
          </table:table-cell>
          <table:table-cell office:value-type="float" office:value="0.86798292799999999" table:style-name="ce1">
            <text:p>0,867982928</text:p>
          </table:table-cell>
          <table:table-cell office:value-type="float" office:value="0.91944676999999997" table:style-name="ce1">
            <text:p>0,91944677</text:p>
          </table:table-cell>
          <table:table-cell table:number-columns-repeated="1636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172268785" table:style-name="ce1">
            <text:p>2,172268785</text:p>
          </table:table-cell>
          <table:table-cell office:value-type="float" office:value="1.0329637410000001" table:style-name="ce1">
            <text:p>1,032963741</text:p>
          </table:table-cell>
          <table:table-cell office:value-type="float" office:value="0.97466617" table:style-name="ce1">
            <text:p>0,97466617</text:p>
          </table:table-cell>
          <table:table-cell office:value-type="float" office:value="1.0059849270000001" table:style-name="ce1">
            <text:p>1,005984927</text:p>
          </table:table-cell>
          <table:table-cell office:value-type="float" office:value="1.0132143490000001" table:style-name="ce1">
            <text:p>1,013214349</text:p>
          </table:table-cell>
          <table:table-cell office:value-type="float" office:value="2.0405451160000001" table:style-name="ce1">
            <text:p>2,040545116</text:p>
          </table:table-cell>
          <table:table-cell office:value-type="float" office:value="1.189370805" table:style-name="ce1">
            <text:p>1,189370805</text:p>
          </table:table-cell>
          <table:table-cell office:value-type="float" office:value="1.0827982350000001" table:style-name="ce1">
            <text:p>1,082798235</text:p>
          </table:table-cell>
          <table:table-cell office:value-type="float" office:value="0.903294971" table:style-name="ce1">
            <text:p>0,903294971</text:p>
          </table:table-cell>
          <table:table-cell office:value-type="float" office:value="0.83873337800000003" table:style-name="ce1">
            <text:p>0,838733378</text:p>
          </table:table-cell>
          <table:table-cell office:value-type="float" office:value="3.186044646" table:style-name="ce1">
            <text:p>3,186044646</text:p>
          </table:table-cell>
          <table:table-cell office:value-type="float" office:value="2.4337716060000001" table:style-name="ce1">
            <text:p>2,433771606</text:p>
          </table:table-cell>
          <table:table-cell office:value-type="float" office:value="1.4706506500000001" table:style-name="ce1">
            <text:p>1,47065065</text:p>
          </table:table-cell>
          <table:table-cell office:value-type="float" office:value="0.83415986399999997" table:style-name="ce1">
            <text:p>0,834159864</text:p>
          </table:table-cell>
          <table:table-cell office:value-type="float" office:value="0.81183001300000002" table:style-name="ce1">
            <text:p>0,811830013</text:p>
          </table:table-cell>
          <table:table-cell office:value-type="float" office:value="4.2591563209999999" table:style-name="ce1">
            <text:p>4,259156321</text:p>
          </table:table-cell>
          <table:table-cell office:value-type="float" office:value="2.457370923" table:style-name="ce1">
            <text:p>2,457370923</text:p>
          </table:table-cell>
          <table:table-cell office:value-type="float" office:value="1.5167899330000001" table:style-name="ce1">
            <text:p>1,516789933</text:p>
          </table:table-cell>
          <table:table-cell office:value-type="float" office:value="0.864828186" table:style-name="ce1">
            <text:p>0,864828186</text:p>
          </table:table-cell>
          <table:table-cell office:value-type="float" office:value="0.92259875999999996" table:style-name="ce1">
            <text:p>0,92259876</text:p>
          </table:table-cell>
          <table:table-cell table:number-columns-repeated="1636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2065261270000001" table:style-name="ce1">
            <text:p>2,206526127</text:p>
          </table:table-cell>
          <table:table-cell office:value-type="float" office:value="1.0326529099999999" table:style-name="ce1">
            <text:p>1,03265291</text:p>
          </table:table-cell>
          <table:table-cell office:value-type="float" office:value="0.96917292200000005" table:style-name="ce1">
            <text:p>0,969172922</text:p>
          </table:table-cell>
          <table:table-cell office:value-type="float" office:value="0.99573725499999999" table:style-name="ce1">
            <text:p>0,995737255</text:p>
          </table:table-cell>
          <table:table-cell office:value-type="float" office:value="1.005271832" table:style-name="ce1">
            <text:p>1,005271832</text:p>
          </table:table-cell>
          <table:table-cell office:value-type="float" office:value="2.0633097509999998" table:style-name="ce1">
            <text:p>2,063309751</text:p>
          </table:table-cell>
          <table:table-cell office:value-type="float" office:value="1.1971746029999999" table:style-name="ce1">
            <text:p>1,197174603</text:p>
          </table:table-cell>
          <table:table-cell office:value-type="float" office:value="1.086942002" table:style-name="ce1">
            <text:p>1,086942002</text:p>
          </table:table-cell>
          <table:table-cell office:value-type="float" office:value="0.90215054400000005" table:style-name="ce1">
            <text:p>0,902150544</text:p>
          </table:table-cell>
          <table:table-cell office:value-type="float" office:value="0.84051359699999995" table:style-name="ce1">
            <text:p>0,840513597</text:p>
          </table:table-cell>
          <table:table-cell office:value-type="float" office:value="3.463406714" table:style-name="ce1">
            <text:p>3,463406714</text:p>
          </table:table-cell>
          <table:table-cell office:value-type="float" office:value="2.6331985449999999" table:style-name="ce1">
            <text:p>2,633198545</text:p>
          </table:table-cell>
          <table:table-cell office:value-type="float" office:value="1.556632164" table:style-name="ce1">
            <text:p>1,556632164</text:p>
          </table:table-cell>
          <table:table-cell office:value-type="float" office:value="0.83137393599999998" table:style-name="ce1">
            <text:p>0,831373936</text:p>
          </table:table-cell>
          <table:table-cell office:value-type="float" office:value="0.81576214599999997" table:style-name="ce1">
            <text:p>0,815762146</text:p>
          </table:table-cell>
          <table:table-cell office:value-type="float" office:value="4.7188441369999996" table:style-name="ce1">
            <text:p>4,718844137</text:p>
          </table:table-cell>
          <table:table-cell office:value-type="float" office:value="2.6287382159999999" table:style-name="ce1">
            <text:p>2,628738216</text:p>
          </table:table-cell>
          <table:table-cell office:value-type="float" office:value="1.5799986150000001" table:style-name="ce1">
            <text:p>1,579998615</text:p>
          </table:table-cell>
          <table:table-cell office:value-type="float" office:value="0.86106297300000001" table:style-name="ce1">
            <text:p>0,861062973</text:p>
          </table:table-cell>
          <table:table-cell office:value-type="float" office:value="0.928607815" table:style-name="ce1">
            <text:p>0,928607815</text:p>
          </table:table-cell>
          <table:table-cell table:number-columns-repeated="1636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2474018099999999" table:style-name="ce1">
            <text:p>2,24740181</text:p>
          </table:table-cell>
          <table:table-cell office:value-type="float" office:value="1.0332397950000001" table:style-name="ce1">
            <text:p>1,033239795</text:p>
          </table:table-cell>
          <table:table-cell office:value-type="float" office:value="0.96535354299999998" table:style-name="ce1">
            <text:p>0,965353543</text:p>
          </table:table-cell>
          <table:table-cell office:value-type="float" office:value="0.98680224999999999" table:style-name="ce1">
            <text:p>0,98680225</text:p>
          </table:table-cell>
          <table:table-cell office:value-type="float" office:value="1.000891414" table:style-name="ce1">
            <text:p>1,000891414</text:p>
          </table:table-cell>
          <table:table-cell office:value-type="float" office:value="2.086456053" table:style-name="ce1">
            <text:p>2,086456053</text:p>
          </table:table-cell>
          <table:table-cell office:value-type="float" office:value="1.208746028" table:style-name="ce1">
            <text:p>1,208746028</text:p>
          </table:table-cell>
          <table:table-cell office:value-type="float" office:value="1.0923492669999999" table:style-name="ce1">
            <text:p>1,092349267</text:p>
          </table:table-cell>
          <table:table-cell office:value-type="float" office:value="0.90070941400000004" table:style-name="ce1">
            <text:p>0,900709414</text:p>
          </table:table-cell>
          <table:table-cell office:value-type="float" office:value="0.84654873600000002" table:style-name="ce1">
            <text:p>0,846548736</text:p>
          </table:table-cell>
          <table:table-cell office:value-type="float" office:value="3.8207221429999998" table:style-name="ce1">
            <text:p>3,820722143</text:p>
          </table:table-cell>
          <table:table-cell office:value-type="float" office:value="2.8829378700000001" table:style-name="ce1">
            <text:p>2,88293787</text:p>
          </table:table-cell>
          <table:table-cell office:value-type="float" office:value="1.657459086" table:style-name="ce1">
            <text:p>1,657459086</text:p>
          </table:table-cell>
          <table:table-cell office:value-type="float" office:value="0.83005077599999999" table:style-name="ce1">
            <text:p>0,830050776</text:p>
          </table:table-cell>
          <table:table-cell office:value-type="float" office:value="0.82376465499999996" table:style-name="ce1">
            <text:p>0,823764655</text:p>
          </table:table-cell>
          <table:table-cell office:value-type="float" office:value="5.3051402640000003" table:style-name="ce1">
            <text:p>5,305140264</text:p>
          </table:table-cell>
          <table:table-cell office:value-type="float" office:value="2.8434600419999998" table:style-name="ce1">
            <text:p>2,843460042</text:p>
          </table:table-cell>
          <table:table-cell office:value-type="float" office:value="1.673519465" table:style-name="ce1">
            <text:p>1,673519465</text:p>
          </table:table-cell>
          <table:table-cell office:value-type="float" office:value="0.86294337700000001" table:style-name="ce1">
            <text:p>0,862943377</text:p>
          </table:table-cell>
          <table:table-cell office:value-type="float" office:value="0.93163827799999999" table:style-name="ce1">
            <text:p>0,931638278</text:p>
          </table:table-cell>
          <table:table-cell table:number-columns-repeated="1636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2866408090000001" table:style-name="ce1">
            <text:p>2,286640809</text:p>
          </table:table-cell>
          <table:table-cell office:value-type="float" office:value="1.0329379679999999" table:style-name="ce1">
            <text:p>1,032937968</text:p>
          </table:table-cell>
          <table:table-cell office:value-type="float" office:value="0.95884919199999996" table:style-name="ce1">
            <text:p>0,958849192</text:p>
          </table:table-cell>
          <table:table-cell office:value-type="float" office:value="0.98707613000000005" table:style-name="ce1">
            <text:p>0,98707613</text:p>
          </table:table-cell>
          <table:table-cell office:value-type="float" office:value="0.99877210500000002" table:style-name="ce1">
            <text:p>0,998772105</text:p>
          </table:table-cell>
          <table:table-cell office:value-type="float" office:value="2.1159144429999999" table:style-name="ce1">
            <text:p>2,115914443</text:p>
          </table:table-cell>
          <table:table-cell office:value-type="float" office:value="1.218402961" table:style-name="ce1">
            <text:p>1,218402961</text:p>
          </table:table-cell>
          <table:table-cell office:value-type="float" office:value="1.0978635059999999" table:style-name="ce1">
            <text:p>1,097863506</text:p>
          </table:table-cell>
          <table:table-cell office:value-type="float" office:value="0.901977739" table:style-name="ce1">
            <text:p>0,901977739</text:p>
          </table:table-cell>
          <table:table-cell office:value-type="float" office:value="0.85467709999999997" table:style-name="ce1">
            <text:p>0,8546771</text:p>
          </table:table-cell>
          <table:table-cell office:value-type="float" office:value="4.2685939990000001" table:style-name="ce1">
            <text:p>4,268593999</text:p>
          </table:table-cell>
          <table:table-cell office:value-type="float" office:value="3.2128033629999999" table:style-name="ce1">
            <text:p>3,212803363</text:p>
          </table:table-cell>
          <table:table-cell office:value-type="float" office:value="1.7914874220000001" table:style-name="ce1">
            <text:p>1,791487422</text:p>
          </table:table-cell>
          <table:table-cell office:value-type="float" office:value="0.82910286700000002" table:style-name="ce1">
            <text:p>0,829102867</text:p>
          </table:table-cell>
          <table:table-cell office:value-type="float" office:value="0.83962767999999999" table:style-name="ce1">
            <text:p>0,83962768</text:p>
          </table:table-cell>
          <table:table-cell office:value-type="float" office:value="6.0403041960000001" table:style-name="ce1">
            <text:p>6,040304196</text:p>
          </table:table-cell>
          <table:table-cell office:value-type="float" office:value="3.1213535669999999" table:style-name="ce1">
            <text:p>3,121353567</text:p>
          </table:table-cell>
          <table:table-cell office:value-type="float" office:value="1.8037048870000001" table:style-name="ce1">
            <text:p>1,803704887</text:p>
          </table:table-cell>
          <table:table-cell office:value-type="float" office:value="0.86207935099999999" table:style-name="ce1">
            <text:p>0,862079351</text:p>
          </table:table-cell>
          <table:table-cell office:value-type="float" office:value="0.940200284" table:style-name="ce1">
            <text:p>0,940200284</text:p>
          </table:table-cell>
          <table:table-cell table:number-columns-repeated="1636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3207980080000001" table:style-name="ce1">
            <text:p>2,320798008</text:p>
          </table:table-cell>
          <table:table-cell office:value-type="float" office:value="1.036012892" table:style-name="ce1">
            <text:p>1,036012892</text:p>
          </table:table-cell>
          <table:table-cell office:value-type="float" office:value="0.953697456" table:style-name="ce1">
            <text:p>0,953697456</text:p>
          </table:table-cell>
          <table:table-cell office:value-type="float" office:value="0.98151376000000001" table:style-name="ce1">
            <text:p>0,98151376</text:p>
          </table:table-cell>
          <table:table-cell office:value-type="float" office:value="0.99238623199999998" table:style-name="ce1">
            <text:p>0,992386232</text:p>
          </table:table-cell>
          <table:table-cell office:value-type="float" office:value="2.1386725559999999" table:style-name="ce1">
            <text:p>2,138672556</text:p>
          </table:table-cell>
          <table:table-cell office:value-type="float" office:value="1.232701625" table:style-name="ce1">
            <text:p>1,232701625</text:p>
          </table:table-cell>
          <table:table-cell office:value-type="float" office:value="1.1066952430000001" table:style-name="ce1">
            <text:p>1,106695243</text:p>
          </table:table-cell>
          <table:table-cell office:value-type="float" office:value="0.89275711599999996" table:style-name="ce1">
            <text:p>0,892757116</text:p>
          </table:table-cell>
          <table:table-cell office:value-type="float" office:value="0.86000564700000004" table:style-name="ce1">
            <text:p>0,860005647</text:p>
          </table:table-cell>
          <table:table-cell office:value-type="float" office:value="4.7708505729999997" table:style-name="ce1">
            <text:p>4,770850573</text:p>
          </table:table-cell>
          <table:table-cell office:value-type="float" office:value="3.6187720620000001" table:style-name="ce1">
            <text:p>3,618772062</text:p>
          </table:table-cell>
          <table:table-cell office:value-type="float" office:value="1.9536830000000001" table:style-name="ce1">
            <text:p>1,953683</text:p>
          </table:table-cell>
          <table:table-cell office:value-type="float" office:value="0.82982343199999997" table:style-name="ce1">
            <text:p>0,829823432</text:p>
          </table:table-cell>
          <table:table-cell office:value-type="float" office:value="0.850008439" table:style-name="ce1">
            <text:p>0,850008439</text:p>
          </table:table-cell>
          <table:table-cell office:value-type="float" office:value="6.8946529190000003" table:style-name="ce1">
            <text:p>6,894652919</text:p>
          </table:table-cell>
          <table:table-cell office:value-type="float" office:value="3.4328332420000001" table:style-name="ce1">
            <text:p>3,432833242</text:p>
          </table:table-cell>
          <table:table-cell office:value-type="float" office:value="1.968805082" table:style-name="ce1">
            <text:p>1,968805082</text:p>
          </table:table-cell>
          <table:table-cell office:value-type="float" office:value="0.863125684" table:style-name="ce1">
            <text:p>0,863125684</text:p>
          </table:table-cell>
          <table:table-cell office:value-type="float" office:value="0.95015451399999995" table:style-name="ce1">
            <text:p>0,950154514</text:p>
          </table:table-cell>
          <table:table-cell table:number-columns-repeated="1636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3619262299999999" table:style-name="ce1">
            <text:p>2,36192623</text:p>
          </table:table-cell>
          <table:table-cell office:value-type="float" office:value="1.0347250050000001" table:style-name="ce1">
            <text:p>1,034725005</text:p>
          </table:table-cell>
          <table:table-cell office:value-type="float" office:value="0.95215305800000005" table:style-name="ce1">
            <text:p>0,952153058</text:p>
          </table:table-cell>
          <table:table-cell office:value-type="float" office:value="0.98083558100000001" table:style-name="ce1">
            <text:p>0,980835581</text:p>
          </table:table-cell>
          <table:table-cell office:value-type="float" office:value="0.991275715" table:style-name="ce1">
            <text:p>0,991275715</text:p>
          </table:table-cell>
          <table:table-cell office:value-type="float" office:value="2.167447728" table:style-name="ce1">
            <text:p>2,167447728</text:p>
          </table:table-cell>
          <table:table-cell office:value-type="float" office:value="1.244188278" table:style-name="ce1">
            <text:p>1,244188278</text:p>
          </table:table-cell>
          <table:table-cell office:value-type="float" office:value="1.1153601870000001" table:style-name="ce1">
            <text:p>1,115360187</text:p>
          </table:table-cell>
          <table:table-cell office:value-type="float" office:value="0.89161268999999999" table:style-name="ce1">
            <text:p>0,89161269</text:p>
          </table:table-cell>
          <table:table-cell office:value-type="float" office:value="0.86615164200000005" table:style-name="ce1">
            <text:p>0,866151642</text:p>
          </table:table-cell>
          <table:table-cell office:value-type="float" office:value="5.3658154869999999" table:style-name="ce1">
            <text:p>5,365815487</text:p>
          </table:table-cell>
          <table:table-cell office:value-type="float" office:value="4.1063147659999997" table:style-name="ce1">
            <text:p>4,106314766</text:p>
          </table:table-cell>
          <table:table-cell office:value-type="float" office:value="2.1560098050000001" table:style-name="ce1">
            <text:p>2,156009805</text:p>
          </table:table-cell>
          <table:table-cell office:value-type="float" office:value="0.83134542199999995" table:style-name="ce1">
            <text:p>0,831345422</text:p>
          </table:table-cell>
          <table:table-cell office:value-type="float" office:value="0.87298174399999995" table:style-name="ce1">
            <text:p>0,872981744</text:p>
          </table:table-cell>
          <table:table-cell office:value-type="float" office:value="7.9362719009999996" table:style-name="ce1">
            <text:p>7,936271901</text:p>
          </table:table-cell>
          <table:table-cell office:value-type="float" office:value="3.8127409669999999" table:style-name="ce1">
            <text:p>3,812740967</text:p>
          </table:table-cell>
          <table:table-cell office:value-type="float" office:value="2.1659464279999998" table:style-name="ce1">
            <text:p>2,165946428</text:p>
          </table:table-cell>
          <table:table-cell office:value-type="float" office:value="0.86007387999999996" table:style-name="ce1">
            <text:p>0,86007388</text:p>
          </table:table-cell>
          <table:table-cell office:value-type="float" office:value="0.967721952" table:style-name="ce1">
            <text:p>0,967721952</text:p>
          </table:table-cell>
          <table:table-cell table:number-columns-repeated="1636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411376057" table:style-name="ce1">
            <text:p>2,411376057</text:p>
          </table:table-cell>
          <table:table-cell office:value-type="float" office:value="1.036916044" table:style-name="ce1">
            <text:p>1,036916044</text:p>
          </table:table-cell>
          <table:table-cell office:value-type="float" office:value="0.95206635900000003" table:style-name="ce1">
            <text:p>0,952066359</text:p>
          </table:table-cell>
          <table:table-cell office:value-type="float" office:value="0.97801853100000002" table:style-name="ce1">
            <text:p>0,978018531</text:p>
          </table:table-cell>
          <table:table-cell office:value-type="float" office:value="0.99115703399999999" table:style-name="ce1">
            <text:p>0,991157034</text:p>
          </table:table-cell>
          <table:table-cell office:value-type="float" office:value="2.2006966530000001" table:style-name="ce1">
            <text:p>2,200696653</text:p>
          </table:table-cell>
          <table:table-cell office:value-type="float" office:value="1.2593118839999999" table:style-name="ce1">
            <text:p>1,259311884</text:p>
          </table:table-cell>
          <table:table-cell office:value-type="float" office:value="1.128693666" table:style-name="ce1">
            <text:p>1,128693666</text:p>
          </table:table-cell>
          <table:table-cell office:value-type="float" office:value="0.88970531200000003" table:style-name="ce1">
            <text:p>0,889705312</text:p>
          </table:table-cell>
          <table:table-cell office:value-type="float" office:value="0.87162923999999997" table:style-name="ce1">
            <text:p>0,87162924</text:p>
          </table:table-cell>
          <table:table-cell office:value-type="float" office:value="6.016925777" table:style-name="ce1">
            <text:p>6,016925777</text:p>
          </table:table-cell>
          <table:table-cell office:value-type="float" office:value="4.6015384969999999" table:style-name="ce1">
            <text:p>4,601538497</text:p>
          </table:table-cell>
          <table:table-cell office:value-type="float" office:value="2.3813738209999999" table:style-name="ce1">
            <text:p>2,381373821</text:p>
          </table:table-cell>
          <table:table-cell office:value-type="float" office:value="0.83368051499999996" table:style-name="ce1">
            <text:p>0,833680515</text:p>
          </table:table-cell>
          <table:table-cell office:value-type="float" office:value="0.89736149899999995" table:style-name="ce1">
            <text:p>0,897361499</text:p>
          </table:table-cell>
          <table:table-cell office:value-type="float" office:value="9.0822910530000005" table:style-name="ce1">
            <text:p>9,082291053</text:p>
          </table:table-cell>
          <table:table-cell office:value-type="float" office:value="4.273266725" table:style-name="ce1">
            <text:p>4,273266725</text:p>
          </table:table-cell>
          <table:table-cell office:value-type="float" office:value="2.3713670090000001" table:style-name="ce1">
            <text:p>2,371367009</text:p>
          </table:table-cell>
          <table:table-cell office:value-type="float" office:value="0.85987825200000001" table:style-name="ce1">
            <text:p>0,859878252</text:p>
          </table:table-cell>
          <table:table-cell office:value-type="float" office:value="0.98790988000000002" table:style-name="ce1">
            <text:p>0,98790988</text:p>
          </table:table-cell>
          <table:table-cell table:number-columns-repeated="1636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4635958210000002" table:style-name="ce1">
            <text:p>2,463595821</text:p>
          </table:table-cell>
          <table:table-cell office:value-type="float" office:value="1.041568445" table:style-name="ce1">
            <text:p>1,041568445</text:p>
          </table:table-cell>
          <table:table-cell office:value-type="float" office:value="0.95695986600000005" table:style-name="ce1">
            <text:p>0,956959866</text:p>
          </table:table-cell>
          <table:table-cell office:value-type="float" office:value="0.98249605200000001" table:style-name="ce1">
            <text:p>0,982496052</text:p>
          </table:table-cell>
          <table:table-cell office:value-type="float" office:value="0.99679560499999997" table:style-name="ce1">
            <text:p>0,996795605</text:p>
          </table:table-cell>
          <table:table-cell office:value-type="float" office:value="2.2410874139999999" table:style-name="ce1">
            <text:p>2,241087414</text:p>
          </table:table-cell>
          <table:table-cell office:value-type="float" office:value="1.2764050709999999" table:style-name="ce1">
            <text:p>1,276405071</text:p>
          </table:table-cell>
          <table:table-cell office:value-type="float" office:value="1.142646423" table:style-name="ce1">
            <text:p>1,142646423</text:p>
          </table:table-cell>
          <table:table-cell office:value-type="float" office:value="0.89560770300000003" table:style-name="ce1">
            <text:p>0,895607703</text:p>
          </table:table-cell>
          <table:table-cell office:value-type="float" office:value="0.87858057199999995" table:style-name="ce1">
            <text:p>0,878580572</text:p>
          </table:table-cell>
          <table:table-cell office:value-type="float" office:value="6.6507984020000004" table:style-name="ce1">
            <text:p>6,650798402</text:p>
          </table:table-cell>
          <table:table-cell office:value-type="float" office:value="5.1280166730000003" table:style-name="ce1">
            <text:p>5,128016673</text:p>
          </table:table-cell>
          <table:table-cell office:value-type="float" office:value="2.617947349" table:style-name="ce1">
            <text:p>2,617947349</text:p>
          </table:table-cell>
          <table:table-cell office:value-type="float" office:value="0.83478255499999998" table:style-name="ce1">
            <text:p>0,834782555</text:p>
          </table:table-cell>
          <table:table-cell office:value-type="float" office:value="0.92686612800000001" table:style-name="ce1">
            <text:p>0,926866128</text:p>
          </table:table-cell>
          <table:table-cell office:value-type="float" office:value="10.162177059999999" table:style-name="ce1">
            <text:p>10,16217706</text:p>
          </table:table-cell>
          <table:table-cell office:value-type="float" office:value="4.7178546299999997" table:style-name="ce1">
            <text:p>4,71785463</text:p>
          </table:table-cell>
          <table:table-cell office:value-type="float" office:value="2.5948269069999998" table:style-name="ce1">
            <text:p>2,594826907</text:p>
          </table:table-cell>
          <table:table-cell office:value-type="float" office:value="0.86079379300000003" table:style-name="ce1">
            <text:p>0,860793793</text:p>
          </table:table-cell>
          <table:table-cell office:value-type="float" office:value="1.015661178" table:style-name="ce1">
            <text:p>1,015661178</text:p>
          </table:table-cell>
          <table:table-cell table:number-columns-repeated="1636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5040478789999998" table:style-name="ce1">
            <text:p>2,504047879</text:p>
          </table:table-cell>
          <table:table-cell office:value-type="float" office:value="1.052410828" table:style-name="ce1">
            <text:p>1,052410828</text:p>
          </table:table-cell>
          <table:table-cell office:value-type="float" office:value="0.95677490799999998" table:style-name="ce1">
            <text:p>0,956774908</text:p>
          </table:table-cell>
          <table:table-cell office:value-type="float" office:value="0.98272725000000005" table:style-name="ce1">
            <text:p>0,98272725</text:p>
          </table:table-cell>
          <table:table-cell office:value-type="float" office:value="0.99821130400000002" table:style-name="ce1">
            <text:p>0,998211304</text:p>
          </table:table-cell>
          <table:table-cell office:value-type="float" office:value="2.2781021020000001" table:style-name="ce1">
            <text:p>2,278102102</text:p>
          </table:table-cell>
          <table:table-cell office:value-type="float" office:value="1.2929356780000001" table:style-name="ce1">
            <text:p>1,292935678</text:p>
          </table:table-cell>
          <table:table-cell office:value-type="float" office:value="1.155859349" table:style-name="ce1">
            <text:p>1,155859349</text:p>
          </table:table-cell>
          <table:table-cell office:value-type="float" office:value="0.89290802999999996" table:style-name="ce1">
            <text:p>0,89290803</text:p>
          </table:table-cell>
          <table:table-cell office:value-type="float" office:value="0.88069987999999999" table:style-name="ce1">
            <text:p>0,88069988</text:p>
          </table:table-cell>
          <table:table-cell office:value-type="float" office:value="7.1716070780000001" table:style-name="ce1">
            <text:p>7,171607078</text:p>
          </table:table-cell>
          <table:table-cell office:value-type="float" office:value="5.6236272820000002" table:style-name="ce1">
            <text:p>5,623627282</text:p>
          </table:table-cell>
          <table:table-cell office:value-type="float" office:value="2.8420977559999998" table:style-name="ce1">
            <text:p>2,842097756</text:p>
          </table:table-cell>
          <table:table-cell office:value-type="float" office:value="0.83760351799999999" table:style-name="ce1">
            <text:p>0,837603518</text:p>
          </table:table-cell>
          <table:table-cell office:value-type="float" office:value="0.949854847" table:style-name="ce1">
            <text:p>0,949854847</text:p>
          </table:table-cell>
          <table:table-cell office:value-type="float" office:value="11.062354900000001" table:style-name="ce1">
            <text:p>11,0623549</text:p>
          </table:table-cell>
          <table:table-cell office:value-type="float" office:value="5.1230822700000003" table:style-name="ce1">
            <text:p>5,12308227</text:p>
          </table:table-cell>
          <table:table-cell office:value-type="float" office:value="2.7888251550000001" table:style-name="ce1">
            <text:p>2,788825155</text:p>
          </table:table-cell>
          <table:table-cell office:value-type="float" office:value="0.86097875099999999" table:style-name="ce1">
            <text:p>0,860978751</text:p>
          </table:table-cell>
          <table:table-cell office:value-type="float" office:value="1.043448248" table:style-name="ce1">
            <text:p>1,043448248</text:p>
          </table:table-cell>
          <table:table-cell table:number-columns-repeated="1636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537448183" table:style-name="ce1">
            <text:p>2,537448183</text:p>
          </table:table-cell>
          <table:table-cell office:value-type="float" office:value="1.056558152" table:style-name="ce1">
            <text:p>1,056558152</text:p>
          </table:table-cell>
          <table:table-cell office:value-type="float" office:value="0.95279253399999997" table:style-name="ce1">
            <text:p>0,952792534</text:p>
          </table:table-cell>
          <table:table-cell office:value-type="float" office:value="0.98416837899999998" table:style-name="ce1">
            <text:p>0,984168379</text:p>
          </table:table-cell>
          <table:table-cell office:value-type="float" office:value="0.99969416700000002" table:style-name="ce1">
            <text:p>0,999694167</text:p>
          </table:table-cell>
          <table:table-cell office:value-type="float" office:value="2.3109501739999998" table:style-name="ce1">
            <text:p>2,310950174</text:p>
          </table:table-cell>
          <table:table-cell office:value-type="float" office:value="1.2997295760000001" table:style-name="ce1">
            <text:p>1,299729576</text:p>
          </table:table-cell>
          <table:table-cell office:value-type="float" office:value="1.1656081679999999" table:style-name="ce1">
            <text:p>1,165608168</text:p>
          </table:table-cell>
          <table:table-cell office:value-type="float" office:value="0.89125496900000001" table:style-name="ce1">
            <text:p>0,891254969</text:p>
          </table:table-cell>
          <table:table-cell office:value-type="float" office:value="0.87875782300000005" table:style-name="ce1">
            <text:p>0,878757823</text:p>
          </table:table-cell>
          <table:table-cell office:value-type="float" office:value="7.617255289" table:style-name="ce1">
            <text:p>7,617255289</text:p>
          </table:table-cell>
          <table:table-cell office:value-type="float" office:value="6.1347500190000002" table:style-name="ce1">
            <text:p>6,134750019</text:p>
          </table:table-cell>
          <table:table-cell office:value-type="float" office:value="3.0439528170000001" table:style-name="ce1">
            <text:p>3,043952817</text:p>
          </table:table-cell>
          <table:table-cell office:value-type="float" office:value="0.83580017900000003" table:style-name="ce1">
            <text:p>0,835800179</text:p>
          </table:table-cell>
          <table:table-cell office:value-type="float" office:value="0.97151625500000005" table:style-name="ce1">
            <text:p>0,971516255</text:p>
          </table:table-cell>
          <table:table-cell office:value-type="float" office:value="11.81625352" table:style-name="ce1">
            <text:p>11,81625352</text:p>
          </table:table-cell>
          <table:table-cell office:value-type="float" office:value="5.4423349170000002" table:style-name="ce1">
            <text:p>5,442334917</text:p>
          </table:table-cell>
          <table:table-cell office:value-type="float" office:value="2.9686850960000002" table:style-name="ce1">
            <text:p>2,968685096</text:p>
          </table:table-cell>
          <table:table-cell office:value-type="float" office:value="0.86204225800000001" table:style-name="ce1">
            <text:p>0,862042258</text:p>
          </table:table-cell>
          <table:table-cell office:value-type="float" office:value="1.065053086" table:style-name="ce1">
            <text:p>1,065053086</text:p>
          </table:table-cell>
          <table:table-cell table:number-columns-repeated="1636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5700007629999999" table:style-name="ce1">
            <text:p>2,570000763</text:p>
          </table:table-cell>
          <table:table-cell office:value-type="float" office:value="1.0634722210000001" table:style-name="ce1">
            <text:p>1,063472221</text:p>
          </table:table-cell>
          <table:table-cell office:value-type="float" office:value="0.94464134700000002" table:style-name="ce1">
            <text:p>0,944641347</text:p>
          </table:table-cell>
          <table:table-cell office:value-type="float" office:value="0.97856273400000005" table:style-name="ce1">
            <text:p>0,978562734</text:p>
          </table:table-cell>
          <table:table-cell office:value-type="float" office:value="0.99883731499999995" table:style-name="ce1">
            <text:p>0,998837315</text:p>
          </table:table-cell>
          <table:table-cell office:value-type="float" office:value="2.3392419659999999" table:style-name="ce1">
            <text:p>2,339241966</text:p>
          </table:table-cell>
          <table:table-cell office:value-type="float" office:value="1.306299433" table:style-name="ce1">
            <text:p>1,306299433</text:p>
          </table:table-cell>
          <table:table-cell office:value-type="float" office:value="1.1739890710000001" table:style-name="ce1">
            <text:p>1,173989071</text:p>
          </table:table-cell>
          <table:table-cell office:value-type="float" office:value="0.88683579800000001" table:style-name="ce1">
            <text:p>0,886835798</text:p>
          </table:table-cell>
          <table:table-cell office:value-type="float" office:value="0.87501572999999999" table:style-name="ce1">
            <text:p>0,87501573</text:p>
          </table:table-cell>
          <table:table-cell office:value-type="float" office:value="8.0449075440000009" table:style-name="ce1">
            <text:p>8,044907544</text:p>
          </table:table-cell>
          <table:table-cell office:value-type="float" office:value="6.5822334119999999" table:style-name="ce1">
            <text:p>6,582233412</text:p>
          </table:table-cell>
          <table:table-cell office:value-type="float" office:value="3.2274020330000002" table:style-name="ce1">
            <text:p>3,227402033</text:p>
          </table:table-cell>
          <table:table-cell office:value-type="float" office:value="0.83822466799999995" table:style-name="ce1">
            <text:p>0,838224668</text:p>
          </table:table-cell>
          <table:table-cell office:value-type="float" office:value="0.98817402099999996" table:style-name="ce1">
            <text:p>0,988174021</text:p>
          </table:table-cell>
          <table:table-cell office:value-type="float" office:value="12.49458971" table:style-name="ce1">
            <text:p>12,49458971</text:p>
          </table:table-cell>
          <table:table-cell office:value-type="float" office:value="5.7653931900000002" table:style-name="ce1">
            <text:p>5,76539319</text:p>
          </table:table-cell>
          <table:table-cell office:value-type="float" office:value="3.1240923650000001" table:style-name="ce1">
            <text:p>3,124092365</text:p>
          </table:table-cell>
          <table:table-cell office:value-type="float" office:value="0.86188575499999998" table:style-name="ce1">
            <text:p>0,861885755</text:p>
          </table:table-cell>
          <table:table-cell office:value-type="float" office:value="1.0801799949999999" table:style-name="ce1">
            <text:p>1,080179995</text:p>
          </table:table-cell>
          <table:table-cell table:number-columns-repeated="1636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6037310260000002" table:style-name="ce1">
            <text:p>2,603731026</text:p>
          </table:table-cell>
          <table:table-cell office:value-type="float" office:value="1.0599430830000001" table:style-name="ce1">
            <text:p>1,059943083</text:p>
          </table:table-cell>
          <table:table-cell office:value-type="float" office:value="0.94031795799999995" table:style-name="ce1">
            <text:p>0,940317958</text:p>
          </table:table-cell>
          <table:table-cell office:value-type="float" office:value="0.97709628299999995" table:style-name="ce1">
            <text:p>0,977096283</text:p>
          </table:table-cell>
          <table:table-cell office:value-type="float" office:value="0.99657774600000004" table:style-name="ce1">
            <text:p>0,996577746</text:p>
          </table:table-cell>
          <table:table-cell office:value-type="float" office:value="2.3742359890000002" table:style-name="ce1">
            <text:p>2,374235989</text:p>
          </table:table-cell>
          <table:table-cell office:value-type="float" office:value="1.3066124379999999" table:style-name="ce1">
            <text:p>1,306612438</text:p>
          </table:table-cell>
          <table:table-cell office:value-type="float" office:value="1.182876295" table:style-name="ce1">
            <text:p>1,182876295</text:p>
          </table:table-cell>
          <table:table-cell office:value-type="float" office:value="0.88383876900000002" table:style-name="ce1">
            <text:p>0,883838769</text:p>
          </table:table-cell>
          <table:table-cell office:value-type="float" office:value="0.87284425300000001" table:style-name="ce1">
            <text:p>0,872844253</text:p>
          </table:table-cell>
          <table:table-cell office:value-type="float" office:value="8.4516908960000006" table:style-name="ce1">
            <text:p>8,451690896</text:p>
          </table:table-cell>
          <table:table-cell office:value-type="float" office:value="6.9576416820000002" table:style-name="ce1">
            <text:p>6,957641682</text:p>
          </table:table-cell>
          <table:table-cell office:value-type="float" office:value="3.3838879259999999" table:style-name="ce1">
            <text:p>3,383887926</text:p>
          </table:table-cell>
          <table:table-cell office:value-type="float" office:value="0.83655449000000004" table:style-name="ce1">
            <text:p>0,83655449</text:p>
          </table:table-cell>
          <table:table-cell office:value-type="float" office:value="1.0061303450000001" table:style-name="ce1">
            <text:p>1,006130345</text:p>
          </table:table-cell>
          <table:table-cell office:value-type="float" office:value="13.056194380000001" table:style-name="ce1">
            <text:p>13,05619438</text:p>
          </table:table-cell>
          <table:table-cell office:value-type="float" office:value="6.0401729619999998" table:style-name="ce1">
            <text:p>6,040172962</text:p>
          </table:table-cell>
          <table:table-cell office:value-type="float" office:value="3.2644329810000001" table:style-name="ce1">
            <text:p>3,264432981</text:p>
          </table:table-cell>
          <table:table-cell office:value-type="float" office:value="0.86229835399999999" table:style-name="ce1">
            <text:p>0,862298354</text:p>
          </table:table-cell>
          <table:table-cell office:value-type="float" office:value="1.0913514479999999" table:style-name="ce1">
            <text:p>1,091351448</text:p>
          </table:table-cell>
          <table:table-cell table:number-columns-repeated="1636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6370035189999999" table:style-name="ce1">
            <text:p>2,637003519</text:p>
          </table:table-cell>
          <table:table-cell office:value-type="float" office:value="1.064442538" table:style-name="ce1">
            <text:p>1,064442538</text:p>
          </table:table-cell>
          <table:table-cell office:value-type="float" office:value="0.94036750000000002" table:style-name="ce1">
            <text:p>0,9403675</text:p>
          </table:table-cell>
          <table:table-cell office:value-type="float" office:value="0.97111657200000001" table:style-name="ce1">
            <text:p>0,971116572</text:p>
          </table:table-cell>
          <table:table-cell office:value-type="float" office:value="0.99127087899999999" table:style-name="ce1">
            <text:p>0,991270879</text:p>
          </table:table-cell>
          <table:table-cell office:value-type="float" office:value="2.4039895410000001" table:style-name="ce1">
            <text:p>2,403989541</text:p>
          </table:table-cell>
          <table:table-cell office:value-type="float" office:value="1.3148353559999999" table:style-name="ce1">
            <text:p>1,314835356</text:p>
          </table:table-cell>
          <table:table-cell office:value-type="float" office:value="1.1932185209999999" table:style-name="ce1">
            <text:p>1,193218521</text:p>
          </table:table-cell>
          <table:table-cell office:value-type="float" office:value="0.88222809499999999" table:style-name="ce1">
            <text:p>0,882228095</text:p>
          </table:table-cell>
          <table:table-cell office:value-type="float" office:value="0.87409602200000003" table:style-name="ce1">
            <text:p>0,874096022</text:p>
          </table:table-cell>
          <table:table-cell office:value-type="float" office:value="8.8122863630000001" table:style-name="ce1">
            <text:p>8,812286363</text:p>
          </table:table-cell>
          <table:table-cell office:value-type="float" office:value="7.2628277089999997" table:style-name="ce1">
            <text:p>7,262827709</text:p>
          </table:table-cell>
          <table:table-cell office:value-type="float" office:value="3.5214007779999998" table:style-name="ce1">
            <text:p>3,521400778</text:p>
          </table:table-cell>
          <table:table-cell office:value-type="float" office:value="0.83900518099999999" table:style-name="ce1">
            <text:p>0,839005181</text:p>
          </table:table-cell>
          <table:table-cell office:value-type="float" office:value="1.025448658" table:style-name="ce1">
            <text:p>1,025448658</text:p>
          </table:table-cell>
          <table:table-cell office:value-type="float" office:value="13.455478169999999" table:style-name="ce1">
            <text:p>13,45547817</text:p>
          </table:table-cell>
          <table:table-cell office:value-type="float" office:value="6.28245232" table:style-name="ce1">
            <text:p>6,28245232</text:p>
          </table:table-cell>
          <table:table-cell office:value-type="float" office:value="3.3793418929999999" table:style-name="ce1">
            <text:p>3,379341893</text:p>
          </table:table-cell>
          <table:table-cell office:value-type="float" office:value="0.86296420200000001" table:style-name="ce1">
            <text:p>0,862964202</text:p>
          </table:table-cell>
          <table:table-cell office:value-type="float" office:value="1.1104676120000001" table:style-name="ce1">
            <text:p>1,110467612</text:p>
          </table:table-cell>
          <table:table-cell table:number-columns-repeated="1636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6679421639999998" table:style-name="ce1">
            <text:p>2,667942164</text:p>
          </table:table-cell>
          <table:table-cell office:value-type="float" office:value="1.0662045920000001" table:style-name="ce1">
            <text:p>1,066204592</text:p>
          </table:table-cell>
          <table:table-cell office:value-type="float" office:value="0.94233682699999999" table:style-name="ce1">
            <text:p>0,942336827</text:p>
          </table:table-cell>
          <table:table-cell office:value-type="float" office:value="0.97283810299999995" table:style-name="ce1">
            <text:p>0,972838103</text:p>
          </table:table-cell>
          <table:table-cell office:value-type="float" office:value="0.99068399399999996" table:style-name="ce1">
            <text:p>0,990683994</text:p>
          </table:table-cell>
          <table:table-cell office:value-type="float" office:value="2.4446875320000001" table:style-name="ce1">
            <text:p>2,444687532</text:p>
          </table:table-cell>
          <table:table-cell office:value-type="float" office:value="1.3189159880000001" table:style-name="ce1">
            <text:p>1,318915988</text:p>
          </table:table-cell>
          <table:table-cell office:value-type="float" office:value="1.2028363280000001" table:style-name="ce1">
            <text:p>1,202836328</text:p>
          </table:table-cell>
          <table:table-cell office:value-type="float" office:value="0.877927825" table:style-name="ce1">
            <text:p>0,877927825</text:p>
          </table:table-cell>
          <table:table-cell office:value-type="float" office:value="0.87413895799999997" table:style-name="ce1">
            <text:p>0,874138958</text:p>
          </table:table-cell>
          <table:table-cell office:value-type="float" office:value="9.1212588500000003" table:style-name="ce1">
            <text:p>9,12125885</text:p>
          </table:table-cell>
          <table:table-cell office:value-type="float" office:value="7.5213228059999997" table:style-name="ce1">
            <text:p>7,521322806</text:p>
          </table:table-cell>
          <table:table-cell office:value-type="float" office:value="3.6337725750000001" table:style-name="ce1">
            <text:p>3,633772575</text:p>
          </table:table-cell>
          <table:table-cell office:value-type="float" office:value="0.838817378" table:style-name="ce1">
            <text:p>0,838817378</text:p>
          </table:table-cell>
          <table:table-cell office:value-type="float" office:value="1.0435377720000001" table:style-name="ce1">
            <text:p>1,043537772</text:p>
          </table:table-cell>
          <table:table-cell office:value-type="float" office:value="13.73544489" table:style-name="ce1">
            <text:p>13,73544489</text:p>
          </table:table-cell>
          <table:table-cell office:value-type="float" office:value="6.5027411739999996" table:style-name="ce1">
            <text:p>6,502741174</text:p>
          </table:table-cell>
          <table:table-cell office:value-type="float" office:value="3.465887935" table:style-name="ce1">
            <text:p>3,465887935</text:p>
          </table:table-cell>
          <table:table-cell office:value-type="float" office:value="0.86490092399999996" table:style-name="ce1">
            <text:p>0,864900924</text:p>
          </table:table-cell>
          <table:table-cell office:value-type="float" office:value="1.1255879150000001" table:style-name="ce1">
            <text:p>1,125587915</text:p>
          </table:table-cell>
          <table:table-cell table:number-columns-repeated="1636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7024257129999998" table:style-name="ce1">
            <text:p>2,702425713</text:p>
          </table:table-cell>
          <table:table-cell office:value-type="float" office:value="1.068004374" table:style-name="ce1">
            <text:p>1,068004374</text:p>
          </table:table-cell>
          <table:table-cell office:value-type="float" office:value="0.94607333100000002" table:style-name="ce1">
            <text:p>0,946073331</text:p>
          </table:table-cell>
          <table:table-cell office:value-type="float" office:value="0.96956831200000004" table:style-name="ce1">
            <text:p>0,969568312</text:p>
          </table:table-cell>
          <table:table-cell office:value-type="float" office:value="0.99186695300000005" table:style-name="ce1">
            <text:p>0,991866953</text:p>
          </table:table-cell>
          <table:table-cell office:value-type="float" office:value="2.4808175050000001" table:style-name="ce1">
            <text:p>2,480817505</text:p>
          </table:table-cell>
          <table:table-cell office:value-type="float" office:value="1.3233502340000001" table:style-name="ce1">
            <text:p>1,323350234</text:p>
          </table:table-cell>
          <table:table-cell office:value-type="float" office:value="1.2103249869999999" table:style-name="ce1">
            <text:p>1,210324987</text:p>
          </table:table-cell>
          <table:table-cell office:value-type="float" office:value="0.87764807600000005" table:style-name="ce1">
            <text:p>0,877648076</text:p>
          </table:table-cell>
          <table:table-cell office:value-type="float" office:value="0.87366944999999996" table:style-name="ce1">
            <text:p>0,87366945</text:p>
          </table:table-cell>
          <table:table-cell office:value-type="float" office:value="9.4214598909999996" table:style-name="ce1">
            <text:p>9,421459891</text:p>
          </table:table-cell>
          <table:table-cell office:value-type="float" office:value="7.7761166819999996" table:style-name="ce1">
            <text:p>7,776116682</text:p>
          </table:table-cell>
          <table:table-cell office:value-type="float" office:value="3.7270260070000001" table:style-name="ce1">
            <text:p>3,727026007</text:p>
          </table:table-cell>
          <table:table-cell office:value-type="float" office:value="0.84031149000000005" table:style-name="ce1">
            <text:p>0,84031149</text:p>
          </table:table-cell>
          <table:table-cell office:value-type="float" office:value="1.060047186" table:style-name="ce1">
            <text:p>1,060047186</text:p>
          </table:table-cell>
          <table:table-cell office:value-type="float" office:value="13.989761919999999" table:style-name="ce1">
            <text:p>13,98976192</text:p>
          </table:table-cell>
          <table:table-cell office:value-type="float" office:value="6.7274009269999997" table:style-name="ce1">
            <text:p>6,727400927</text:p>
          </table:table-cell>
          <table:table-cell office:value-type="float" office:value="3.5409994920000001" table:style-name="ce1">
            <text:p>3,540999492</text:p>
          </table:table-cell>
          <table:table-cell office:value-type="float" office:value="0.86738214499999999" table:style-name="ce1">
            <text:p>0,867382145</text:p>
          </table:table-cell>
          <table:table-cell office:value-type="float" office:value="1.1412488649999999" table:style-name="ce1">
            <text:p>1,141248865</text:p>
          </table:table-cell>
          <table:table-cell table:number-columns-repeated="1636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7367676410000001" table:style-name="ce1">
            <text:p>2,736767641</text:p>
          </table:table-cell>
          <table:table-cell office:value-type="float" office:value="1.073294169" table:style-name="ce1">
            <text:p>1,073294169</text:p>
          </table:table-cell>
          <table:table-cell office:value-type="float" office:value="0.94836777400000005" table:style-name="ce1">
            <text:p>0,948367774</text:p>
          </table:table-cell>
          <table:table-cell office:value-type="float" office:value="0.96906293899999996" table:style-name="ce1">
            <text:p>0,969062939</text:p>
          </table:table-cell>
          <table:table-cell office:value-type="float" office:value="0.99545229000000002" table:style-name="ce1">
            <text:p>0,99545229</text:p>
          </table:table-cell>
          <table:table-cell office:value-type="float" office:value="2.5253923450000002" table:style-name="ce1">
            <text:p>2,525392345</text:p>
          </table:table-cell>
          <table:table-cell office:value-type="float" office:value="1.3281398710000001" table:style-name="ce1">
            <text:p>1,328139871</text:p>
          </table:table-cell>
          <table:table-cell office:value-type="float" office:value="1.2132594139999999" table:style-name="ce1">
            <text:p>1,213259414</text:p>
          </table:table-cell>
          <table:table-cell office:value-type="float" office:value="0.87451535300000005" table:style-name="ce1">
            <text:p>0,874515353</text:p>
          </table:table-cell>
          <table:table-cell office:value-type="float" office:value="0.87421441499999997" table:style-name="ce1">
            <text:p>0,874214415</text:p>
          </table:table-cell>
          <table:table-cell office:value-type="float" office:value="9.7185706540000005" table:style-name="ce1">
            <text:p>9,718570654</text:p>
          </table:table-cell>
          <table:table-cell office:value-type="float" office:value="8.0239127640000003" table:style-name="ce1">
            <text:p>8,023912764</text:p>
          </table:table-cell>
          <table:table-cell office:value-type="float" office:value="3.8107144759999998" table:style-name="ce1">
            <text:p>3,810714476</text:p>
          </table:table-cell>
          <table:table-cell office:value-type="float" office:value="0.84114380099999997" table:style-name="ce1">
            <text:p>0,841143801</text:p>
          </table:table-cell>
          <table:table-cell office:value-type="float" office:value="1.070804796" table:style-name="ce1">
            <text:p>1,070804796</text:p>
          </table:table-cell>
          <table:table-cell office:value-type="float" office:value="14.24389276" table:style-name="ce1">
            <text:p>14,24389276</text:p>
          </table:table-cell>
          <table:table-cell office:value-type="float" office:value="6.9497522639999998" table:style-name="ce1">
            <text:p>6,949752264</text:p>
          </table:table-cell>
          <table:table-cell office:value-type="float" office:value="3.6185661869999999" table:style-name="ce1">
            <text:p>3,618566187</text:p>
          </table:table-cell>
          <table:table-cell office:value-type="float" office:value="0.86835490800000004" table:style-name="ce1">
            <text:p>0,868354908</text:p>
          </table:table-cell>
          <table:table-cell office:value-type="float" office:value="1.1515063189999999" table:style-name="ce1">
            <text:p>1,151506319</text:p>
          </table:table-cell>
          <table:table-cell table:number-columns-repeated="1636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7741978920000001" table:style-name="ce1">
            <text:p>2,774197892</text:p>
          </table:table-cell>
          <table:table-cell office:value-type="float" office:value="1.0779990340000001" table:style-name="ce1">
            <text:p>1,077999034</text:p>
          </table:table-cell>
          <table:table-cell office:value-type="float" office:value="0.95582513199999997" table:style-name="ce1">
            <text:p>0,955825132</text:p>
          </table:table-cell>
          <table:table-cell office:value-type="float" office:value="0.97062796699999998" table:style-name="ce1">
            <text:p>0,970627967</text:p>
          </table:table-cell>
          <table:table-cell office:value-type="float" office:value="0.999638739" table:style-name="ce1">
            <text:p>0,999638739</text:p>
          </table:table-cell>
          <table:table-cell office:value-type="float" office:value="2.5647024909999998" table:style-name="ce1">
            <text:p>2,564702491</text:p>
          </table:table-cell>
          <table:table-cell office:value-type="float" office:value="1.3352785330000001" table:style-name="ce1">
            <text:p>1,335278533</text:p>
          </table:table-cell>
          <table:table-cell office:value-type="float" office:value="1.2153224060000001" table:style-name="ce1">
            <text:p>1,215322406</text:p>
          </table:table-cell>
          <table:table-cell office:value-type="float" office:value="0.87930498999999995" table:style-name="ce1">
            <text:p>0,87930499</text:p>
          </table:table-cell>
          <table:table-cell office:value-type="float" office:value="0.87319714699999995" table:style-name="ce1">
            <text:p>0,873197147</text:p>
          </table:table-cell>
          <table:table-cell office:value-type="float" office:value="10.000449290000001" table:style-name="ce1">
            <text:p>10,00044929</text:p>
          </table:table-cell>
          <table:table-cell office:value-type="float" office:value="8.2812725179999997" table:style-name="ce1">
            <text:p>8,281272518</text:p>
          </table:table-cell>
          <table:table-cell office:value-type="float" office:value="3.8963466530000002" table:style-name="ce1">
            <text:p>3,896346653</text:p>
          </table:table-cell>
          <table:table-cell office:value-type="float" office:value="0.84500301700000002" table:style-name="ce1">
            <text:p>0,845003017</text:p>
          </table:table-cell>
          <table:table-cell office:value-type="float" office:value="1.0890373710000001" table:style-name="ce1">
            <text:p>1,089037371</text:p>
          </table:table-cell>
          <table:table-cell office:value-type="float" office:value="14.576498559999999" table:style-name="ce1">
            <text:p>14,57649856</text:p>
          </table:table-cell>
          <table:table-cell office:value-type="float" office:value="7.1821980310000004" table:style-name="ce1">
            <text:p>7,182198031</text:p>
          </table:table-cell>
          <table:table-cell office:value-type="float" office:value="3.703586327" table:style-name="ce1">
            <text:p>3,703586327</text:p>
          </table:table-cell>
          <table:table-cell office:value-type="float" office:value="0.869352613" table:style-name="ce1">
            <text:p>0,869352613</text:p>
          </table:table-cell>
          <table:table-cell office:value-type="float" office:value="1.166709193" table:style-name="ce1">
            <text:p>1,166709193</text:p>
          </table:table-cell>
          <table:table-cell table:number-columns-repeated="1636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8054312870000002" table:style-name="ce1">
            <text:p>2,805431287</text:p>
          </table:table-cell>
          <table:table-cell office:value-type="float" office:value="1.0898932459999999" table:style-name="ce1">
            <text:p>1,089893246</text:p>
          </table:table-cell>
          <table:table-cell office:value-type="float" office:value="0.96306059099999997" table:style-name="ce1">
            <text:p>0,963060591</text:p>
          </table:table-cell>
          <table:table-cell office:value-type="float" office:value="0.97356798300000003" table:style-name="ce1">
            <text:p>0,973567983</text:p>
          </table:table-cell>
          <table:table-cell office:value-type="float" office:value="0.99955396699999999" table:style-name="ce1">
            <text:p>0,999553967</text:p>
          </table:table-cell>
          <table:table-cell office:value-type="float" office:value="2.6056959750000002" table:style-name="ce1">
            <text:p>2,605695975</text:p>
          </table:table-cell>
          <table:table-cell office:value-type="float" office:value="1.345620759" table:style-name="ce1">
            <text:p>1,345620759</text:p>
          </table:table-cell>
          <table:table-cell office:value-type="float" office:value="1.2191567240000001" table:style-name="ce1">
            <text:p>1,219156724</text:p>
          </table:table-cell>
          <table:table-cell office:value-type="float" office:value="0.88301215" table:style-name="ce1">
            <text:p>0,88301215</text:p>
          </table:table-cell>
          <table:table-cell office:value-type="float" office:value="0.87426984299999999" table:style-name="ce1">
            <text:p>0,874269843</text:p>
          </table:table-cell>
          <table:table-cell office:value-type="float" office:value="10.30142502" table:style-name="ce1">
            <text:p>10,30142502</text:p>
          </table:table-cell>
          <table:table-cell office:value-type="float" office:value="8.5571292939999992" table:style-name="ce1">
            <text:p>8,557129294</text:p>
          </table:table-cell>
          <table:table-cell office:value-type="float" office:value="3.996713255" table:style-name="ce1">
            <text:p>3,996713255</text:p>
          </table:table-cell>
          <table:table-cell office:value-type="float" office:value="0.85223949300000001" table:style-name="ce1">
            <text:p>0,852239493</text:p>
          </table:table-cell>
          <table:table-cell office:value-type="float" office:value="1.108419263" table:style-name="ce1">
            <text:p>1,108419263</text:p>
          </table:table-cell>
          <table:table-cell office:value-type="float" office:value="14.94420466" table:style-name="ce1">
            <text:p>14,94420466</text:p>
          </table:table-cell>
          <table:table-cell office:value-type="float" office:value="7.4297202340000004" table:style-name="ce1">
            <text:p>7,429720234</text:p>
          </table:table-cell>
          <table:table-cell office:value-type="float" office:value="3.7945437910000002" table:style-name="ce1">
            <text:p>3,794543791</text:p>
          </table:table-cell>
          <table:table-cell office:value-type="float" office:value="0.87172297799999998" table:style-name="ce1">
            <text:p>0,871722978</text:p>
          </table:table-cell>
          <table:table-cell office:value-type="float" office:value="1.1847568100000001" table:style-name="ce1">
            <text:p>1,18475681</text:p>
          </table:table-cell>
          <table:table-cell table:number-columns-repeated="1636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8398234269999998" table:style-name="ce1">
            <text:p>2,839823427</text:p>
          </table:table-cell>
          <table:table-cell office:value-type="float" office:value="1.104205426" table:style-name="ce1">
            <text:p>1,104205426</text:p>
          </table:table-cell>
          <table:table-cell office:value-type="float" office:value="0.96661543999999999" table:style-name="ce1">
            <text:p>0,96661544</text:p>
          </table:table-cell>
          <table:table-cell office:value-type="float" office:value="0.97486654100000003" table:style-name="ce1">
            <text:p>0,974866541</text:p>
          </table:table-cell>
          <table:table-cell office:value-type="float" office:value="1.0027003249999999" table:style-name="ce1">
            <text:p>1,002700325</text:p>
          </table:table-cell>
          <table:table-cell office:value-type="float" office:value="2.6570288899999999" table:style-name="ce1">
            <text:p>2,65702889</text:p>
          </table:table-cell>
          <table:table-cell office:value-type="float" office:value="1.3674920230000001" table:style-name="ce1">
            <text:p>1,367492023</text:p>
          </table:table-cell>
          <table:table-cell office:value-type="float" office:value="1.23019017" table:style-name="ce1">
            <text:p>1,23019017</text:p>
          </table:table-cell>
          <table:table-cell office:value-type="float" office:value="0.88669589400000004" table:style-name="ce1">
            <text:p>0,886695894</text:p>
          </table:table-cell>
          <table:table-cell office:value-type="float" office:value="0.87703099900000003" table:style-name="ce1">
            <text:p>0,877030999</text:p>
          </table:table-cell>
          <table:table-cell office:value-type="float" office:value="10.635826489999999" table:style-name="ce1">
            <text:p>10,63582649</text:p>
          </table:table-cell>
          <table:table-cell office:value-type="float" office:value="8.8617042149999996" table:style-name="ce1">
            <text:p>8,861704215</text:p>
          </table:table-cell>
          <table:table-cell office:value-type="float" office:value="4.1162740500000004" table:style-name="ce1">
            <text:p>4,11627405</text:p>
          </table:table-cell>
          <table:table-cell office:value-type="float" office:value="0.86305952600000002" table:style-name="ce1">
            <text:p>0,863059526</text:p>
          </table:table-cell>
          <table:table-cell office:value-type="float" office:value="1.125208811" table:style-name="ce1">
            <text:p>1,125208811</text:p>
          </table:table-cell>
          <table:table-cell office:value-type="float" office:value="15.347192700000001" table:style-name="ce1">
            <text:p>15,3471927</text:p>
          </table:table-cell>
          <table:table-cell office:value-type="float" office:value="7.715731688" table:style-name="ce1">
            <text:p>7,715731688</text:p>
          </table:table-cell>
          <table:table-cell office:value-type="float" office:value="3.900780492" table:style-name="ce1">
            <text:p>3,900780492</text:p>
          </table:table-cell>
          <table:table-cell office:value-type="float" office:value="0.87662360100000003" table:style-name="ce1">
            <text:p>0,876623601</text:p>
          </table:table-cell>
          <table:table-cell office:value-type="float" office:value="1.203044813" table:style-name="ce1">
            <text:p>1,203044813</text:p>
          </table:table-cell>
          <table:table-cell table:number-columns-repeated="1636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8652397170000001" table:style-name="ce1">
            <text:p>2,865239717</text:p>
          </table:table-cell>
          <table:table-cell office:value-type="float" office:value="1.1211077270000001" table:style-name="ce1">
            <text:p>1,121107727</text:p>
          </table:table-cell>
          <table:table-cell office:value-type="float" office:value="0.97414322399999997" table:style-name="ce1">
            <text:p>0,974143224</text:p>
          </table:table-cell>
          <table:table-cell office:value-type="float" office:value="0.98097341100000002" table:style-name="ce1">
            <text:p>0,980973411</text:p>
          </table:table-cell>
          <table:table-cell office:value-type="float" office:value="1.005060909" table:style-name="ce1">
            <text:p>1,005060909</text:p>
          </table:table-cell>
          <table:table-cell office:value-type="float" office:value="2.7117433819999999" table:style-name="ce1">
            <text:p>2,711743382</text:p>
          </table:table-cell>
          <table:table-cell office:value-type="float" office:value="1.384447424" table:style-name="ce1">
            <text:p>1,384447424</text:p>
          </table:table-cell>
          <table:table-cell office:value-type="float" office:value="1.2446901539999999" table:style-name="ce1">
            <text:p>1,244690154</text:p>
          </table:table-cell>
          <table:table-cell office:value-type="float" office:value="0.89373199800000003" table:style-name="ce1">
            <text:p>0,893731998</text:p>
          </table:table-cell>
          <table:table-cell office:value-type="float" office:value="0.88323420100000005" table:style-name="ce1">
            <text:p>0,883234201</text:p>
          </table:table-cell>
          <table:table-cell office:value-type="float" office:value="11.03261975" table:style-name="ce1">
            <text:p>11,03261975</text:p>
          </table:table-cell>
          <table:table-cell office:value-type="float" office:value="9.1937004269999996" table:style-name="ce1">
            <text:p>9,193700427</text:p>
          </table:table-cell>
          <table:table-cell office:value-type="float" office:value="4.2383462249999999" table:style-name="ce1">
            <text:p>4,238346225</text:p>
          </table:table-cell>
          <table:table-cell office:value-type="float" office:value="0.87649386799999995" table:style-name="ce1">
            <text:p>0,876493868</text:p>
          </table:table-cell>
          <table:table-cell office:value-type="float" office:value="1.145788928" table:style-name="ce1">
            <text:p>1,145788928</text:p>
          </table:table-cell>
          <table:table-cell office:value-type="float" office:value="15.763376170000001" table:style-name="ce1">
            <text:p>15,76337617</text:p>
          </table:table-cell>
          <table:table-cell office:value-type="float" office:value="8.0144028209999991" table:style-name="ce1">
            <text:p>8,014402821</text:p>
          </table:table-cell>
          <table:table-cell office:value-type="float" office:value="4.0079457769999998" table:style-name="ce1">
            <text:p>4,007945777</text:p>
          </table:table-cell>
          <table:table-cell office:value-type="float" office:value="0.88829936099999995" table:style-name="ce1">
            <text:p>0,888299361</text:p>
          </table:table-cell>
          <table:table-cell office:value-type="float" office:value="1.222082259" table:style-name="ce1">
            <text:p>1,222082259</text:p>
          </table:table-cell>
          <table:table-cell table:number-columns-repeated="1636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883185251" table:style-name="ce1">
            <text:p>2,883185251</text:p>
          </table:table-cell>
          <table:table-cell office:value-type="float" office:value="1.1418024259999999" table:style-name="ce1">
            <text:p>1,141802426</text:p>
          </table:table-cell>
          <table:table-cell office:value-type="float" office:value="0.97911498200000002" table:style-name="ce1">
            <text:p>0,979114982</text:p>
          </table:table-cell>
          <table:table-cell office:value-type="float" office:value="0.98664384199999999" table:style-name="ce1">
            <text:p>0,986643842</text:p>
          </table:table-cell>
          <table:table-cell office:value-type="float" office:value="1.015318363" table:style-name="ce1">
            <text:p>1,015318363</text:p>
          </table:table-cell>
          <table:table-cell office:value-type="float" office:value="2.7761582530000002" table:style-name="ce1">
            <text:p>2,776158253</text:p>
          </table:table-cell>
          <table:table-cell office:value-type="float" office:value="1.4061752270000001" table:style-name="ce1">
            <text:p>1,406175227</text:p>
          </table:table-cell>
          <table:table-cell office:value-type="float" office:value="1.2581422799999999" table:style-name="ce1">
            <text:p>1,25814228</text:p>
          </table:table-cell>
          <table:table-cell office:value-type="float" office:value="0.90138433200000001" table:style-name="ce1">
            <text:p>0,901384332</text:p>
          </table:table-cell>
          <table:table-cell office:value-type="float" office:value="0.88844769999999995" table:style-name="ce1">
            <text:p>0,8884477</text:p>
          </table:table-cell>
          <table:table-cell office:value-type="float" office:value="11.487758550000001" table:style-name="ce1">
            <text:p>11,48775855</text:p>
          </table:table-cell>
          <table:table-cell office:value-type="float" office:value="9.5401722630000005" table:style-name="ce1">
            <text:p>9,540172263</text:p>
          </table:table-cell>
          <table:table-cell office:value-type="float" office:value="4.3691662539999996" table:style-name="ce1">
            <text:p>4,369166254</text:p>
          </table:table-cell>
          <table:table-cell office:value-type="float" office:value="0.89067871200000004" table:style-name="ce1">
            <text:p>0,890678712</text:p>
          </table:table-cell>
          <table:table-cell office:value-type="float" office:value="1.1658604109999999" table:style-name="ce1">
            <text:p>1,165860411</text:p>
          </table:table-cell>
          <table:table-cell office:value-type="float" office:value="16.237096139999998" table:style-name="ce1">
            <text:p>16,23709614</text:p>
          </table:table-cell>
          <table:table-cell office:value-type="float" office:value="8.3459050720000008" table:style-name="ce1">
            <text:p>8,345905072</text:p>
          </table:table-cell>
          <table:table-cell office:value-type="float" office:value="4.1291641739999996" table:style-name="ce1">
            <text:p>4,129164174</text:p>
          </table:table-cell>
          <table:table-cell office:value-type="float" office:value="0.90517231799999998" table:style-name="ce1">
            <text:p>0,905172318</text:p>
          </table:table-cell>
          <table:table-cell office:value-type="float" office:value="1.238387004" table:style-name="ce1">
            <text:p>1,238387004</text:p>
          </table:table-cell>
          <table:table-cell table:number-columns-repeated="1636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879983169" table:style-name="ce1">
            <text:p>2,879983169</text:p>
          </table:table-cell>
          <table:table-cell office:value-type="float" office:value="1.1545495779999999" table:style-name="ce1">
            <text:p>1,154549578</text:p>
          </table:table-cell>
          <table:table-cell office:value-type="float" office:value="0.98472206699999998" table:style-name="ce1">
            <text:p>0,984722067</text:p>
          </table:table-cell>
          <table:table-cell office:value-type="float" office:value="0.98983821800000005" table:style-name="ce1">
            <text:p>0,989838218</text:p>
          </table:table-cell>
          <table:table-cell office:value-type="float" office:value="1.0175322250000001" table:style-name="ce1">
            <text:p>1,017532225</text:p>
          </table:table-cell>
          <table:table-cell office:value-type="float" office:value="2.828544301" table:style-name="ce1">
            <text:p>2,828544301</text:p>
          </table:table-cell>
          <table:table-cell office:value-type="float" office:value="1.414270986" table:style-name="ce1">
            <text:p>1,414270986</text:p>
          </table:table-cell>
          <table:table-cell office:value-type="float" office:value="1.2660456710000001" table:style-name="ce1">
            <text:p>1,266045671</text:p>
          </table:table-cell>
          <table:table-cell office:value-type="float" office:value="0.90528386000000005" table:style-name="ce1">
            <text:p>0,90528386</text:p>
          </table:table-cell>
          <table:table-cell office:value-type="float" office:value="0.88892279799999996" table:style-name="ce1">
            <text:p>0,888922798</text:p>
          </table:table-cell>
          <table:table-cell office:value-type="float" office:value="11.97202177" table:style-name="ce1">
            <text:p>11,97202177</text:p>
          </table:table-cell>
          <table:table-cell office:value-type="float" office:value="9.9103488679999998" table:style-name="ce1">
            <text:p>9,910348868</text:p>
          </table:table-cell>
          <table:table-cell office:value-type="float" office:value="4.4953246189999998" table:style-name="ce1">
            <text:p>4,495324619</text:p>
          </table:table-cell>
          <table:table-cell office:value-type="float" office:value="0.90165169099999998" table:style-name="ce1">
            <text:p>0,901651691</text:p>
          </table:table-cell>
          <table:table-cell office:value-type="float" office:value="1.190744947" table:style-name="ce1">
            <text:p>1,190744947</text:p>
          </table:table-cell>
          <table:table-cell office:value-type="float" office:value="16.77455565" table:style-name="ce1">
            <text:p>16,77455565</text:p>
          </table:table-cell>
          <table:table-cell office:value-type="float" office:value="8.6829260020000003" table:style-name="ce1">
            <text:p>8,682926002</text:p>
          </table:table-cell>
          <table:table-cell office:value-type="float" office:value="4.252194276" table:style-name="ce1">
            <text:p>4,252194276</text:p>
          </table:table-cell>
          <table:table-cell office:value-type="float" office:value="0.91846596000000003" table:style-name="ce1">
            <text:p>0,91846596</text:p>
          </table:table-cell>
          <table:table-cell office:value-type="float" office:value="1.2545067910000001" table:style-name="ce1">
            <text:p>1,254506791</text:p>
          </table:table-cell>
          <table:table-cell table:number-columns-repeated="1636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8798290369999999" table:style-name="ce1">
            <text:p>2,879829037</text:p>
          </table:table-cell>
          <table:table-cell office:value-type="float" office:value="1.1701998570000001" table:style-name="ce1">
            <text:p>1,170199857</text:p>
          </table:table-cell>
          <table:table-cell office:value-type="float" office:value="0.98640447200000003" table:style-name="ce1">
            <text:p>0,986404472</text:p>
          </table:table-cell>
          <table:table-cell office:value-type="float" office:value="0.99190862000000002" table:style-name="ce1">
            <text:p>0,99190862</text:p>
          </table:table-cell>
          <table:table-cell office:value-type="float" office:value="1.0208448670000001" table:style-name="ce1">
            <text:p>1,020844867</text:p>
          </table:table-cell>
          <table:table-cell office:value-type="float" office:value="2.8868852889999999" table:style-name="ce1">
            <text:p>2,886885289</text:p>
          </table:table-cell>
          <table:table-cell office:value-type="float" office:value="1.429789915" table:style-name="ce1">
            <text:p>1,429789915</text:p>
          </table:table-cell>
          <table:table-cell office:value-type="float" office:value="1.277642527" table:style-name="ce1">
            <text:p>1,277642527</text:p>
          </table:table-cell>
          <table:table-cell office:value-type="float" office:value="0.90930402600000004" table:style-name="ce1">
            <text:p>0,909304026</text:p>
          </table:table-cell>
          <table:table-cell office:value-type="float" office:value="0.88819897199999998" table:style-name="ce1">
            <text:p>0,888198972</text:p>
          </table:table-cell>
          <table:table-cell office:value-type="float" office:value="12.536462119999999" table:style-name="ce1">
            <text:p>12,53646212</text:p>
          </table:table-cell>
          <table:table-cell office:value-type="float" office:value="10.30731819" table:style-name="ce1">
            <text:p>10,30731819</text:p>
          </table:table-cell>
          <table:table-cell office:value-type="float" office:value="4.642174539" table:style-name="ce1">
            <text:p>4,642174539</text:p>
          </table:table-cell>
          <table:table-cell office:value-type="float" office:value="0.90679019999999999" table:style-name="ce1">
            <text:p>0,9067902</text:p>
          </table:table-cell>
          <table:table-cell office:value-type="float" office:value="1.209681784" table:style-name="ce1">
            <text:p>1,209681784</text:p>
          </table:table-cell>
          <table:table-cell office:value-type="float" office:value="17.445850879999998" table:style-name="ce1">
            <text:p>17,44585088</text:p>
          </table:table-cell>
          <table:table-cell office:value-type="float" office:value="9.0650308210000006" table:style-name="ce1">
            <text:p>9,065030821</text:p>
          </table:table-cell>
          <table:table-cell office:value-type="float" office:value="4.387005126" table:style-name="ce1">
            <text:p>4,387005126</text:p>
          </table:table-cell>
          <table:table-cell office:value-type="float" office:value="0.93046124600000002" table:style-name="ce1">
            <text:p>0,930461246</text:p>
          </table:table-cell>
          <table:table-cell office:value-type="float" office:value="1.2775648690000001" table:style-name="ce1">
            <text:p>1,277564869</text:p>
          </table:table-cell>
          <table:table-cell table:number-columns-repeated="1636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8765285669999998" table:style-name="ce1">
            <text:p>2,876528567</text:p>
          </table:table-cell>
          <table:table-cell office:value-type="float" office:value="1.1833488860000001" table:style-name="ce1">
            <text:p>1,183348886</text:p>
          </table:table-cell>
          <table:table-cell office:value-type="float" office:value="0.99332972100000005" table:style-name="ce1">
            <text:p>0,993329721</text:p>
          </table:table-cell>
          <table:table-cell office:value-type="float" office:value="0.99547511300000002" table:style-name="ce1">
            <text:p>0,995475113</text:p>
          </table:table-cell>
          <table:table-cell office:value-type="float" office:value="1.021650205" table:style-name="ce1">
            <text:p>1,021650205</text:p>
          </table:table-cell>
          <table:table-cell office:value-type="float" office:value="2.9388665719999998" table:style-name="ce1">
            <text:p>2,938866572</text:p>
          </table:table-cell>
          <table:table-cell office:value-type="float" office:value="1.443914291" table:style-name="ce1">
            <text:p>1,443914291</text:p>
          </table:table-cell>
          <table:table-cell office:value-type="float" office:value="1.2883700819999999" table:style-name="ce1">
            <text:p>1,288370082</text:p>
          </table:table-cell>
          <table:table-cell office:value-type="float" office:value="0.91032977100000001" table:style-name="ce1">
            <text:p>0,910329771</text:p>
          </table:table-cell>
          <table:table-cell office:value-type="float" office:value="0.89281906499999997" table:style-name="ce1">
            <text:p>0,892819065</text:p>
          </table:table-cell>
          <table:table-cell office:value-type="float" office:value="13.15606225" table:style-name="ce1">
            <text:p>13,15606225</text:p>
          </table:table-cell>
          <table:table-cell office:value-type="float" office:value="10.78563282" table:style-name="ce1">
            <text:p>10,78563282</text:p>
          </table:table-cell>
          <table:table-cell office:value-type="float" office:value="4.7957233380000002" table:style-name="ce1">
            <text:p>4,795723338</text:p>
          </table:table-cell>
          <table:table-cell office:value-type="float" office:value="0.91550544899999997" table:style-name="ce1">
            <text:p>0,915505449</text:p>
          </table:table-cell>
          <table:table-cell office:value-type="float" office:value="1.2357786239999999" table:style-name="ce1">
            <text:p>1,235778624</text:p>
          </table:table-cell>
          <table:table-cell office:value-type="float" office:value="18.23157909" table:style-name="ce1">
            <text:p>18,23157909</text:p>
          </table:table-cell>
          <table:table-cell office:value-type="float" office:value="9.4858244339999995" table:style-name="ce1">
            <text:p>9,485824434</text:p>
          </table:table-cell>
          <table:table-cell office:value-type="float" office:value="4.5220959110000001" table:style-name="ce1">
            <text:p>4,522095911</text:p>
          </table:table-cell>
          <table:table-cell office:value-type="float" office:value="0.93763992299999999" table:style-name="ce1">
            <text:p>0,937639923</text:p>
          </table:table-cell>
          <table:table-cell office:value-type="float" office:value="1.3076036230000001" table:style-name="ce1">
            <text:p>1,307603623</text:p>
          </table:table-cell>
          <table:table-cell table:number-columns-repeated="1636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8839268809999998" table:style-name="ce1">
            <text:p>2,883926881</text:p>
          </table:table-cell>
          <table:table-cell office:value-type="float" office:value="1.2057935200000001" table:style-name="ce1">
            <text:p>1,20579352</text:p>
          </table:table-cell>
          <table:table-cell office:value-type="float" office:value="1.0068085229999999" table:style-name="ce1">
            <text:p>1,006808523</text:p>
          </table:table-cell>
          <table:table-cell office:value-type="float" office:value="1.004418595" table:style-name="ce1">
            <text:p>1,004418595</text:p>
          </table:table-cell>
          <table:table-cell office:value-type="float" office:value="1.029304614" table:style-name="ce1">
            <text:p>1,029304614</text:p>
          </table:table-cell>
          <table:table-cell office:value-type="float" office:value="3.0100813959999999" table:style-name="ce1">
            <text:p>3,010081396</text:p>
          </table:table-cell>
          <table:table-cell office:value-type="float" office:value="1.471204465" table:style-name="ce1">
            <text:p>1,471204465</text:p>
          </table:table-cell>
          <table:table-cell office:value-type="float" office:value="1.309373677" table:style-name="ce1">
            <text:p>1,309373677</text:p>
          </table:table-cell>
          <table:table-cell office:value-type="float" office:value="0.92262946700000004" table:style-name="ce1">
            <text:p>0,922629467</text:p>
          </table:table-cell>
          <table:table-cell office:value-type="float" office:value="0.90252223799999998" table:style-name="ce1">
            <text:p>0,902522238</text:p>
          </table:table-cell>
          <table:table-cell office:value-type="float" office:value="13.858340569999999" table:style-name="ce1">
            <text:p>13,85834057</text:p>
          </table:table-cell>
          <table:table-cell office:value-type="float" office:value="11.3152662" table:style-name="ce1">
            <text:p>11,3152662</text:p>
          </table:table-cell>
          <table:table-cell office:value-type="float" office:value="4.9680589919999996" table:style-name="ce1">
            <text:p>4,968058992</text:p>
          </table:table-cell>
          <table:table-cell office:value-type="float" office:value="0.93260337800000004" table:style-name="ce1">
            <text:p>0,932603378</text:p>
          </table:table-cell>
          <table:table-cell office:value-type="float" office:value="1.2637457910000001" table:style-name="ce1">
            <text:p>1,263745791</text:p>
          </table:table-cell>
          <table:table-cell office:value-type="float" office:value="19.167162579999999" table:style-name="ce1">
            <text:p>19,16716258</text:p>
          </table:table-cell>
          <table:table-cell office:value-type="float" office:value="9.9799285169999994" table:style-name="ce1">
            <text:p>9,979928517</text:p>
          </table:table-cell>
          <table:table-cell office:value-type="float" office:value="4.6761566050000001" table:style-name="ce1">
            <text:p>4,676156605</text:p>
          </table:table-cell>
          <table:table-cell office:value-type="float" office:value="0.956185799" table:style-name="ce1">
            <text:p>0,956185799</text:p>
          </table:table-cell>
          <table:table-cell office:value-type="float" office:value="1.339921449" table:style-name="ce1">
            <text:p>1,339921449</text:p>
          </table:table-cell>
          <table:table-cell table:number-columns-repeated="1636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8891403800000002" table:style-name="ce1">
            <text:p>2,88914038</text:p>
          </table:table-cell>
          <table:table-cell office:value-type="float" office:value="1.2242173759999999" table:style-name="ce1">
            <text:p>1,224217376</text:p>
          </table:table-cell>
          <table:table-cell office:value-type="float" office:value="1.0211480909999999" table:style-name="ce1">
            <text:p>1,021148091</text:p>
          </table:table-cell>
          <table:table-cell office:value-type="float" office:value="1.0137924599999999" table:style-name="ce1">
            <text:p>1,01379246</text:p>
          </table:table-cell>
          <table:table-cell office:value-type="float" office:value="1.0387730319999999" table:style-name="ce1">
            <text:p>1,038773032</text:p>
          </table:table-cell>
          <table:table-cell office:value-type="float" office:value="3.0797708689999999" table:style-name="ce1">
            <text:p>3,079770869</text:p>
          </table:table-cell>
          <table:table-cell office:value-type="float" office:value="1.4925670959999999" table:style-name="ce1">
            <text:p>1,492567096</text:p>
          </table:table-cell>
          <table:table-cell office:value-type="float" office:value="1.320979782" table:style-name="ce1">
            <text:p>1,320979782</text:p>
          </table:table-cell>
          <table:table-cell office:value-type="float" office:value="0.93512834899999997" table:style-name="ce1">
            <text:p>0,935128349</text:p>
          </table:table-cell>
          <table:table-cell office:value-type="float" office:value="0.91656053800000004" table:style-name="ce1">
            <text:p>0,916560538</text:p>
          </table:table-cell>
          <table:table-cell office:value-type="float" office:value="14.55913234" table:style-name="ce1">
            <text:p>14,55913234</text:p>
          </table:table-cell>
          <table:table-cell office:value-type="float" office:value="11.86150984" table:style-name="ce1">
            <text:p>11,86150984</text:p>
          </table:table-cell>
          <table:table-cell office:value-type="float" office:value="5.1377974450000004" table:style-name="ce1">
            <text:p>5,137797445</text:p>
          </table:table-cell>
          <table:table-cell office:value-type="float" office:value="0.95004039699999998" table:style-name="ce1">
            <text:p>0,950040397</text:p>
          </table:table-cell>
          <table:table-cell office:value-type="float" office:value="1.3015803399999999" table:style-name="ce1">
            <text:p>1,30158034</text:p>
          </table:table-cell>
          <table:table-cell office:value-type="float" office:value="20.234141210000001" table:style-name="ce1">
            <text:p>20,23414121</text:p>
          </table:table-cell>
          <table:table-cell office:value-type="float" office:value="10.497011430000001" table:style-name="ce1">
            <text:p>10,49701143</text:p>
          </table:table-cell>
          <table:table-cell office:value-type="float" office:value="4.8299082049999997" table:style-name="ce1">
            <text:p>4,829908205</text:p>
          </table:table-cell>
          <table:table-cell office:value-type="float" office:value="0.96885078800000002" table:style-name="ce1">
            <text:p>0,968850788</text:p>
          </table:table-cell>
          <table:table-cell office:value-type="float" office:value="1.369676541" table:style-name="ce1">
            <text:p>1,369676541</text:p>
          </table:table-cell>
          <table:table-cell table:number-columns-repeated="1636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9046819770000001" table:style-name="ce1">
            <text:p>2,904681977</text:p>
          </table:table-cell>
          <table:table-cell office:value-type="float" office:value="1.2498838329999999" table:style-name="ce1">
            <text:p>1,249883833</text:p>
          </table:table-cell>
          <table:table-cell office:value-type="float" office:value="1.032720914" table:style-name="ce1">
            <text:p>1,032720914</text:p>
          </table:table-cell>
          <table:table-cell office:value-type="float" office:value="1.0266508839999999" table:style-name="ce1">
            <text:p>1,026650884</text:p>
          </table:table-cell>
          <table:table-cell office:value-type="float" office:value="1.0539048959999999" table:style-name="ce1">
            <text:p>1,053904896</text:p>
          </table:table-cell>
          <table:table-cell office:value-type="float" office:value="3.156183355" table:style-name="ce1">
            <text:p>3,156183355</text:p>
          </table:table-cell>
          <table:table-cell office:value-type="float" office:value="1.520072461" table:style-name="ce1">
            <text:p>1,520072461</text:p>
          </table:table-cell>
          <table:table-cell office:value-type="float" office:value="1.3353140139999999" table:style-name="ce1">
            <text:p>1,335314014</text:p>
          </table:table-cell>
          <table:table-cell office:value-type="float" office:value="0.95241343000000001" table:style-name="ce1">
            <text:p>0,95241343</text:p>
          </table:table-cell>
          <table:table-cell office:value-type="float" office:value="0.93018961899999997" table:style-name="ce1">
            <text:p>0,930189619</text:p>
          </table:table-cell>
          <table:table-cell office:value-type="float" office:value="15.29272314" table:style-name="ce1">
            <text:p>15,29272314</text:p>
          </table:table-cell>
          <table:table-cell office:value-type="float" office:value="12.394239750000001" table:style-name="ce1">
            <text:p>12,39423975</text:p>
          </table:table-cell>
          <table:table-cell office:value-type="float" office:value="5.3141663059999997" table:style-name="ce1">
            <text:p>5,314166306</text:p>
          </table:table-cell>
          <table:table-cell office:value-type="float" office:value="0.96279863499999996" table:style-name="ce1">
            <text:p>0,962798635</text:p>
          </table:table-cell>
          <table:table-cell office:value-type="float" office:value="1.3326994969999999" table:style-name="ce1">
            <text:p>1,332699497</text:p>
          </table:table-cell>
          <table:table-cell office:value-type="float" office:value="21.345888890000001" table:style-name="ce1">
            <text:p>21,34588889</text:p>
          </table:table-cell>
          <table:table-cell office:value-type="float" office:value="11.017617960000001" table:style-name="ce1">
            <text:p>11,01761796</text:p>
          </table:table-cell>
          <table:table-cell office:value-type="float" office:value="4.9953838199999998" table:style-name="ce1">
            <text:p>4,99538382</text:p>
          </table:table-cell>
          <table:table-cell office:value-type="float" office:value="0.98484039300000004" table:style-name="ce1">
            <text:p>0,984840393</text:p>
          </table:table-cell>
          <table:table-cell office:value-type="float" office:value="1.396973236" table:style-name="ce1">
            <text:p>1,396973236</text:p>
          </table:table-cell>
          <table:table-cell table:number-columns-repeated="1636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9286660289999999" table:style-name="ce1">
            <text:p>2,928666029</text:p>
          </table:table-cell>
          <table:table-cell office:value-type="float" office:value="1.2744793729999999" table:style-name="ce1">
            <text:p>1,274479373</text:p>
          </table:table-cell>
          <table:table-cell office:value-type="float" office:value="1.051670793" table:style-name="ce1">
            <text:p>1,051670793</text:p>
          </table:table-cell>
          <table:table-cell office:value-type="float" office:value="1.039855806" table:style-name="ce1">
            <text:p>1,039855806</text:p>
          </table:table-cell>
          <table:table-cell office:value-type="float" office:value="1.0674992969999999" table:style-name="ce1">
            <text:p>1,067499297</text:p>
          </table:table-cell>
          <table:table-cell office:value-type="float" office:value="3.2200532609999999" table:style-name="ce1">
            <text:p>3,220053261</text:p>
          </table:table-cell>
          <table:table-cell office:value-type="float" office:value="1.543754686" table:style-name="ce1">
            <text:p>1,543754686</text:p>
          </table:table-cell>
          <table:table-cell office:value-type="float" office:value="1.3452099390000001" table:style-name="ce1">
            <text:p>1,345209939</text:p>
          </table:table-cell>
          <table:table-cell office:value-type="float" office:value="0.968675493" table:style-name="ce1">
            <text:p>0,968675493</text:p>
          </table:table-cell>
          <table:table-cell office:value-type="float" office:value="0.943759715" table:style-name="ce1">
            <text:p>0,943759715</text:p>
          </table:table-cell>
          <table:table-cell office:value-type="float" office:value="16.087354869999999" table:style-name="ce1">
            <text:p>16,08735487</text:p>
          </table:table-cell>
          <table:table-cell office:value-type="float" office:value="12.867202819999999" table:style-name="ce1">
            <text:p>12,86720282</text:p>
          </table:table-cell>
          <table:table-cell office:value-type="float" office:value="5.4879496110000003" table:style-name="ce1">
            <text:p>5,487949611</text:p>
          </table:table-cell>
          <table:table-cell office:value-type="float" office:value="0.979687894" table:style-name="ce1">
            <text:p>0,979687894</text:p>
          </table:table-cell>
          <table:table-cell office:value-type="float" office:value="1.3702189659999999" table:style-name="ce1">
            <text:p>1,370218966</text:p>
          </table:table-cell>
          <table:table-cell office:value-type="float" office:value="22.49501192" table:style-name="ce1">
            <text:p>22,49501192</text:p>
          </table:table-cell>
          <table:table-cell office:value-type="float" office:value="11.476190689999999" table:style-name="ce1">
            <text:p>11,47619069</text:p>
          </table:table-cell>
          <table:table-cell office:value-type="float" office:value="5.1503607059999998" table:style-name="ce1">
            <text:p>5,150360706</text:p>
          </table:table-cell>
          <table:table-cell office:value-type="float" office:value="1.0041258049999999" table:style-name="ce1">
            <text:p>1,004125805</text:p>
          </table:table-cell>
          <table:table-cell office:value-type="float" office:value="1.4343774030000001" table:style-name="ce1">
            <text:p>1,434377403</text:p>
          </table:table-cell>
          <table:table-cell table:number-columns-repeated="1636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9709038489999999" table:style-name="ce1">
            <text:p>2,970903849</text:p>
          </table:table-cell>
          <table:table-cell office:value-type="float" office:value="1.3003529199999999" table:style-name="ce1">
            <text:p>1,30035292</text:p>
          </table:table-cell>
          <table:table-cell office:value-type="float" office:value="1.0693573869999999" table:style-name="ce1">
            <text:p>1,069357387</text:p>
          </table:table-cell>
          <table:table-cell office:value-type="float" office:value="1.053207451" table:style-name="ce1">
            <text:p>1,053207451</text:p>
          </table:table-cell>
          <table:table-cell office:value-type="float" office:value="1.0809467989999999" table:style-name="ce1">
            <text:p>1,080946799</text:p>
          </table:table-cell>
          <table:table-cell office:value-type="float" office:value="3.2918372709999999" table:style-name="ce1">
            <text:p>3,291837271</text:p>
          </table:table-cell>
          <table:table-cell office:value-type="float" office:value="1.5710155159999999" table:style-name="ce1">
            <text:p>1,571015516</text:p>
          </table:table-cell>
          <table:table-cell office:value-type="float" office:value="1.3631046099999999" table:style-name="ce1">
            <text:p>1,36310461</text:p>
          </table:table-cell>
          <table:table-cell office:value-type="float" office:value="0.98160831400000004" table:style-name="ce1">
            <text:p>0,981608314</text:p>
          </table:table-cell>
          <table:table-cell office:value-type="float" office:value="0.95837446699999995" table:style-name="ce1">
            <text:p>0,958374467</text:p>
          </table:table-cell>
          <table:table-cell office:value-type="float" office:value="16.960584189999999" table:style-name="ce1">
            <text:p>16,96058419</text:p>
          </table:table-cell>
          <table:table-cell office:value-type="float" office:value="13.29331101" table:style-name="ce1">
            <text:p>13,29331101</text:p>
          </table:table-cell>
          <table:table-cell office:value-type="float" office:value="5.646861425" table:style-name="ce1">
            <text:p>5,646861425</text:p>
          </table:table-cell>
          <table:table-cell office:value-type="float" office:value="1.0029107740000001" table:style-name="ce1">
            <text:p>1,002910774</text:p>
          </table:table-cell>
          <table:table-cell office:value-type="float" office:value="1.406798698" table:style-name="ce1">
            <text:p>1,406798698</text:p>
          </table:table-cell>
          <table:table-cell office:value-type="float" office:value="23.538877370000002" table:style-name="ce1">
            <text:p>23,53887737</text:p>
          </table:table-cell>
          <table:table-cell office:value-type="float" office:value="11.872727039999999" table:style-name="ce1">
            <text:p>11,87272704</text:p>
          </table:table-cell>
          <table:table-cell office:value-type="float" office:value="5.297384643" table:style-name="ce1">
            <text:p>5,297384643</text:p>
          </table:table-cell>
          <table:table-cell office:value-type="float" office:value="1.0275738350000001" table:style-name="ce1">
            <text:p>1,027573835</text:p>
          </table:table-cell>
          <table:table-cell office:value-type="float" office:value="1.4729814240000001" table:style-name="ce1">
            <text:p>1,472981424</text:p>
          </table:table-cell>
          <table:table-cell table:number-columns-repeated="1636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.024410611" table:style-name="ce1">
            <text:p>3,024410611</text:p>
          </table:table-cell>
          <table:table-cell office:value-type="float" office:value="1.325450276" table:style-name="ce1">
            <text:p>1,325450276</text:p>
          </table:table-cell>
          <table:table-cell office:value-type="float" office:value="1.0857790009999999" table:style-name="ce1">
            <text:p>1,085779001</text:p>
          </table:table-cell>
          <table:table-cell office:value-type="float" office:value="1.0635081799999999" table:style-name="ce1">
            <text:p>1,06350818</text:p>
          </table:table-cell>
          <table:table-cell office:value-type="float" office:value="1.08932948" table:style-name="ce1">
            <text:p>1,08932948</text:p>
          </table:table-cell>
          <table:table-cell office:value-type="float" office:value="3.3641480800000001" table:style-name="ce1">
            <text:p>3,36414808</text:p>
          </table:table-cell>
          <table:table-cell office:value-type="float" office:value="1.5983643780000001" table:style-name="ce1">
            <text:p>1,598364378</text:p>
          </table:table-cell>
          <table:table-cell office:value-type="float" office:value="1.3756355039999999" table:style-name="ce1">
            <text:p>1,375635504</text:p>
          </table:table-cell>
          <table:table-cell office:value-type="float" office:value="0.99551945600000002" table:style-name="ce1">
            <text:p>0,995519456</text:p>
          </table:table-cell>
          <table:table-cell office:value-type="float" office:value="0.97349477100000004" table:style-name="ce1">
            <text:p>0,973494771</text:p>
          </table:table-cell>
          <table:table-cell office:value-type="float" office:value="17.752502" table:style-name="ce1">
            <text:p>17,752502</text:p>
          </table:table-cell>
          <table:table-cell office:value-type="float" office:value="13.626312609999999" table:style-name="ce1">
            <text:p>13,62631261</text:p>
          </table:table-cell>
          <table:table-cell office:value-type="float" office:value="5.78438914" table:style-name="ce1">
            <text:p>5,78438914</text:p>
          </table:table-cell>
          <table:table-cell office:value-type="float" office:value="1.0258114169999999" table:style-name="ce1">
            <text:p>1,025811417</text:p>
          </table:table-cell>
          <table:table-cell office:value-type="float" office:value="1.4460405869999999" table:style-name="ce1">
            <text:p>1,446040587</text:p>
          </table:table-cell>
          <table:table-cell office:value-type="float" office:value="24.536619229999999" table:style-name="ce1">
            <text:p>24,53661923</text:p>
          </table:table-cell>
          <table:table-cell office:value-type="float" office:value="12.19643909" table:style-name="ce1">
            <text:p>12,19643909</text:p>
          </table:table-cell>
          <table:table-cell office:value-type="float" office:value="5.4303728869999999" table:style-name="ce1">
            <text:p>5,430372887</text:p>
          </table:table-cell>
          <table:table-cell office:value-type="float" office:value="1.0485686839999999" table:style-name="ce1">
            <text:p>1,048568684</text:p>
          </table:table-cell>
          <table:table-cell office:value-type="float" office:value="1.5083347519999999" table:style-name="ce1">
            <text:p>1,508334752</text:p>
          </table:table-cell>
          <table:table-cell table:number-columns-repeated="1636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0898952909999999" table:style-name="ce1">
            <text:p>3,089895291</text:p>
          </table:table-cell>
          <table:table-cell office:value-type="float" office:value="1.351009138" table:style-name="ce1">
            <text:p>1,351009138</text:p>
          </table:table-cell>
          <table:table-cell office:value-type="float" office:value="1.1019770390000001" table:style-name="ce1">
            <text:p>1,101977039</text:p>
          </table:table-cell>
          <table:table-cell office:value-type="float" office:value="1.073719987" table:style-name="ce1">
            <text:p>1,073719987</text:p>
          </table:table-cell>
          <table:table-cell office:value-type="float" office:value="1.102472157" table:style-name="ce1">
            <text:p>1,102472157</text:p>
          </table:table-cell>
          <table:table-cell office:value-type="float" office:value="3.4452328269999999" table:style-name="ce1">
            <text:p>3,445232827</text:p>
          </table:table-cell>
          <table:table-cell office:value-type="float" office:value="1.6322490949999999" table:style-name="ce1">
            <text:p>1,632249095</text:p>
          </table:table-cell>
          <table:table-cell office:value-type="float" office:value="1.3924749240000001" table:style-name="ce1">
            <text:p>1,392474924</text:p>
          </table:table-cell>
          <table:table-cell office:value-type="float" office:value="1.0077937459999999" table:style-name="ce1">
            <text:p>1,007793746</text:p>
          </table:table-cell>
          <table:table-cell office:value-type="float" office:value="0.99069144600000003" table:style-name="ce1">
            <text:p>0,990691446</text:p>
          </table:table-cell>
          <table:table-cell office:value-type="float" office:value="18.47799582" table:style-name="ce1">
            <text:p>18,47799582</text:p>
          </table:table-cell>
          <table:table-cell office:value-type="float" office:value="13.90893513" table:style-name="ce1">
            <text:p>13,90893513</text:p>
          </table:table-cell>
          <table:table-cell office:value-type="float" office:value="5.9048121079999998" table:style-name="ce1">
            <text:p>5,904812108</text:p>
          </table:table-cell>
          <table:table-cell office:value-type="float" office:value="1.045191679" table:style-name="ce1">
            <text:p>1,045191679</text:p>
          </table:table-cell>
          <table:table-cell office:value-type="float" office:value="1.4754758560000001" table:style-name="ce1">
            <text:p>1,475475856</text:p>
          </table:table-cell>
          <table:table-cell office:value-type="float" office:value="25.452545279999999" table:style-name="ce1">
            <text:p>25,45254528</text:p>
          </table:table-cell>
          <table:table-cell office:value-type="float" office:value="12.488434160000001" table:style-name="ce1">
            <text:p>12,48843416</text:p>
          </table:table-cell>
          <table:table-cell office:value-type="float" office:value="5.5477499789999998" table:style-name="ce1">
            <text:p>5,547749979</text:p>
          </table:table-cell>
          <table:table-cell office:value-type="float" office:value="1.0667719149999999" table:style-name="ce1">
            <text:p>1,066771915</text:p>
          </table:table-cell>
          <table:table-cell office:value-type="float" office:value="1.5404071530000001" table:style-name="ce1">
            <text:p>1,540407153</text:p>
          </table:table-cell>
          <table:table-cell table:number-columns-repeated="1636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1824618" table:style-name="ce1">
            <text:p>3,1824618</text:p>
          </table:table-cell>
          <table:table-cell office:value-type="float" office:value="1.3896582129999999" table:style-name="ce1">
            <text:p>1,389658213</text:p>
          </table:table-cell>
          <table:table-cell office:value-type="float" office:value="1.1238185789999999" table:style-name="ce1">
            <text:p>1,123818579</text:p>
          </table:table-cell>
          <table:table-cell office:value-type="float" office:value="1.0850409480000001" table:style-name="ce1">
            <text:p>1,085040948</text:p>
          </table:table-cell>
          <table:table-cell office:value-type="float" office:value="1.1193079450000001" table:style-name="ce1">
            <text:p>1,119307945</text:p>
          </table:table-cell>
          <table:table-cell office:value-type="float" office:value="3.5347716889999998" table:style-name="ce1">
            <text:p>3,534771689</text:p>
          </table:table-cell>
          <table:table-cell office:value-type="float" office:value="1.668531658" table:style-name="ce1">
            <text:p>1,668531658</text:p>
          </table:table-cell>
          <table:table-cell office:value-type="float" office:value="1.408835987" table:style-name="ce1">
            <text:p>1,408835987</text:p>
          </table:table-cell>
          <table:table-cell office:value-type="float" office:value="1.027043589" table:style-name="ce1">
            <text:p>1,027043589</text:p>
          </table:table-cell>
          <table:table-cell office:value-type="float" office:value="1.0075220170000001" table:style-name="ce1">
            <text:p>1,007522017</text:p>
          </table:table-cell>
          <table:table-cell office:value-type="float" office:value="19.005989769999999" table:style-name="ce1">
            <text:p>19,00598977</text:p>
          </table:table-cell>
          <table:table-cell office:value-type="float" office:value="14.14419794" table:style-name="ce1">
            <text:p>14,14419794</text:p>
          </table:table-cell>
          <table:table-cell office:value-type="float" office:value="6.0202390120000002" table:style-name="ce1">
            <text:p>6,020239012</text:p>
          </table:table-cell>
          <table:table-cell office:value-type="float" office:value="1.0681762480000001" table:style-name="ce1">
            <text:p>1,068176248</text:p>
          </table:table-cell>
          <table:table-cell office:value-type="float" office:value="1.509752762" table:style-name="ce1">
            <text:p>1,509752762</text:p>
          </table:table-cell>
          <table:table-cell office:value-type="float" office:value="26.325382529999999" table:style-name="ce1">
            <text:p>26,32538253</text:p>
          </table:table-cell>
          <table:table-cell office:value-type="float" office:value="12.740056409999999" table:style-name="ce1">
            <text:p>12,74005641</text:p>
          </table:table-cell>
          <table:table-cell office:value-type="float" office:value="5.6607841179999996" table:style-name="ce1">
            <text:p>5,660784118</text:p>
          </table:table-cell>
          <table:table-cell office:value-type="float" office:value="1.0927122520000001" table:style-name="ce1">
            <text:p>1,092712252</text:p>
          </table:table-cell>
          <table:table-cell office:value-type="float" office:value="1.5742117550000001" table:style-name="ce1">
            <text:p>1,574211755</text:p>
          </table:table-cell>
          <table:table-cell table:number-columns-repeated="1636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2967195060000001" table:style-name="ce1">
            <text:p>3,296719506</text:p>
          </table:table-cell>
          <table:table-cell office:value-type="float" office:value="1.4270967619999999" table:style-name="ce1">
            <text:p>1,427096762</text:p>
          </table:table-cell>
          <table:table-cell office:value-type="float" office:value="1.152592734" table:style-name="ce1">
            <text:p>1,152592734</text:p>
          </table:table-cell>
          <table:table-cell office:value-type="float" office:value="1.1019432490000001" table:style-name="ce1">
            <text:p>1,101943249</text:p>
          </table:table-cell>
          <table:table-cell office:value-type="float" office:value="1.137970902" table:style-name="ce1">
            <text:p>1,137970902</text:p>
          </table:table-cell>
          <table:table-cell office:value-type="float" office:value="3.6200591879999999" table:style-name="ce1">
            <text:p>3,620059188</text:p>
          </table:table-cell>
          <table:table-cell office:value-type="float" office:value="1.7065435769999999" table:style-name="ce1">
            <text:p>1,706543577</text:p>
          </table:table-cell>
          <table:table-cell office:value-type="float" office:value="1.431934375" table:style-name="ce1">
            <text:p>1,431934375</text:p>
          </table:table-cell>
          <table:table-cell office:value-type="float" office:value="1.0485788469999999" table:style-name="ce1">
            <text:p>1,048578847</text:p>
          </table:table-cell>
          <table:table-cell office:value-type="float" office:value="1.02694259" table:style-name="ce1">
            <text:p>1,02694259</text:p>
          </table:table-cell>
          <table:table-cell office:value-type="float" office:value="19.465684759999998" table:style-name="ce1">
            <text:p>19,46568476</text:p>
          </table:table-cell>
          <table:table-cell office:value-type="float" office:value="14.33223325" table:style-name="ce1">
            <text:p>14,33223325</text:p>
          </table:table-cell>
          <table:table-cell office:value-type="float" office:value="6.1196076120000003" table:style-name="ce1">
            <text:p>6,119607612</text:p>
          </table:table-cell>
          <table:table-cell office:value-type="float" office:value="1.0948828390000001" table:style-name="ce1">
            <text:p>1,094882839</text:p>
          </table:table-cell>
          <table:table-cell office:value-type="float" office:value="1.5475742690000001" table:style-name="ce1">
            <text:p>1,547574269</text:p>
          </table:table-cell>
          <table:table-cell office:value-type="float" office:value="27.143635" table:style-name="ce1">
            <text:p>27,143635</text:p>
          </table:table-cell>
          <table:table-cell office:value-type="float" office:value="12.961678340000001" table:style-name="ce1">
            <text:p>12,96167834</text:p>
          </table:table-cell>
          <table:table-cell office:value-type="float" office:value="5.7576984700000002" table:style-name="ce1">
            <text:p>5,75769847</text:p>
          </table:table-cell>
          <table:table-cell office:value-type="float" office:value="1.12373893" table:style-name="ce1">
            <text:p>1,12373893</text:p>
          </table:table-cell>
          <table:table-cell office:value-type="float" office:value="1.612789692" table:style-name="ce1">
            <text:p>1,612789692</text:p>
          </table:table-cell>
          <table:table-cell table:number-columns-repeated="1636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4165900219999998" table:style-name="ce1">
            <text:p>3,416590022</text:p>
          </table:table-cell>
          <table:table-cell office:value-type="float" office:value="1.4628949120000001" table:style-name="ce1">
            <text:p>1,462894912</text:p>
          </table:table-cell>
          <table:table-cell office:value-type="float" office:value="1.1780994279999999" table:style-name="ce1">
            <text:p>1,178099428</text:p>
          </table:table-cell>
          <table:table-cell office:value-type="float" office:value="1.121378939" table:style-name="ce1">
            <text:p>1,121378939</text:p>
          </table:table-cell>
          <table:table-cell office:value-type="float" office:value="1.153579261" table:style-name="ce1">
            <text:p>1,153579261</text:p>
          </table:table-cell>
          <table:table-cell office:value-type="float" office:value="3.7062563590000002" table:style-name="ce1">
            <text:p>3,706256359</text:p>
          </table:table-cell>
          <table:table-cell office:value-type="float" office:value="1.737518087" table:style-name="ce1">
            <text:p>1,737518087</text:p>
          </table:table-cell>
          <table:table-cell office:value-type="float" office:value="1.4523160690000001" table:style-name="ce1">
            <text:p>1,452316069</text:p>
          </table:table-cell>
          <table:table-cell office:value-type="float" office:value="1.073708723" table:style-name="ce1">
            <text:p>1,073708723</text:p>
          </table:table-cell>
          <table:table-cell office:value-type="float" office:value="1.0463675670000001" table:style-name="ce1">
            <text:p>1,046367567</text:p>
          </table:table-cell>
          <table:table-cell office:value-type="float" office:value="19.733251429999999" table:style-name="ce1">
            <text:p>19,73325143</text:p>
          </table:table-cell>
          <table:table-cell office:value-type="float" office:value="14.466611950000001" table:style-name="ce1">
            <text:p>14,46661195</text:p>
          </table:table-cell>
          <table:table-cell office:value-type="float" office:value="6.2044641350000003" table:style-name="ce1">
            <text:p>6,204464135</text:p>
          </table:table-cell>
          <table:table-cell office:value-type="float" office:value="1.123653268" table:style-name="ce1">
            <text:p>1,123653268</text:p>
          </table:table-cell>
          <table:table-cell office:value-type="float" office:value="1.597235449" table:style-name="ce1">
            <text:p>1,597235449</text:p>
          </table:table-cell>
          <table:table-cell office:value-type="float" office:value="27.860848149999999" table:style-name="ce1">
            <text:p>27,86084815</text:p>
          </table:table-cell>
          <table:table-cell office:value-type="float" office:value="13.14080882" table:style-name="ce1">
            <text:p>13,14080882</text:p>
          </table:table-cell>
          <table:table-cell office:value-type="float" office:value="5.8421219430000004" table:style-name="ce1">
            <text:p>5,842121943</text:p>
          </table:table-cell>
          <table:table-cell office:value-type="float" office:value="1.154090689" table:style-name="ce1">
            <text:p>1,154090689</text:p>
          </table:table-cell>
          <table:table-cell office:value-type="float" office:value="1.6563472640000001" table:style-name="ce1">
            <text:p>1,656347264</text:p>
          </table:table-cell>
          <table:table-cell table:number-columns-repeated="1636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5284477820000002" table:style-name="ce1">
            <text:p>3,528447782</text:p>
          </table:table-cell>
          <table:table-cell office:value-type="float" office:value="1.4955933239999999" table:style-name="ce1">
            <text:p>1,495593324</text:p>
          </table:table-cell>
          <table:table-cell office:value-type="float" office:value="1.2029135040000001" table:style-name="ce1">
            <text:p>1,202913504</text:p>
          </table:table-cell>
          <table:table-cell office:value-type="float" office:value="1.1366841999999999" table:style-name="ce1">
            <text:p>1,1366842</text:p>
          </table:table-cell>
          <table:table-cell office:value-type="float" office:value="1.1627738000000001" table:style-name="ce1">
            <text:p>1,1627738</text:p>
          </table:table-cell>
          <table:table-cell office:value-type="float" office:value="3.7824474299999999" table:style-name="ce1">
            <text:p>3,78244743</text:p>
          </table:table-cell>
          <table:table-cell office:value-type="float" office:value="1.7738234740000001" table:style-name="ce1">
            <text:p>1,773823474</text:p>
          </table:table-cell>
          <table:table-cell office:value-type="float" office:value="1.4783672619999999" table:style-name="ce1">
            <text:p>1,478367262</text:p>
          </table:table-cell>
          <table:table-cell office:value-type="float" office:value="1.0964156009999999" table:style-name="ce1">
            <text:p>1,096415601</text:p>
          </table:table-cell>
          <table:table-cell office:value-type="float" office:value="1.0623308520000001" table:style-name="ce1">
            <text:p>1,062330852</text:p>
          </table:table-cell>
          <table:table-cell office:value-type="float" office:value="20.023172850000002" table:style-name="ce1">
            <text:p>20,02317285</text:p>
          </table:table-cell>
          <table:table-cell office:value-type="float" office:value="14.541797559999999" table:style-name="ce1">
            <text:p>14,54179756</text:p>
          </table:table-cell>
          <table:table-cell office:value-type="float" office:value="6.2812394239999998" table:style-name="ce1">
            <text:p>6,281239424</text:p>
          </table:table-cell>
          <table:table-cell office:value-type="float" office:value="1.15202918" table:style-name="ce1">
            <text:p>1,15202918</text:p>
          </table:table-cell>
          <table:table-cell office:value-type="float" office:value="1.6371827859999999" table:style-name="ce1">
            <text:p>1,637182786</text:p>
          </table:table-cell>
          <table:table-cell office:value-type="float" office:value="28.47086994" table:style-name="ce1">
            <text:p>28,47086994</text:p>
          </table:table-cell>
          <table:table-cell office:value-type="float" office:value="13.294340849999999" table:style-name="ce1">
            <text:p>13,29434085</text:p>
          </table:table-cell>
          <table:table-cell office:value-type="float" office:value="5.9183850409999996" table:style-name="ce1">
            <text:p>5,918385041</text:p>
          </table:table-cell>
          <table:table-cell office:value-type="float" office:value="1.1827013559999999" table:style-name="ce1">
            <text:p>1,182701356</text:p>
          </table:table-cell>
          <table:table-cell office:value-type="float" office:value="1.6984073879999999" table:style-name="ce1">
            <text:p>1,698407388</text:p>
          </table:table-cell>
          <table:table-cell table:number-columns-repeated="1636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666923406" table:style-name="ce1">
            <text:p>3,666923406</text:p>
          </table:table-cell>
          <table:table-cell office:value-type="float" office:value="1.537640407" table:style-name="ce1">
            <text:p>1,537640407</text:p>
          </table:table-cell>
          <table:table-cell office:value-type="float" office:value="1.2276730840000001" table:style-name="ce1">
            <text:p>1,227673084</text:p>
          </table:table-cell>
          <table:table-cell office:value-type="float" office:value="1.156520929" table:style-name="ce1">
            <text:p>1,156520929</text:p>
          </table:table-cell>
          <table:table-cell office:value-type="float" office:value="1.1779447890000001" table:style-name="ce1">
            <text:p>1,177944789</text:p>
          </table:table-cell>
          <table:table-cell office:value-type="float" office:value="3.87088929" table:style-name="ce1">
            <text:p>3,87088929</text:p>
          </table:table-cell>
          <table:table-cell office:value-type="float" office:value="1.815980108" table:style-name="ce1">
            <text:p>1,815980108</text:p>
          </table:table-cell>
          <table:table-cell office:value-type="float" office:value="1.504816234" table:style-name="ce1">
            <text:p>1,504816234</text:p>
          </table:table-cell>
          <table:table-cell office:value-type="float" office:value="1.1208300360000001" table:style-name="ce1">
            <text:p>1,120830036</text:p>
          </table:table-cell>
          <table:table-cell office:value-type="float" office:value="1.0841096379999999" table:style-name="ce1">
            <text:p>1,084109638</text:p>
          </table:table-cell>
          <table:table-cell office:value-type="float" office:value="20.303911299999999" table:style-name="ce1">
            <text:p>20,3039113</text:p>
          </table:table-cell>
          <table:table-cell office:value-type="float" office:value="14.617198370000001" table:style-name="ce1">
            <text:p>14,61719837</text:p>
          </table:table-cell>
          <table:table-cell office:value-type="float" office:value="6.3635957559999996" table:style-name="ce1">
            <text:p>6,363595756</text:p>
          </table:table-cell>
          <table:table-cell office:value-type="float" office:value="1.1862496840000001" table:style-name="ce1">
            <text:p>1,186249684</text:p>
          </table:table-cell>
          <table:table-cell office:value-type="float" office:value="1.6840488499999999" table:style-name="ce1">
            <text:p>1,68404885</text:p>
          </table:table-cell>
          <table:table-cell office:value-type="float" office:value="29.052923369999998" table:style-name="ce1">
            <text:p>29,05292337</text:p>
          </table:table-cell>
          <table:table-cell office:value-type="float" office:value="13.44997766" table:style-name="ce1">
            <text:p>13,44997766</text:p>
          </table:table-cell>
          <table:table-cell office:value-type="float" office:value="6.0019705720000003" table:style-name="ce1">
            <text:p>6,001970572</text:p>
          </table:table-cell>
          <table:table-cell office:value-type="float" office:value="1.2138160659999999" table:style-name="ce1">
            <text:p>1,213816066</text:p>
          </table:table-cell>
          <table:table-cell office:value-type="float" office:value="1.743746958" table:style-name="ce1">
            <text:p>1,743746958</text:p>
          </table:table-cell>
          <table:table-cell table:number-columns-repeated="1636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8087323990000002" table:style-name="ce1">
            <text:p>3,808732399</text:p>
          </table:table-cell>
          <table:table-cell office:value-type="float" office:value="1.5842670590000001" table:style-name="ce1">
            <text:p>1,584267059</text:p>
          </table:table-cell>
          <table:table-cell office:value-type="float" office:value="1.256245217" table:style-name="ce1">
            <text:p>1,256245217</text:p>
          </table:table-cell>
          <table:table-cell office:value-type="float" office:value="1.1792591830000001" table:style-name="ce1">
            <text:p>1,179259183</text:p>
          </table:table-cell>
          <table:table-cell office:value-type="float" office:value="1.197406097" table:style-name="ce1">
            <text:p>1,197406097</text:p>
          </table:table-cell>
          <table:table-cell office:value-type="float" office:value="3.9644388319999999" table:style-name="ce1">
            <text:p>3,964438832</text:p>
          </table:table-cell>
          <table:table-cell office:value-type="float" office:value="1.8586727649999999" table:style-name="ce1">
            <text:p>1,858672765</text:p>
          </table:table-cell>
          <table:table-cell office:value-type="float" office:value="1.527075961" table:style-name="ce1">
            <text:p>1,527075961</text:p>
          </table:table-cell>
          <table:table-cell office:value-type="float" office:value="1.14888875" table:style-name="ce1">
            <text:p>1,14888875</text:p>
          </table:table-cell>
          <table:table-cell office:value-type="float" office:value="1.1093949160000001" table:style-name="ce1">
            <text:p>1,109394916</text:p>
          </table:table-cell>
          <table:table-cell office:value-type="float" office:value="20.682237229999998" table:style-name="ce1">
            <text:p>20,68223723</text:p>
          </table:table-cell>
          <table:table-cell office:value-type="float" office:value="14.69852639" table:style-name="ce1">
            <text:p>14,69852639</text:p>
          </table:table-cell>
          <table:table-cell office:value-type="float" office:value="6.4444229249999996" table:style-name="ce1">
            <text:p>6,444422925</text:p>
          </table:table-cell>
          <table:table-cell office:value-type="float" office:value="1.2159623900000001" table:style-name="ce1">
            <text:p>1,21596239</text:p>
          </table:table-cell>
          <table:table-cell office:value-type="float" office:value="1.7267702579999999" table:style-name="ce1">
            <text:p>1,726770258</text:p>
          </table:table-cell>
          <table:table-cell office:value-type="float" office:value="29.587116300000002" table:style-name="ce1">
            <text:p>29,5871163</text:p>
          </table:table-cell>
          <table:table-cell office:value-type="float" office:value="13.618048610000001" table:style-name="ce1">
            <text:p>13,61804861</text:p>
          </table:table-cell>
          <table:table-cell office:value-type="float" office:value="6.089465412" table:style-name="ce1">
            <text:p>6,089465412</text:p>
          </table:table-cell>
          <table:table-cell office:value-type="float" office:value="1.244529738" table:style-name="ce1">
            <text:p>1,244529738</text:p>
          </table:table-cell>
          <table:table-cell office:value-type="float" office:value="1.7827761449999999" table:style-name="ce1">
            <text:p>1,782776145</text:p>
          </table:table-cell>
          <table:table-cell table:number-columns-repeated="1636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.961220891" table:style-name="ce1">
            <text:p>3,961220891</text:p>
          </table:table-cell>
          <table:table-cell office:value-type="float" office:value="1.6299015530000001" table:style-name="ce1">
            <text:p>1,629901553</text:p>
          </table:table-cell>
          <table:table-cell office:value-type="float" office:value="1.287549332" table:style-name="ce1">
            <text:p>1,287549332</text:p>
          </table:table-cell>
          <table:table-cell office:value-type="float" office:value="1.2037506840000001" table:style-name="ce1">
            <text:p>1,203750684</text:p>
          </table:table-cell>
          <table:table-cell office:value-type="float" office:value="1.2232681830000001" table:style-name="ce1">
            <text:p>1,223268183</text:p>
          </table:table-cell>
          <table:table-cell office:value-type="float" office:value="4.0587788910000002" table:style-name="ce1">
            <text:p>4,058778891</text:p>
          </table:table-cell>
          <table:table-cell office:value-type="float" office:value="1.9027282999999999" table:style-name="ce1">
            <text:p>1,9027283</text:p>
          </table:table-cell>
          <table:table-cell office:value-type="float" office:value="1.5504731270000001" table:style-name="ce1">
            <text:p>1,550473127</text:p>
          </table:table-cell>
          <table:table-cell office:value-type="float" office:value="1.175446714" table:style-name="ce1">
            <text:p>1,175446714</text:p>
          </table:table-cell>
          <table:table-cell office:value-type="float" office:value="1.138739189" table:style-name="ce1">
            <text:p>1,138739189</text:p>
          </table:table-cell>
          <table:table-cell office:value-type="float" office:value="21.099135499999999" table:style-name="ce1">
            <text:p>21,0991355</text:p>
          </table:table-cell>
          <table:table-cell office:value-type="float" office:value="14.79741939" table:style-name="ce1">
            <text:p>14,79741939</text:p>
          </table:table-cell>
          <table:table-cell office:value-type="float" office:value="6.5265086380000001" table:style-name="ce1">
            <text:p>6,526508638</text:p>
          </table:table-cell>
          <table:table-cell office:value-type="float" office:value="1.2500832589999999" table:style-name="ce1">
            <text:p>1,250083259</text:p>
          </table:table-cell>
          <table:table-cell office:value-type="float" office:value="1.779413884" table:style-name="ce1">
            <text:p>1,779413884</text:p>
          </table:table-cell>
          <table:table-cell office:value-type="float" office:value="30.1578962" table:style-name="ce1">
            <text:p>30,1578962</text:p>
          </table:table-cell>
          <table:table-cell office:value-type="float" office:value="13.78890773" table:style-name="ce1">
            <text:p>13,78890773</text:p>
          </table:table-cell>
          <table:table-cell office:value-type="float" office:value="6.1822253260000002" table:style-name="ce1">
            <text:p>6,182225326</text:p>
          </table:table-cell>
          <table:table-cell office:value-type="float" office:value="1.2767856150000001" table:style-name="ce1">
            <text:p>1,276785615</text:p>
          </table:table-cell>
          <table:table-cell office:value-type="float" office:value="1.823623373" table:style-name="ce1">
            <text:p>1,823623373</text:p>
          </table:table-cell>
          <table:table-cell table:number-columns-repeated="1636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1149192059999997" table:style-name="ce1">
            <text:p>4,114919206</text:p>
          </table:table-cell>
          <table:table-cell office:value-type="float" office:value="1.671682208" table:style-name="ce1">
            <text:p>1,671682208</text:p>
          </table:table-cell>
          <table:table-cell office:value-type="float" office:value="1.320525773" table:style-name="ce1">
            <text:p>1,320525773</text:p>
          </table:table-cell>
          <table:table-cell office:value-type="float" office:value="1.2271087249999999" table:style-name="ce1">
            <text:p>1,227108725</text:p>
          </table:table-cell>
          <table:table-cell office:value-type="float" office:value="1.2469196659999999" table:style-name="ce1">
            <text:p>1,246919666</text:p>
          </table:table-cell>
          <table:table-cell office:value-type="float" office:value="4.1593532739999999" table:style-name="ce1">
            <text:p>4,159353274</text:p>
          </table:table-cell>
          <table:table-cell office:value-type="float" office:value="1.9445536699999999" table:style-name="ce1">
            <text:p>1,94455367</text:p>
          </table:table-cell>
          <table:table-cell office:value-type="float" office:value="1.574065923" table:style-name="ce1">
            <text:p>1,574065923</text:p>
          </table:table-cell>
          <table:table-cell office:value-type="float" office:value="1.205982543" table:style-name="ce1">
            <text:p>1,205982543</text:p>
          </table:table-cell>
          <table:table-cell office:value-type="float" office:value="1.1631420640000001" table:style-name="ce1">
            <text:p>1,163142064</text:p>
          </table:table-cell>
          <table:table-cell office:value-type="float" office:value="21.58887593" table:style-name="ce1">
            <text:p>21,58887593</text:p>
          </table:table-cell>
          <table:table-cell office:value-type="float" office:value="14.910917449999999" table:style-name="ce1">
            <text:p>14,91091745</text:p>
          </table:table-cell>
          <table:table-cell office:value-type="float" office:value="6.6116624570000004" table:style-name="ce1">
            <text:p>6,611662457</text:p>
          </table:table-cell>
          <table:table-cell office:value-type="float" office:value="1.2814611359999999" table:style-name="ce1">
            <text:p>1,281461136</text:p>
          </table:table-cell>
          <table:table-cell office:value-type="float" office:value="1.828073209" table:style-name="ce1">
            <text:p>1,828073209</text:p>
          </table:table-cell>
          <table:table-cell office:value-type="float" office:value="30.740570429999998" table:style-name="ce1">
            <text:p>30,74057043</text:p>
          </table:table-cell>
          <table:table-cell office:value-type="float" office:value="13.96806952" table:style-name="ce1">
            <text:p>13,96806952</text:p>
          </table:table-cell>
          <table:table-cell office:value-type="float" office:value="6.2761139579999998" table:style-name="ce1">
            <text:p>6,276113958</text:p>
          </table:table-cell>
          <table:table-cell office:value-type="float" office:value="1.311542276" table:style-name="ce1">
            <text:p>1,311542276</text:p>
          </table:table-cell>
          <table:table-cell office:value-type="float" office:value="1.8704177070000001" table:style-name="ce1">
            <text:p>1,870417707</text:p>
          </table:table-cell>
          <table:table-cell table:number-columns-repeated="1636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.2731910989999999" table:style-name="ce1">
            <text:p>4,273191099</text:p>
          </table:table-cell>
          <table:table-cell office:value-type="float" office:value="1.719086251" table:style-name="ce1">
            <text:p>1,719086251</text:p>
          </table:table-cell>
          <table:table-cell office:value-type="float" office:value="1.3545580159999999" table:style-name="ce1">
            <text:p>1,354558016</text:p>
          </table:table-cell>
          <table:table-cell office:value-type="float" office:value="1.249723675" table:style-name="ce1">
            <text:p>1,249723675</text:p>
          </table:table-cell>
          <table:table-cell office:value-type="float" office:value="1.270734174" table:style-name="ce1">
            <text:p>1,270734174</text:p>
          </table:table-cell>
          <table:table-cell office:value-type="float" office:value="4.2537603199999996" table:style-name="ce1">
            <text:p>4,25376032</text:p>
          </table:table-cell>
          <table:table-cell office:value-type="float" office:value="1.9960756930000001" table:style-name="ce1">
            <text:p>1,996075693</text:p>
          </table:table-cell>
          <table:table-cell office:value-type="float" office:value="1.6061489950000001" table:style-name="ce1">
            <text:p>1,606148995</text:p>
          </table:table-cell>
          <table:table-cell office:value-type="float" office:value="1.233208439" table:style-name="ce1">
            <text:p>1,233208439</text:p>
          </table:table-cell>
          <table:table-cell office:value-type="float" office:value="1.1846087329999999" table:style-name="ce1">
            <text:p>1,184608733</text:p>
          </table:table-cell>
          <table:table-cell office:value-type="float" office:value="22.090369549999998" table:style-name="ce1">
            <text:p>22,09036955</text:p>
          </table:table-cell>
          <table:table-cell office:value-type="float" office:value="15.068018629999999" table:style-name="ce1">
            <text:p>15,06801863</text:p>
          </table:table-cell>
          <table:table-cell office:value-type="float" office:value="6.7153814199999999" table:style-name="ce1">
            <text:p>6,71538142</text:p>
          </table:table-cell>
          <table:table-cell office:value-type="float" office:value="1.321574757" table:style-name="ce1">
            <text:p>1,321574757</text:p>
          </table:table-cell>
          <table:table-cell office:value-type="float" office:value="1.878639913" table:style-name="ce1">
            <text:p>1,878639913</text:p>
          </table:table-cell>
          <table:table-cell office:value-type="float" office:value="31.351598880000001" table:style-name="ce1">
            <text:p>31,35159888</text:p>
          </table:table-cell>
          <table:table-cell office:value-type="float" office:value="14.151644839999999" table:style-name="ce1">
            <text:p>14,15164484</text:p>
          </table:table-cell>
          <table:table-cell office:value-type="float" office:value="6.3834259629999996" table:style-name="ce1">
            <text:p>6,383425963</text:p>
          </table:table-cell>
          <table:table-cell office:value-type="float" office:value="1.3503810519999999" table:style-name="ce1">
            <text:p>1,350381052</text:p>
          </table:table-cell>
          <table:table-cell office:value-type="float" office:value="1.917191173" table:style-name="ce1">
            <text:p>1,917191173</text:p>
          </table:table-cell>
          <table:table-cell table:number-columns-repeated="1636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.4452789570000002" table:style-name="ce1">
            <text:p>4,445278957</text:p>
          </table:table-cell>
          <table:table-cell office:value-type="float" office:value="1.7644687990000001" table:style-name="ce1">
            <text:p>1,764468799</text:p>
          </table:table-cell>
          <table:table-cell office:value-type="float" office:value="1.385815891" table:style-name="ce1">
            <text:p>1,385815891</text:p>
          </table:table-cell>
          <table:table-cell office:value-type="float" office:value="1.2757683470000001" table:style-name="ce1">
            <text:p>1,275768347</text:p>
          </table:table-cell>
          <table:table-cell office:value-type="float" office:value="1.2984742929999999" table:style-name="ce1">
            <text:p>1,298474293</text:p>
          </table:table-cell>
          <table:table-cell office:value-type="float" office:value="4.3526131729999999" table:style-name="ce1">
            <text:p>4,352613173</text:p>
          </table:table-cell>
          <table:table-cell office:value-type="float" office:value="2.0438481689999999" table:style-name="ce1">
            <text:p>2,043848169</text:p>
          </table:table-cell>
          <table:table-cell office:value-type="float" office:value="1.6258748670000001" table:style-name="ce1">
            <text:p>1,625874867</text:p>
          </table:table-cell>
          <table:table-cell office:value-type="float" office:value="1.2639263030000001" table:style-name="ce1">
            <text:p>1,263926303</text:p>
          </table:table-cell>
          <table:table-cell office:value-type="float" office:value="1.209235099" table:style-name="ce1">
            <text:p>1,209235099</text:p>
          </table:table-cell>
          <table:table-cell office:value-type="float" office:value="22.590068989999999" table:style-name="ce1">
            <text:p>22,59006899</text:p>
          </table:table-cell>
          <table:table-cell office:value-type="float" office:value="15.260221749999999" table:style-name="ce1">
            <text:p>15,26022175</text:p>
          </table:table-cell>
          <table:table-cell office:value-type="float" office:value="6.8153755230000002" table:style-name="ce1">
            <text:p>6,815375523</text:p>
          </table:table-cell>
          <table:table-cell office:value-type="float" office:value="1.348744293" table:style-name="ce1">
            <text:p>1,348744293</text:p>
          </table:table-cell>
          <table:table-cell office:value-type="float" office:value="1.9238852239999999" table:style-name="ce1">
            <text:p>1,923885224</text:p>
          </table:table-cell>
          <table:table-cell office:value-type="float" office:value="31.874818189999999" table:style-name="ce1">
            <text:p>31,87481819</text:p>
          </table:table-cell>
          <table:table-cell office:value-type="float" office:value="14.34246087" table:style-name="ce1">
            <text:p>14,34246087</text:p>
          </table:table-cell>
          <table:table-cell office:value-type="float" office:value="6.487497523" table:style-name="ce1">
            <text:p>6,487497523</text:p>
          </table:table-cell>
          <table:table-cell office:value-type="float" office:value="1.38250977" table:style-name="ce1">
            <text:p>1,38250977</text:p>
          </table:table-cell>
          <table:table-cell office:value-type="float" office:value="1.9608358889999999" table:style-name="ce1">
            <text:p>1,960835889</text:p>
          </table:table-cell>
          <table:table-cell table:number-columns-repeated="1636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5997281120000002" table:style-name="ce1">
            <text:p>4,599728112</text:p>
          </table:table-cell>
          <table:table-cell office:value-type="float" office:value="1.817137577" table:style-name="ce1">
            <text:p>1,817137577</text:p>
          </table:table-cell>
          <table:table-cell office:value-type="float" office:value="1.424387308" table:style-name="ce1">
            <text:p>1,424387308</text:p>
          </table:table-cell>
          <table:table-cell office:value-type="float" office:value="1.302698006" table:style-name="ce1">
            <text:p>1,302698006</text:p>
          </table:table-cell>
          <table:table-cell office:value-type="float" office:value="1.3233484550000001" table:style-name="ce1">
            <text:p>1,323348455</text:p>
          </table:table-cell>
          <table:table-cell office:value-type="float" office:value="4.4405174350000003" table:style-name="ce1">
            <text:p>4,440517435</text:p>
          </table:table-cell>
          <table:table-cell office:value-type="float" office:value="2.097606877" table:style-name="ce1">
            <text:p>2,097606877</text:p>
          </table:table-cell>
          <table:table-cell office:value-type="float" office:value="1.653213059" table:style-name="ce1">
            <text:p>1,653213059</text:p>
          </table:table-cell>
          <table:table-cell office:value-type="float" office:value="1.2942878440000001" table:style-name="ce1">
            <text:p>1,294287844</text:p>
          </table:table-cell>
          <table:table-cell office:value-type="float" office:value="1.234684968" table:style-name="ce1">
            <text:p>1,234684968</text:p>
          </table:table-cell>
          <table:table-cell office:value-type="float" office:value="23.127138110000001" table:style-name="ce1">
            <text:p>23,12713811</text:p>
          </table:table-cell>
          <table:table-cell office:value-type="float" office:value="15.489208809999999" table:style-name="ce1">
            <text:p>15,48920881</text:p>
          </table:table-cell>
          <table:table-cell office:value-type="float" office:value="6.9398995760000002" table:style-name="ce1">
            <text:p>6,939899576</text:p>
          </table:table-cell>
          <table:table-cell office:value-type="float" office:value="1.3860749510000001" table:style-name="ce1">
            <text:p>1,386074951</text:p>
          </table:table-cell>
          <table:table-cell office:value-type="float" office:value="1.970382855" table:style-name="ce1">
            <text:p>1,970382855</text:p>
          </table:table-cell>
          <table:table-cell office:value-type="float" office:value="32.40818247" table:style-name="ce1">
            <text:p>32,40818247</text:p>
          </table:table-cell>
          <table:table-cell office:value-type="float" office:value="14.54979316" table:style-name="ce1">
            <text:p>14,54979316</text:p>
          </table:table-cell>
          <table:table-cell office:value-type="float" office:value="6.594858436" table:style-name="ce1">
            <text:p>6,594858436</text:p>
          </table:table-cell>
          <table:table-cell office:value-type="float" office:value="1.416938901" table:style-name="ce1">
            <text:p>1,416938901</text:p>
          </table:table-cell>
          <table:table-cell office:value-type="float" office:value="2.0029292110000001" table:style-name="ce1">
            <text:p>2,002929211</text:p>
          </table:table-cell>
          <table:table-cell table:number-columns-repeated="1636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.7707429770000003" table:style-name="ce1">
            <text:p>4,770742977</text:p>
          </table:table-cell>
          <table:table-cell office:value-type="float" office:value="1.8678216569999999" table:style-name="ce1">
            <text:p>1,867821657</text:p>
          </table:table-cell>
          <table:table-cell office:value-type="float" office:value="1.460246009" table:style-name="ce1">
            <text:p>1,460246009</text:p>
          </table:table-cell>
          <table:table-cell office:value-type="float" office:value="1.325628925" table:style-name="ce1">
            <text:p>1,325628925</text:p>
          </table:table-cell>
          <table:table-cell office:value-type="float" office:value="1.3521058429999999" table:style-name="ce1">
            <text:p>1,352105843</text:p>
          </table:table-cell>
          <table:table-cell office:value-type="float" office:value="4.5332699400000003" table:style-name="ce1">
            <text:p>4,53326994</text:p>
          </table:table-cell>
          <table:table-cell office:value-type="float" office:value="2.1499179339999999" table:style-name="ce1">
            <text:p>2,149917934</text:p>
          </table:table-cell>
          <table:table-cell office:value-type="float" office:value="1.678211119" table:style-name="ce1">
            <text:p>1,678211119</text:p>
          </table:table-cell>
          <table:table-cell office:value-type="float" office:value="1.320633666" table:style-name="ce1">
            <text:p>1,320633666</text:p>
          </table:table-cell>
          <table:table-cell office:value-type="float" office:value="1.265965963" table:style-name="ce1">
            <text:p>1,265965963</text:p>
          </table:table-cell>
          <table:table-cell office:value-type="float" office:value="23.694471159999999" table:style-name="ce1">
            <text:p>23,69447116</text:p>
          </table:table-cell>
          <table:table-cell office:value-type="float" office:value="15.738269020000001" table:style-name="ce1">
            <text:p>15,73826902</text:p>
          </table:table-cell>
          <table:table-cell office:value-type="float" office:value="7.0666766159999996" table:style-name="ce1">
            <text:p>7,066676616</text:p>
          </table:table-cell>
          <table:table-cell office:value-type="float" office:value="1.4164364920000001" table:style-name="ce1">
            <text:p>1,416436492</text:p>
          </table:table-cell>
          <table:table-cell office:value-type="float" office:value="2.0165837820000001" table:style-name="ce1">
            <text:p>2,016583782</text:p>
          </table:table-cell>
          <table:table-cell office:value-type="float" office:value="32.972516499999998" table:style-name="ce1">
            <text:p>32,9725165</text:p>
          </table:table-cell>
          <table:table-cell office:value-type="float" office:value="14.75246671" table:style-name="ce1">
            <text:p>14,75246671</text:p>
          </table:table-cell>
          <table:table-cell office:value-type="float" office:value="6.7014717690000003" table:style-name="ce1">
            <text:p>6,701471769</text:p>
          </table:table-cell>
          <table:table-cell office:value-type="float" office:value="1.450787287" table:style-name="ce1">
            <text:p>1,450787287</text:p>
          </table:table-cell>
          <table:table-cell office:value-type="float" office:value="2.0401697599999999" table:style-name="ce1">
            <text:p>2,04016976</text:p>
          </table:table-cell>
          <table:table-cell table:number-columns-repeated="1636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.9605939020000003" table:style-name="ce1">
            <text:p>4,960593902</text:p>
          </table:table-cell>
          <table:table-cell office:value-type="float" office:value="1.9209627380000001" table:style-name="ce1">
            <text:p>1,920962738</text:p>
          </table:table-cell>
          <table:table-cell office:value-type="float" office:value="1.500467226" table:style-name="ce1">
            <text:p>1,500467226</text:p>
          </table:table-cell>
          <table:table-cell office:value-type="float" office:value="1.351110424" table:style-name="ce1">
            <text:p>1,351110424</text:p>
          </table:table-cell>
          <table:table-cell office:value-type="float" office:value="1.3698186050000001" table:style-name="ce1">
            <text:p>1,369818605</text:p>
          </table:table-cell>
          <table:table-cell office:value-type="float" office:value="4.6079537820000001" table:style-name="ce1">
            <text:p>4,607953782</text:p>
          </table:table-cell>
          <table:table-cell office:value-type="float" office:value="2.2004846370000002" table:style-name="ce1">
            <text:p>2,200484637</text:p>
          </table:table-cell>
          <table:table-cell office:value-type="float" office:value="1.7113994910000001" table:style-name="ce1">
            <text:p>1,711399491</text:p>
          </table:table-cell>
          <table:table-cell office:value-type="float" office:value="1.3529417100000001" table:style-name="ce1">
            <text:p>1,35294171</text:p>
          </table:table-cell>
          <table:table-cell office:value-type="float" office:value="1.296826949" table:style-name="ce1">
            <text:p>1,296826949</text:p>
          </table:table-cell>
          <table:table-cell office:value-type="float" office:value="24.259887790000001" table:style-name="ce1">
            <text:p>24,25988779</text:p>
          </table:table-cell>
          <table:table-cell office:value-type="float" office:value="15.97864948" table:style-name="ce1">
            <text:p>15,97864948</text:p>
          </table:table-cell>
          <table:table-cell office:value-type="float" office:value="7.1998660780000003" table:style-name="ce1">
            <text:p>7,199866078</text:p>
          </table:table-cell>
          <table:table-cell office:value-type="float" office:value="1.4555589289999999" table:style-name="ce1">
            <text:p>1,455558929</text:p>
          </table:table-cell>
          <table:table-cell office:value-type="float" office:value="2.0569650589999999" table:style-name="ce1">
            <text:p>2,056965059</text:p>
          </table:table-cell>
          <table:table-cell office:value-type="float" office:value="33.527271570000003" table:style-name="ce1">
            <text:p>33,52727157</text:p>
          </table:table-cell>
          <table:table-cell office:value-type="float" office:value="14.948714689999999" table:style-name="ce1">
            <text:p>14,94871469</text:p>
          </table:table-cell>
          <table:table-cell office:value-type="float" office:value="6.7991714300000003" table:style-name="ce1">
            <text:p>6,79917143</text:p>
          </table:table-cell>
          <table:table-cell office:value-type="float" office:value="1.4817031089999999" table:style-name="ce1">
            <text:p>1,481703109</text:p>
          </table:table-cell>
          <table:table-cell office:value-type="float" office:value="2.0792074249999999" table:style-name="ce1">
            <text:p>2,079207425</text:p>
          </table:table-cell>
          <table:table-cell table:number-columns-repeated="1636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.1091574350000002" table:style-name="ce1">
            <text:p>5,109157435</text:p>
          </table:table-cell>
          <table:table-cell office:value-type="float" office:value="1.970378494" table:style-name="ce1">
            <text:p>1,970378494</text:p>
          </table:table-cell>
          <table:table-cell office:value-type="float" office:value="1.535393432" table:style-name="ce1">
            <text:p>1,535393432</text:p>
          </table:table-cell>
          <table:table-cell office:value-type="float" office:value="1.375851838" table:style-name="ce1">
            <text:p>1,375851838</text:p>
          </table:table-cell>
          <table:table-cell office:value-type="float" office:value="1.398405516" table:style-name="ce1">
            <text:p>1,398405516</text:p>
          </table:table-cell>
          <table:table-cell office:value-type="float" office:value="4.6816386479999998" table:style-name="ce1">
            <text:p>4,681638648</text:p>
          </table:table-cell>
          <table:table-cell office:value-type="float" office:value="2.2439193780000002" table:style-name="ce1">
            <text:p>2,243919378</text:p>
          </table:table-cell>
          <table:table-cell office:value-type="float" office:value="1.7396132689999999" table:style-name="ce1">
            <text:p>1,739613269</text:p>
          </table:table-cell>
          <table:table-cell office:value-type="float" office:value="1.383498879" table:style-name="ce1">
            <text:p>1,383498879</text:p>
          </table:table-cell>
          <table:table-cell office:value-type="float" office:value="1.3283440959999999" table:style-name="ce1">
            <text:p>1,328344096</text:p>
          </table:table-cell>
          <table:table-cell office:value-type="float" office:value="24.80834063" table:style-name="ce1">
            <text:p>24,80834063</text:p>
          </table:table-cell>
          <table:table-cell office:value-type="float" office:value="16.23019446" table:style-name="ce1">
            <text:p>16,23019446</text:p>
          </table:table-cell>
          <table:table-cell office:value-type="float" office:value="7.3260855769999997" table:style-name="ce1">
            <text:p>7,326085577</text:p>
          </table:table-cell>
          <table:table-cell office:value-type="float" office:value="1.4810445779999999" table:style-name="ce1">
            <text:p>1,481044578</text:p>
          </table:table-cell>
          <table:table-cell office:value-type="float" office:value="2.098128553" table:style-name="ce1">
            <text:p>2,098128553</text:p>
          </table:table-cell>
          <table:table-cell office:value-type="float" office:value="34.027862849999998" table:style-name="ce1">
            <text:p>34,02786285</text:p>
          </table:table-cell>
          <table:table-cell office:value-type="float" office:value="15.1322565" table:style-name="ce1">
            <text:p>15,1322565</text:p>
          </table:table-cell>
          <table:table-cell office:value-type="float" office:value="6.8977737760000002" table:style-name="ce1">
            <text:p>6,897773776</text:p>
          </table:table-cell>
          <table:table-cell office:value-type="float" office:value="1.5046055140000001" table:style-name="ce1">
            <text:p>1,504605514</text:p>
          </table:table-cell>
          <table:table-cell office:value-type="float" office:value="2.1144727200000002" table:style-name="ce1">
            <text:p>2,11447272</text:p>
          </table:table-cell>
          <table:table-cell table:number-columns-repeated="1636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2744243790000001" table:style-name="ce1">
            <text:p>5,274424379</text:p>
          </table:table-cell>
          <table:table-cell office:value-type="float" office:value="2.0193806350000001" table:style-name="ce1">
            <text:p>2,019380635</text:p>
          </table:table-cell>
          <table:table-cell office:value-type="float" office:value="1.570489182" table:style-name="ce1">
            <text:p>1,570489182</text:p>
          </table:table-cell>
          <table:table-cell office:value-type="float" office:value="1.406462361" table:style-name="ce1">
            <text:p>1,406462361</text:p>
          </table:table-cell>
          <table:table-cell office:value-type="float" office:value="1.4229764540000001" table:style-name="ce1">
            <text:p>1,422976454</text:p>
          </table:table-cell>
          <table:table-cell office:value-type="float" office:value="4.7367121570000004" table:style-name="ce1">
            <text:p>4,736712157</text:p>
          </table:table-cell>
          <table:table-cell office:value-type="float" office:value="2.2870430100000001" table:style-name="ce1">
            <text:p>2,28704301</text:p>
          </table:table-cell>
          <table:table-cell office:value-type="float" office:value="1.7629801599999999" table:style-name="ce1">
            <text:p>1,76298016</text:p>
          </table:table-cell>
          <table:table-cell office:value-type="float" office:value="1.4182054479999999" table:style-name="ce1">
            <text:p>1,418205448</text:p>
          </table:table-cell>
          <table:table-cell office:value-type="float" office:value="1.3536948799999999" table:style-name="ce1">
            <text:p>1,35369488</text:p>
          </table:table-cell>
          <table:table-cell office:value-type="float" office:value="25.32555365" table:style-name="ce1">
            <text:p>25,32555365</text:p>
          </table:table-cell>
          <table:table-cell office:value-type="float" office:value="16.42570976" table:style-name="ce1">
            <text:p>16,42570976</text:p>
          </table:table-cell>
          <table:table-cell office:value-type="float" office:value="7.443342683" table:style-name="ce1">
            <text:p>7,443342683</text:p>
          </table:table-cell>
          <table:table-cell office:value-type="float" office:value="1.5064762810000001" table:style-name="ce1">
            <text:p>1,506476281</text:p>
          </table:table-cell>
          <table:table-cell office:value-type="float" office:value="2.1302377080000001" table:style-name="ce1">
            <text:p>2,130237708</text:p>
          </table:table-cell>
          <table:table-cell office:value-type="float" office:value="34.465251819999999" table:style-name="ce1">
            <text:p>34,46525182</text:p>
          </table:table-cell>
          <table:table-cell office:value-type="float" office:value="15.299049350000001" table:style-name="ce1">
            <text:p>15,29904935</text:p>
          </table:table-cell>
          <table:table-cell office:value-type="float" office:value="6.9956197769999999" table:style-name="ce1">
            <text:p>6,995619777</text:p>
          </table:table-cell>
          <table:table-cell office:value-type="float" office:value="1.520391335" table:style-name="ce1">
            <text:p>1,520391335</text:p>
          </table:table-cell>
          <table:table-cell office:value-type="float" office:value="2.151734018" table:style-name="ce1">
            <text:p>2,151734018</text:p>
          </table:table-cell>
          <table:table-cell table:number-columns-repeated="1636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.3886094660000001" table:style-name="ce1">
            <text:p>5,388609466</text:p>
          </table:table-cell>
          <table:table-cell office:value-type="float" office:value="2.0731505210000001" table:style-name="ce1">
            <text:p>2,073150521</text:p>
          </table:table-cell>
          <table:table-cell office:value-type="float" office:value="1.601815824" table:style-name="ce1">
            <text:p>1,601815824</text:p>
          </table:table-cell>
          <table:table-cell office:value-type="float" office:value="1.4280490749999999" table:style-name="ce1">
            <text:p>1,428049075</text:p>
          </table:table-cell>
          <table:table-cell office:value-type="float" office:value="1.448568013" table:style-name="ce1">
            <text:p>1,448568013</text:p>
          </table:table-cell>
          <table:table-cell office:value-type="float" office:value="4.7912549039999996" table:style-name="ce1">
            <text:p>4,791254904</text:p>
          </table:table-cell>
          <table:table-cell office:value-type="float" office:value="2.3356236180000001" table:style-name="ce1">
            <text:p>2,335623618</text:p>
          </table:table-cell>
          <table:table-cell office:value-type="float" office:value="1.7943035409999999" table:style-name="ce1">
            <text:p>1,794303541</text:p>
          </table:table-cell>
          <table:table-cell office:value-type="float" office:value="1.4433730520000001" table:style-name="ce1">
            <text:p>1,443373052</text:p>
          </table:table-cell>
          <table:table-cell office:value-type="float" office:value="1.373524494" table:style-name="ce1">
            <text:p>1,373524494</text:p>
          </table:table-cell>
          <table:table-cell office:value-type="float" office:value="25.795931169999999" table:style-name="ce1">
            <text:p>25,79593117</text:p>
          </table:table-cell>
          <table:table-cell office:value-type="float" office:value="16.607265470000002" table:style-name="ce1">
            <text:p>16,60726547</text:p>
          </table:table-cell>
          <table:table-cell office:value-type="float" office:value="7.5624175510000002" table:style-name="ce1">
            <text:p>7,562417551</text:p>
          </table:table-cell>
          <table:table-cell office:value-type="float" office:value="1.527499822" table:style-name="ce1">
            <text:p>1,527499822</text:p>
          </table:table-cell>
          <table:table-cell office:value-type="float" office:value="2.1616332850000002" table:style-name="ce1">
            <text:p>2,161633285</text:p>
          </table:table-cell>
          <table:table-cell office:value-type="float" office:value="34.931437109999997" table:style-name="ce1">
            <text:p>34,93143711</text:p>
          </table:table-cell>
          <table:table-cell office:value-type="float" office:value="15.444567129999999" table:style-name="ce1">
            <text:p>15,44456713</text:p>
          </table:table-cell>
          <table:table-cell office:value-type="float" office:value="7.0923776260000002" table:style-name="ce1">
            <text:p>7,092377626</text:p>
          </table:table-cell>
          <table:table-cell office:value-type="float" office:value="1.5452133299999999" table:style-name="ce1">
            <text:p>1,54521333</text:p>
          </table:table-cell>
          <table:table-cell office:value-type="float" office:value="2.1894769780000001" table:style-name="ce1">
            <text:p>2,189476978</text:p>
          </table:table-cell>
          <table:table-cell table:number-columns-repeated="1636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522740507" table:style-name="ce1">
            <text:p>5,522740507</text:p>
          </table:table-cell>
          <table:table-cell office:value-type="float" office:value="2.116063027" table:style-name="ce1">
            <text:p>2,116063027</text:p>
          </table:table-cell>
          <table:table-cell office:value-type="float" office:value="1.6262803509999999" table:style-name="ce1">
            <text:p>1,626280351</text:p>
          </table:table-cell>
          <table:table-cell office:value-type="float" office:value="1.447941511" table:style-name="ce1">
            <text:p>1,447941511</text:p>
          </table:table-cell>
          <table:table-cell office:value-type="float" office:value="1.465633677" table:style-name="ce1">
            <text:p>1,465633677</text:p>
          </table:table-cell>
          <table:table-cell office:value-type="float" office:value="4.8304262470000001" table:style-name="ce1">
            <text:p>4,830426247</text:p>
          </table:table-cell>
          <table:table-cell office:value-type="float" office:value="2.3797633660000002" table:style-name="ce1">
            <text:p>2,379763366</text:p>
          </table:table-cell>
          <table:table-cell office:value-type="float" office:value="1.8174887770000001" table:style-name="ce1">
            <text:p>1,817488777</text:p>
          </table:table-cell>
          <table:table-cell office:value-type="float" office:value="1.4635702960000001" table:style-name="ce1">
            <text:p>1,463570296</text:p>
          </table:table-cell>
          <table:table-cell office:value-type="float" office:value="1.385502827" table:style-name="ce1">
            <text:p>1,385502827</text:p>
          </table:table-cell>
          <table:table-cell office:value-type="float" office:value="26.14289226" table:style-name="ce1">
            <text:p>26,14289226</text:p>
          </table:table-cell>
          <table:table-cell office:value-type="float" office:value="16.70359229" table:style-name="ce1">
            <text:p>16,70359229</text:p>
          </table:table-cell>
          <table:table-cell office:value-type="float" office:value="7.6438459520000004" table:style-name="ce1">
            <text:p>7,643845952</text:p>
          </table:table-cell>
          <table:table-cell office:value-type="float" office:value="1.5431827060000001" table:style-name="ce1">
            <text:p>1,543182706</text:p>
          </table:table-cell>
          <table:table-cell office:value-type="float" office:value="2.1797093580000002" table:style-name="ce1">
            <text:p>2,179709358</text:p>
          </table:table-cell>
          <table:table-cell office:value-type="float" office:value="35.248260029999997" table:style-name="ce1">
            <text:p>35,24826003</text:p>
          </table:table-cell>
          <table:table-cell office:value-type="float" office:value="15.55293693" table:style-name="ce1">
            <text:p>15,55293693</text:p>
          </table:table-cell>
          <table:table-cell office:value-type="float" office:value="7.1725919420000004" table:style-name="ce1">
            <text:p>7,172591942</text:p>
          </table:table-cell>
          <table:table-cell office:value-type="float" office:value="1.5612979039999999" table:style-name="ce1">
            <text:p>1,561297904</text:p>
          </table:table-cell>
          <table:table-cell office:value-type="float" office:value="2.2178822340000002" table:style-name="ce1">
            <text:p>2,217882234</text:p>
          </table:table-cell>
          <table:table-cell table:number-columns-repeated="1636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.6039817569999997" table:style-name="ce1">
            <text:p>5,603981757</text:p>
          </table:table-cell>
          <table:table-cell office:value-type="float" office:value="2.1493846130000001" table:style-name="ce1">
            <text:p>2,149384613</text:p>
          </table:table-cell>
          <table:table-cell office:value-type="float" office:value="1.647897299" table:style-name="ce1">
            <text:p>1,647897299</text:p>
          </table:table-cell>
          <table:table-cell office:value-type="float" office:value="1.4634895299999999" table:style-name="ce1">
            <text:p>1,46348953</text:p>
          </table:table-cell>
          <table:table-cell office:value-type="float" office:value="1.4789364140000001" table:style-name="ce1">
            <text:p>1,478936414</text:p>
          </table:table-cell>
          <table:table-cell office:value-type="float" office:value="4.867668042" table:style-name="ce1">
            <text:p>4,867668042</text:p>
          </table:table-cell>
          <table:table-cell office:value-type="float" office:value="2.4185298180000001" table:style-name="ce1">
            <text:p>2,418529818</text:p>
          </table:table-cell>
          <table:table-cell office:value-type="float" office:value="1.843032268" table:style-name="ce1">
            <text:p>1,843032268</text:p>
          </table:table-cell>
          <table:table-cell office:value-type="float" office:value="1.479673781" table:style-name="ce1">
            <text:p>1,479673781</text:p>
          </table:table-cell>
          <table:table-cell office:value-type="float" office:value="1.396985626" table:style-name="ce1">
            <text:p>1,396985626</text:p>
          </table:table-cell>
          <table:table-cell office:value-type="float" office:value="26.435333539999998" table:style-name="ce1">
            <text:p>26,43533354</text:p>
          </table:table-cell>
          <table:table-cell office:value-type="float" office:value="16.79672682" table:style-name="ce1">
            <text:p>16,79672682</text:p>
          </table:table-cell>
          <table:table-cell office:value-type="float" office:value="7.7088917710000002" table:style-name="ce1">
            <text:p>7,708891771</text:p>
          </table:table-cell>
          <table:table-cell office:value-type="float" office:value="1.551488024" table:style-name="ce1">
            <text:p>1,551488024</text:p>
          </table:table-cell>
          <table:table-cell office:value-type="float" office:value="2.196477513" table:style-name="ce1">
            <text:p>2,196477513</text:p>
          </table:table-cell>
          <table:table-cell office:value-type="float" office:value="35.504834119999998" table:style-name="ce1">
            <text:p>35,50483412</text:p>
          </table:table-cell>
          <table:table-cell office:value-type="float" office:value="15.654692430000001" table:style-name="ce1">
            <text:p>15,65469243</text:p>
          </table:table-cell>
          <table:table-cell office:value-type="float" office:value="7.2485562620000001" table:style-name="ce1">
            <text:p>7,248556262</text:p>
          </table:table-cell>
          <table:table-cell office:value-type="float" office:value="1.573182334" table:style-name="ce1">
            <text:p>1,573182334</text:p>
          </table:table-cell>
          <table:table-cell office:value-type="float" office:value="2.240346905" table:style-name="ce1">
            <text:p>2,240346905</text:p>
          </table:table-cell>
          <table:table-cell table:number-columns-repeated="1636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.647003722" table:style-name="ce1">
            <text:p>5,647003722</text:p>
          </table:table-cell>
          <table:table-cell office:value-type="float" office:value="2.1687550940000002" table:style-name="ce1">
            <text:p>2,168755094</text:p>
          </table:table-cell>
          <table:table-cell office:value-type="float" office:value="1.663732773" table:style-name="ce1">
            <text:p>1,663732773</text:p>
          </table:table-cell>
          <table:table-cell office:value-type="float" office:value="1.4769487690000001" table:style-name="ce1">
            <text:p>1,476948769</text:p>
          </table:table-cell>
          <table:table-cell office:value-type="float" office:value="1.489778797" table:style-name="ce1">
            <text:p>1,489778797</text:p>
          </table:table-cell>
          <table:table-cell office:value-type="float" office:value="4.8805851120000003" table:style-name="ce1">
            <text:p>4,880585112</text:p>
          </table:table-cell>
          <table:table-cell office:value-type="float" office:value="2.4513499269999999" table:style-name="ce1">
            <text:p>2,451349927</text:p>
          </table:table-cell>
          <table:table-cell office:value-type="float" office:value="1.8629614750000001" table:style-name="ce1">
            <text:p>1,862961475</text:p>
          </table:table-cell>
          <table:table-cell office:value-type="float" office:value="1.4912088750000001" table:style-name="ce1">
            <text:p>1,491208875</text:p>
          </table:table-cell>
          <table:table-cell office:value-type="float" office:value="1.40395" table:style-name="ce1">
            <text:p>1,40395</text:p>
          </table:table-cell>
          <table:table-cell office:value-type="float" office:value="26.607936550000002" table:style-name="ce1">
            <text:p>26,60793655</text:p>
          </table:table-cell>
          <table:table-cell office:value-type="float" office:value="16.822252979999998" table:style-name="ce1">
            <text:p>16,82225298</text:p>
          </table:table-cell>
          <table:table-cell office:value-type="float" office:value="7.7410992070000004" table:style-name="ce1">
            <text:p>7,741099207</text:p>
          </table:table-cell>
          <table:table-cell office:value-type="float" office:value="1.550089281" table:style-name="ce1">
            <text:p>1,550089281</text:p>
          </table:table-cell>
          <table:table-cell office:value-type="float" office:value="2.2014851370000001" table:style-name="ce1">
            <text:p>2,201485137</text:p>
          </table:table-cell>
          <table:table-cell office:value-type="float" office:value="35.603939509999996" table:style-name="ce1">
            <text:p>35,60393951</text:p>
          </table:table-cell>
          <table:table-cell office:value-type="float" office:value="15.719179970000001" table:style-name="ce1">
            <text:p>15,71917997</text:p>
          </table:table-cell>
          <table:table-cell office:value-type="float" office:value="7.3078316929999998" table:style-name="ce1">
            <text:p>7,307831693</text:p>
          </table:table-cell>
          <table:table-cell office:value-type="float" office:value="1.5750049399999999" table:style-name="ce1">
            <text:p>1,57500494</text:p>
          </table:table-cell>
          <table:table-cell office:value-type="float" office:value="2.2519596150000001" table:style-name="ce1">
            <text:p>2,251959615</text:p>
          </table:table-cell>
          <table:table-cell table:number-columns-repeated="1636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.6630045009999996" table:style-name="ce1">
            <text:p>5,663004501</text:p>
          </table:table-cell>
          <table:table-cell office:value-type="float" office:value="2.1782677619999999" table:style-name="ce1">
            <text:p>2,178267762</text:p>
          </table:table-cell>
          <table:table-cell office:value-type="float" office:value="1.669362427" table:style-name="ce1">
            <text:p>1,669362427</text:p>
          </table:table-cell>
          <table:table-cell office:value-type="float" office:value="1.480819605" table:style-name="ce1">
            <text:p>1,480819605</text:p>
          </table:table-cell>
          <table:table-cell office:value-type="float" office:value="1.49296932" table:style-name="ce1">
            <text:p>1,49296932</text:p>
          </table:table-cell>
          <table:table-cell office:value-type="float" office:value="4.8817132360000004" table:style-name="ce1">
            <text:p>4,881713236</text:p>
          </table:table-cell>
          <table:table-cell office:value-type="float" office:value="2.4715276080000002" table:style-name="ce1">
            <text:p>2,471527608</text:p>
          </table:table-cell>
          <table:table-cell office:value-type="float" office:value="1.876185961" table:style-name="ce1">
            <text:p>1,876185961</text:p>
          </table:table-cell>
          <table:table-cell office:value-type="float" office:value="1.494800055" table:style-name="ce1">
            <text:p>1,494800055</text:p>
          </table:table-cell>
          <table:table-cell office:value-type="float" office:value="1.404094113" table:style-name="ce1">
            <text:p>1,404094113</text:p>
          </table:table-cell>
          <table:table-cell office:value-type="float" office:value="26.6935827" table:style-name="ce1">
            <text:p>26,6935827</text:p>
          </table:table-cell>
          <table:table-cell office:value-type="float" office:value="16.803561330000001" table:style-name="ce1">
            <text:p>16,80356133</text:p>
          </table:table-cell>
          <table:table-cell office:value-type="float" office:value="7.7606542300000001" table:style-name="ce1">
            <text:p>7,76065423</text:p>
          </table:table-cell>
          <table:table-cell office:value-type="float" office:value="1.5440378400000001" table:style-name="ce1">
            <text:p>1,54403784</text:p>
          </table:table-cell>
          <table:table-cell office:value-type="float" office:value="2.1953424020000001" table:style-name="ce1">
            <text:p>2,195342402</text:p>
          </table:table-cell>
          <table:table-cell office:value-type="float" office:value="35.590961870000001" table:style-name="ce1">
            <text:p>35,59096187</text:p>
          </table:table-cell>
          <table:table-cell office:value-type="float" office:value="15.73729516" table:style-name="ce1">
            <text:p>15,73729516</text:p>
          </table:table-cell>
          <table:table-cell office:value-type="float" office:value="7.3497159740000004" table:style-name="ce1">
            <text:p>7,349715974</text:p>
          </table:table-cell>
          <table:table-cell office:value-type="float" office:value="1.5740267969999999" table:style-name="ce1">
            <text:p>1,574026797</text:p>
          </table:table-cell>
          <table:table-cell office:value-type="float" office:value="2.2539270789999999" table:style-name="ce1">
            <text:p>2,253927079</text:p>
          </table:table-cell>
          <table:table-cell table:number-columns-repeated="1636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.6534522000000003" table:style-name="ce1">
            <text:p>5,6534522</text:p>
          </table:table-cell>
          <table:table-cell office:value-type="float" office:value="2.1879676739999998" table:style-name="ce1">
            <text:p>2,187967674</text:p>
          </table:table-cell>
          <table:table-cell office:value-type="float" office:value="1.6717099689999999" table:style-name="ce1">
            <text:p>1,671709969</text:p>
          </table:table-cell>
          <table:table-cell office:value-type="float" office:value="1.4795564969999999" table:style-name="ce1">
            <text:p>1,479556497</text:p>
          </table:table-cell>
          <table:table-cell office:value-type="float" office:value="1.4940257139999999" table:style-name="ce1">
            <text:p>1,494025714</text:p>
          </table:table-cell>
          <table:table-cell office:value-type="float" office:value="4.875403328" table:style-name="ce1">
            <text:p>4,875403328</text:p>
          </table:table-cell>
          <table:table-cell office:value-type="float" office:value="2.4904024960000002" table:style-name="ce1">
            <text:p>2,490402496</text:p>
          </table:table-cell>
          <table:table-cell office:value-type="float" office:value="1.8895278230000001" table:style-name="ce1">
            <text:p>1,889527823</text:p>
          </table:table-cell>
          <table:table-cell office:value-type="float" office:value="1.4940827510000001" table:style-name="ce1">
            <text:p>1,494082751</text:p>
          </table:table-cell>
          <table:table-cell office:value-type="float" office:value="1.4013813980000001" table:style-name="ce1">
            <text:p>1,401381398</text:p>
          </table:table-cell>
          <table:table-cell office:value-type="float" office:value="26.652160810000002" table:style-name="ce1">
            <text:p>26,65216081</text:p>
          </table:table-cell>
          <table:table-cell office:value-type="float" office:value="16.723817570000001" table:style-name="ce1">
            <text:p>16,72381757</text:p>
          </table:table-cell>
          <table:table-cell office:value-type="float" office:value="7.7492985890000003" table:style-name="ce1">
            <text:p>7,749298589</text:p>
          </table:table-cell>
          <table:table-cell office:value-type="float" office:value="1.5406623589999999" table:style-name="ce1">
            <text:p>1,540662359</text:p>
          </table:table-cell>
          <table:table-cell office:value-type="float" office:value="2.1835953780000001" table:style-name="ce1">
            <text:p>2,183595378</text:p>
          </table:table-cell>
          <table:table-cell office:value-type="float" office:value="35.443394410000003" table:style-name="ce1">
            <text:p>35,44339441</text:p>
          </table:table-cell>
          <table:table-cell office:value-type="float" office:value="15.7048104" table:style-name="ce1">
            <text:p>15,7048104</text:p>
          </table:table-cell>
          <table:table-cell office:value-type="float" office:value="7.358832262" table:style-name="ce1">
            <text:p>7,358832262</text:p>
          </table:table-cell>
          <table:table-cell office:value-type="float" office:value="1.5759439559999999" table:style-name="ce1">
            <text:p>1,575943956</text:p>
          </table:table-cell>
          <table:table-cell office:value-type="float" office:value="2.255755739" table:style-name="ce1">
            <text:p>2,255755739</text:p>
          </table:table-cell>
          <table:table-cell table:number-columns-repeated="1636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.6438998979999999" table:style-name="ce1">
            <text:p>5,643899898</text:p>
          </table:table-cell>
          <table:table-cell office:value-type="float" office:value="2.1976675870000002" table:style-name="ce1">
            <text:p>2,197667587</text:p>
          </table:table-cell>
          <table:table-cell office:value-type="float" office:value="1.674057511" table:style-name="ce1">
            <text:p>1,674057511</text:p>
          </table:table-cell>
          <table:table-cell office:value-type="float" office:value="1.4782933890000001" table:style-name="ce1">
            <text:p>1,478293389</text:p>
          </table:table-cell>
          <table:table-cell office:value-type="float" office:value="1.495082107" table:style-name="ce1">
            <text:p>1,495082107</text:p>
          </table:table-cell>
          <table:table-cell office:value-type="float" office:value="4.8690934199999996" table:style-name="ce1">
            <text:p>4,86909342</text:p>
          </table:table-cell>
          <table:table-cell office:value-type="float" office:value="2.5092773849999999" table:style-name="ce1">
            <text:p>2,509277385</text:p>
          </table:table-cell>
          <table:table-cell office:value-type="float" office:value="1.9028696860000001" table:style-name="ce1">
            <text:p>1,902869686</text:p>
          </table:table-cell>
          <table:table-cell office:value-type="float" office:value="1.4933654460000001" table:style-name="ce1">
            <text:p>1,493365446</text:p>
          </table:table-cell>
          <table:table-cell office:value-type="float" office:value="1.3986686829999999" table:style-name="ce1">
            <text:p>1,398668683</text:p>
          </table:table-cell>
          <table:table-cell office:value-type="float" office:value="26.61073893" table:style-name="ce1">
            <text:p>26,61073893</text:p>
          </table:table-cell>
          <table:table-cell office:value-type="float" office:value="16.644073809999998" table:style-name="ce1">
            <text:p>16,64407381</text:p>
          </table:table-cell>
          <table:table-cell office:value-type="float" office:value="7.7379429489999998" table:style-name="ce1">
            <text:p>7,737942949</text:p>
          </table:table-cell>
          <table:table-cell office:value-type="float" office:value="1.537286878" table:style-name="ce1">
            <text:p>1,537286878</text:p>
          </table:table-cell>
          <table:table-cell office:value-type="float" office:value="2.1718483530000001" table:style-name="ce1">
            <text:p>2,171848353</text:p>
          </table:table-cell>
          <table:table-cell office:value-type="float" office:value="35.295826949999999" table:style-name="ce1">
            <text:p>35,29582695</text:p>
          </table:table-cell>
          <table:table-cell office:value-type="float" office:value="15.67232564" table:style-name="ce1">
            <text:p>15,67232564</text:p>
          </table:table-cell>
          <table:table-cell office:value-type="float" office:value="7.3679485490000003" table:style-name="ce1">
            <text:p>7,367948549</text:p>
          </table:table-cell>
          <table:table-cell office:value-type="float" office:value="1.577861116" table:style-name="ce1">
            <text:p>1,577861116</text:p>
          </table:table-cell>
          <table:table-cell office:value-type="float" office:value="2.2575843999999998" table:style-name="ce1">
            <text:p>2,2575844</text:p>
          </table:table-cell>
          <table:table-cell table:number-columns-repeated="16363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31</meta:generator>
    <dc:title/>
    <dc:description/>
    <dc:subject/>
    <meta:initial-creator/>
    <dc:creator/>
    <meta:creation-date>2022-04-05T22:52:07Z</meta:creation-date>
    <dc:date>2022-04-05T22:52:07Z</dc:date>
  </office:meta>
</office:document-meta>
</file>